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4.038cm"/>
    </style:style>
    <style:style style:name="co3" style:family="table-column">
      <style:table-column-properties fo:break-before="auto" style:column-width="7.33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dee6ef"/>
    </style:style>
    <style:style style:name="ce4"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unique_mismatch_variants" table:style-name="ta1">
        <table:table-column table:style-name="co1" table:number-columns-repeated="2" table:default-cell-style-name="ce2"/>
        <table:table-column table:style-name="co1" table:number-columns-repeated="3" table:default-cell-style-name="Default"/>
        <table:table-column table:style-name="co2" table:default-cell-style-name="ce4"/>
        <table:table-column table:style-name="co1" table:number-columns-repeated="2" table:default-cell-style-name="ce4"/>
        <table:table-column table:style-name="co3" table:default-cell-style-name="ce4"/>
        <table:table-column table:style-name="co1" table:number-columns-repeated="2" table:default-cell-style-name="Default"/>
        <table:table-column table:style-name="co1" table:number-columns-repeated="2" table:default-cell-style-name="ce2"/>
        <table:table-column table:style-name="co1" table:default-cell-style-name="Default"/>
        <table:table-column table:style-name="co1" table:default-cell-style-name="ce2"/>
        <table:table-column table:style-name="co1" table:default-cell-style-name="Default"/>
        <table:table-column table:style-name="co4" table:number-columns-repeated="1008" table:default-cell-style-name="Default"/>
        <table:table-row table:style-name="ro1">
          <table:table-cell table:style-name="ce1" office:value-type="string" calcext:value-type="string">
            <text:p>chrom</text:p>
          </table:table-cell>
          <table:table-cell table:style-name="ce1" office:value-type="string" calcext:value-type="string">
            <text:p>pos</text:p>
          </table:table-cell>
          <table:table-cell table:style-name="ce1" office:value-type="string" calcext:value-type="string">
            <text:p>ref</text:p>
          </table:table-cell>
          <table:table-cell table:style-name="ce1" office:value-type="string" calcext:value-type="string">
            <text:p>alt</text:p>
          </table:table-cell>
          <table:table-cell table:style-name="ce1" office:value-type="string" calcext:value-type="string">
            <text:p>gene</text:p>
          </table:table-cell>
          <table:table-cell table:style-name="ce1" office:value-type="string" calcext:value-type="string">
            <text:p>tsv_pdot</text:p>
          </table:table-cell>
          <table:table-cell table:style-name="ce1" office:value-type="string" calcext:value-type="string">
            <text:p>tsv_trscpt</text:p>
          </table:table-cell>
          <table:table-cell table:style-name="ce1" office:value-type="string" calcext:value-type="string">
            <text:p>tsv_cons</text:p>
          </table:table-cell>
          <table:table-cell table:style-name="ce1" office:value-type="string" calcext:value-type="string">
            <text:p>vcf_pdot</text:p>
          </table:table-cell>
          <table:table-cell table:style-name="ce1" office:value-type="string" calcext:value-type="string">
            <text:p>vcf_trscpt_p</text:p>
          </table:table-cell>
          <table:table-cell table:style-name="ce1" office:value-type="string" calcext:value-type="string">
            <text:p>vcf_trscpt_c</text:p>
          </table:table-cell>
          <table:table-cell table:style-name="ce1" office:value-type="string" calcext:value-type="string">
            <text:p>vcf_gnomad_g</text:p>
          </table:table-cell>
          <table:table-cell table:style-name="ce1" office:value-type="string" calcext:value-type="string">
            <text:p>vcf_gnomad_e</text:p>
          </table:table-cell>
          <table:table-cell table:style-name="ce1" office:value-type="string" calcext:value-type="string">
            <text:p>vcf_clinvar</text:p>
          </table:table-cell>
          <table:table-cell table:style-name="ce1" office:value-type="string" calcext:value-type="string">
            <text:p>case_count</text:p>
          </table:table-cell>
          <table:table-cell table:style-name="ce1" office:value-type="string" calcext:value-type="string">
            <text:p>cases</text:p>
          </table:table-cell>
          <table:table-cell table:style-name="ce2" table:number-columns-repeated="1008"/>
        </table:table-row>
        <table:table-row table:style-name="ro1">
          <table:table-cell office:value-type="float" office:value="1" calcext:value-type="float">
            <text:p>1</text:p>
          </table:table-cell>
          <table:table-cell office:value-type="float" office:value="46743899" calcext:value-type="float">
            <text:p>46743899</text:p>
          </table:table-cell>
          <table:table-cell office:value-type="string" calcext:value-type="string">
            <text:p>C</text:p>
          </table:table-cell>
          <table:table-cell office:value-type="string" calcext:value-type="string">
            <text:p>CCAT</text:p>
          </table:table-cell>
          <table:table-cell office:value-type="string" calcext:value-type="string">
            <text:p>RAD54L</text:p>
          </table:table-cell>
          <table:table-cell table:style-name="ce3" office:value-type="string" calcext:value-type="string">
            <text:p>p.Ile731dup</text:p>
          </table:table-cell>
          <table:table-cell table:style-name="Default" office:value-type="string" calcext:value-type="string">
            <text:p>NP_003570.2</text:p>
          </table:table-cell>
          <table:table-cell table:style-name="Default" office:value-type="string" calcext:value-type="string">
            <text:p>inframe_insertion</text:p>
          </table:table-cell>
          <table:table-cell table:style-name="ce3" office:value-type="string" calcext:value-type="string">
            <text:p>p.Thr732_Phe733insSer</text:p>
          </table:table-cell>
          <table:table-cell office:value-type="string" calcext:value-type="string">
            <text:p>NP_003570.2</text:p>
          </table:table-cell>
          <table:table-cell office:value-type="string" calcext:value-type="string">
            <text:p>NM_003579.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139559-23249S0002-23TSOD47-8471 (0.3939)</text:p>
          </table:table-cell>
          <table:table-cell table:number-columns-repeated="1008"/>
        </table:table-row>
        <table:table-row table:style-name="ro1">
          <table:table-cell office:value-type="float" office:value="2" calcext:value-type="float">
            <text:p>2</text:p>
          </table:table-cell>
          <table:table-cell office:value-type="float" office:value="47693880" calcext:value-type="float">
            <text:p>47693880</text:p>
          </table:table-cell>
          <table:table-cell office:value-type="string" calcext:value-type="string">
            <text:p>G</text:p>
          </table:table-cell>
          <table:table-cell office:value-type="string" calcext:value-type="string">
            <text:p>GTCCT</text:p>
          </table:table-cell>
          <table:table-cell office:value-type="string" calcext:value-type="string">
            <text:p>MSH2</text:p>
          </table:table-cell>
          <table:table-cell table:style-name="ce3" office:value-type="string" calcext:value-type="string">
            <text:p>p.Arg534ProfsTer3</text:p>
          </table:table-cell>
          <table:table-cell table:style-name="Default" office:value-type="string" calcext:value-type="string">
            <text:p>NP_000242.1</text:p>
          </table:table-cell>
          <table:table-cell table:style-name="Default" office:value-type="string" calcext:value-type="string">
            <text:p>frameshift_variant</text:p>
          </table:table-cell>
          <table:table-cell table:style-name="ce3" office:value-type="string" calcext:value-type="string">
            <text:p>p.Arg534LeufsTer3</text:p>
          </table:table-cell>
          <table:table-cell office:value-type="string" calcext:value-type="string">
            <text:p>NP_000242.1</text:p>
          </table:table-cell>
          <table:table-cell office:value-type="string" calcext:value-type="string">
            <text:p>NM_000251.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55603-23195S0028-23TSOD20-8471 (0.2958)</text:p>
          </table:table-cell>
          <table:table-cell table:number-columns-repeated="1008"/>
        </table:table-row>
        <table:table-row table:style-name="ro1">
          <table:table-cell office:value-type="float" office:value="2" calcext:value-type="float">
            <text:p>2</text:p>
          </table:table-cell>
          <table:table-cell office:value-type="float" office:value="48033981" calcext:value-type="float">
            <text:p>48033981</text:p>
          </table:table-cell>
          <table:table-cell office:value-type="string" calcext:value-type="string">
            <text:p>T</text:p>
          </table:table-cell>
          <table:table-cell office:value-type="string" calcext:value-type="string">
            <text:p>TTTGA</text:p>
          </table:table-cell>
          <table:table-cell office:value-type="string" calcext:value-type="string">
            <text:p>MSH6</text:p>
          </table:table-cell>
          <table:table-cell table:style-name="ce3" office:value-type="string" calcext:value-type="string">
            <text:p>p.Lys1358AspfsTer2</text:p>
          </table:table-cell>
          <table:table-cell table:style-name="Default" office:value-type="string" calcext:value-type="string">
            <text:p>NP_000170.1</text:p>
          </table:table-cell>
          <table:table-cell table:style-name="Default" office:value-type="string" calcext:value-type="string">
            <text:p>frameshift_variant</text:p>
          </table:table-cell>
          <table:table-cell table:style-name="ce3" office:value-type="string" calcext:value-type="string">
            <text:p>p.Lys1358LeufsTer7</text:p>
          </table:table-cell>
          <table:table-cell office:value-type="string" calcext:value-type="string">
            <text:p>NP_000170.1</text:p>
          </table:table-cell>
          <table:table-cell office:value-type="string" calcext:value-type="string">
            <text:p>NM_000179.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09907-23193S0021-23TSOD20-8471 (0.4128)</text:p>
          </table:table-cell>
          <table:table-cell table:number-columns-repeated="1008"/>
        </table:table-row>
        <table:table-row table:style-name="ro1">
          <table:table-cell office:value-type="float" office:value="2" calcext:value-type="float">
            <text:p>2</text:p>
          </table:table-cell>
          <table:table-cell office:value-type="float" office:value="61149612" calcext:value-type="float">
            <text:p>61149612</text:p>
          </table:table-cell>
          <table:table-cell office:value-type="string" calcext:value-type="string">
            <text:p>G</text:p>
          </table:table-cell>
          <table:table-cell office:value-type="string" calcext:value-type="string">
            <text:p>GCAGC</text:p>
          </table:table-cell>
          <table:table-cell office:value-type="string" calcext:value-type="string">
            <text:p>REL</text:p>
          </table:table-cell>
          <table:table-cell table:style-name="ce3" office:value-type="string" calcext:value-type="string">
            <text:p>p.Met603GlnfsTer5</text:p>
          </table:table-cell>
          <table:table-cell table:style-name="Default" office:value-type="string" calcext:value-type="string">
            <text:p>NP_002899.1</text:p>
          </table:table-cell>
          <table:table-cell table:style-name="Default" office:value-type="string" calcext:value-type="string">
            <text:p>frameshift_variant</text:p>
          </table:table-cell>
          <table:table-cell table:style-name="ce3" office:value-type="string" calcext:value-type="string">
            <text:p>p.Met603SerfsTer5</text:p>
          </table:table-cell>
          <table:table-cell office:value-type="string" calcext:value-type="string">
            <text:p>NP_002899.1</text:p>
          </table:table-cell>
          <table:table-cell office:value-type="string" calcext:value-type="string">
            <text:p>NM_00290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771098-23227S0003-23TSOD37-8471 (0.4550)</text:p>
          </table:table-cell>
          <table:table-cell table:number-columns-repeated="1008"/>
        </table:table-row>
        <table:table-row table:style-name="ro1">
          <table:table-cell office:value-type="float" office:value="3" calcext:value-type="float">
            <text:p>3</text:p>
          </table:table-cell>
          <table:table-cell office:value-type="float" office:value="10107144" calcext:value-type="float">
            <text:p>10107144</text:p>
          </table:table-cell>
          <table:table-cell office:value-type="string" calcext:value-type="string">
            <text:p>T</text:p>
          </table:table-cell>
          <table:table-cell office:value-type="string" calcext:value-type="string">
            <text:p>TAACGGA</text:p>
          </table:table-cell>
          <table:table-cell office:value-type="string" calcext:value-type="string">
            <text:p>FANCD2</text:p>
          </table:table-cell>
          <table:table-cell table:style-name="ce3" office:value-type="string" calcext:value-type="string">
            <text:p>p.Gly747_Asn748dup</text:p>
          </table:table-cell>
          <table:table-cell table:style-name="Default" office:value-type="string" calcext:value-type="string">
            <text:p>NP_149075.2</text:p>
          </table:table-cell>
          <table:table-cell table:style-name="Default" office:value-type="string" calcext:value-type="string">
            <text:p>inframe_insertion</text:p>
          </table:table-cell>
          <table:table-cell table:style-name="ce3" office:value-type="string" calcext:value-type="string">
            <text:p>p.Asn748_Leu749insAsnGly</text:p>
          </table:table-cell>
          <table:table-cell office:value-type="string" calcext:value-type="string">
            <text:p>NP_149075.2</text:p>
          </table:table-cell>
          <table:table-cell office:value-type="string" calcext:value-type="string">
            <text:p>NM_033084.6</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98155-23187S0005-23TSOD15-8471 (0.4444)</text:p>
          </table:table-cell>
          <table:table-cell table:number-columns-repeated="1008"/>
        </table:table-row>
        <table:table-row table:style-name="ro1">
          <table:table-cell office:value-type="float" office:value="3" calcext:value-type="float">
            <text:p>3</text:p>
          </table:table-cell>
          <table:table-cell office:value-type="float" office:value="72427647" calcext:value-type="float">
            <text:p>72427647</text:p>
          </table:table-cell>
          <table:table-cell office:value-type="string" calcext:value-type="string">
            <text:p>C</text:p>
          </table:table-cell>
          <table:table-cell office:value-type="string" calcext:value-type="string">
            <text:p>T</text:p>
          </table:table-cell>
          <table:table-cell office:value-type="string" calcext:value-type="string">
            <text:p>RYBP</text:p>
          </table:table-cell>
          <table:table-cell table:style-name="ce3" office:value-type="string" calcext:value-type="string">
            <text:p>p.Gly192=</text:p>
          </table:table-cell>
          <table:table-cell table:style-name="Default" office:value-type="string" calcext:value-type="string">
            <text:p>NM_012234.6</text:p>
          </table:table-cell>
          <table:table-cell table:style-name="Default" office:value-type="string" calcext:value-type="string">
            <text:p>synonymous_variant</text:p>
          </table:table-cell>
          <table:table-cell table:style-name="ce3" office:value-type="string" calcext:value-type="string">
            <text:p>p.Gly253=</text:p>
          </table:table-cell>
          <table:table-cell office:value-type="string" calcext:value-type="string">
            <text:p>NP_036366.3</text:p>
          </table:table-cell>
          <table:table-cell office:value-type="string" calcext:value-type="string">
            <text:p>NM_012234.6</text:p>
          </table:table-cell>
          <table:table-cell office:value-type="float" office:value="0.00113005" calcext:value-type="float">
            <text:p>0.00113005</text:p>
          </table:table-cell>
          <table:table-cell office:value-type="float" office:value="0.00158638" calcext:value-type="float">
            <text:p>0.00158638</text:p>
          </table:table-cell>
          <table:table-cell office:value-type="string" calcext:value-type="string">
            <text:p>.</text:p>
          </table:table-cell>
          <table:table-cell office:value-type="float" office:value="5" calcext:value-type="float">
            <text:p>5</text:p>
          </table:table-cell>
          <table:table-cell office:value-type="string" calcext:value-type="string">
            <text:p>123161352-23142S0012-23TSOD1-8471 (0.5133), 123366676-23153S0009-23TSOD3-8471 (0.6000), 123415649-23156S0045-23TSOD4-8471 (0.5228), 123668863-23164S0019-23TSOD8-8471 (0.1071), 125199498-23251S0011-23TSOD50-8471 (0.5060)</text:p>
          </table:table-cell>
          <table:table-cell table:number-columns-repeated="1008"/>
        </table:table-row>
        <table:table-row table:style-name="ro1">
          <table:table-cell office:value-type="float" office:value="3" calcext:value-type="float">
            <text:p>3</text:p>
          </table:table-cell>
          <table:table-cell office:value-type="float" office:value="72427681" calcext:value-type="float">
            <text:p>72427681</text:p>
          </table:table-cell>
          <table:table-cell office:value-type="string" calcext:value-type="string">
            <text:p>G</text:p>
          </table:table-cell>
          <table:table-cell office:value-type="string" calcext:value-type="string">
            <text:p>A</text:p>
          </table:table-cell>
          <table:table-cell office:value-type="string" calcext:value-type="string">
            <text:p>RYBP</text:p>
          </table:table-cell>
          <table:table-cell table:style-name="ce3" office:value-type="string" calcext:value-type="string">
            <text:p>p.Ser181Leu</text:p>
          </table:table-cell>
          <table:table-cell table:style-name="Default" office:value-type="string" calcext:value-type="string">
            <text:p>NP_036366.3</text:p>
          </table:table-cell>
          <table:table-cell table:style-name="Default" office:value-type="string" calcext:value-type="string">
            <text:p>missense_variant</text:p>
          </table:table-cell>
          <table:table-cell table:style-name="ce3" office:value-type="string" calcext:value-type="string">
            <text:p>p.Ser242Leu</text:p>
          </table:table-cell>
          <table:table-cell office:value-type="string" calcext:value-type="string">
            <text:p>NP_036366.3</text:p>
          </table:table-cell>
          <table:table-cell office:value-type="string" calcext:value-type="string">
            <text:p>NM_012234.6</text:p>
          </table:table-cell>
          <table:table-cell office:value-type="string" calcext:value-type="string">
            <text:p>.</text:p>
          </table:table-cell>
          <table:table-cell office:value-type="float" office:value="0.00000813464" calcext:value-type="float">
            <text:p>0.00000813464</text:p>
          </table:table-cell>
          <table:table-cell office:value-type="string" calcext:value-type="string">
            <text:p>.</text:p>
          </table:table-cell>
          <table:table-cell office:value-type="float" office:value="1" calcext:value-type="float">
            <text:p>1</text:p>
          </table:table-cell>
          <table:table-cell office:value-type="string" calcext:value-type="string">
            <text:p>125012271-23242S0014-23TSOD43-8471 (0.0332)</text:p>
          </table:table-cell>
          <table:table-cell table:number-columns-repeated="1008"/>
        </table:table-row>
        <table:table-row table:style-name="ro1">
          <table:table-cell office:value-type="float" office:value="3" calcext:value-type="float">
            <text:p>3</text:p>
          </table:table-cell>
          <table:table-cell office:value-type="float" office:value="72428508" calcext:value-type="float">
            <text:p>72428508</text:p>
          </table:table-cell>
          <table:table-cell office:value-type="string" calcext:value-type="string">
            <text:p>T</text:p>
          </table:table-cell>
          <table:table-cell office:value-type="string" calcext:value-type="string">
            <text:p>C</text:p>
          </table:table-cell>
          <table:table-cell office:value-type="string" calcext:value-type="string">
            <text:p>RYBP</text:p>
          </table:table-cell>
          <table:table-cell table:style-name="ce3" office:value-type="string" calcext:value-type="string">
            <text:p>p.Lys77Glu</text:p>
          </table:table-cell>
          <table:table-cell table:style-name="Default" office:value-type="string" calcext:value-type="string">
            <text:p>NP_036366.3</text:p>
          </table:table-cell>
          <table:table-cell table:style-name="Default" office:value-type="string" calcext:value-type="string">
            <text:p>missense_variant</text:p>
          </table:table-cell>
          <table:table-cell table:style-name="ce3" office:value-type="string" calcext:value-type="string">
            <text:p>p.Lys138Glu</text:p>
          </table:table-cell>
          <table:table-cell office:value-type="string" calcext:value-type="string">
            <text:p>NP_036366.3</text:p>
          </table:table-cell>
          <table:table-cell office:value-type="string" calcext:value-type="string">
            <text:p>NM_012234.6</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167989-23251S0016-23TSOD48-8471 (0.2055)</text:p>
          </table:table-cell>
          <table:table-cell table:number-columns-repeated="1008"/>
        </table:table-row>
        <table:table-row table:style-name="ro1">
          <table:table-cell office:value-type="float" office:value="3" calcext:value-type="float">
            <text:p>3</text:p>
          </table:table-cell>
          <table:table-cell office:value-type="float" office:value="72495648" calcext:value-type="float">
            <text:p>72495648</text:p>
          </table:table-cell>
          <table:table-cell office:value-type="string" calcext:value-type="string">
            <text:p>T</text:p>
          </table:table-cell>
          <table:table-cell office:value-type="string" calcext:value-type="string">
            <text:p>C</text:p>
          </table:table-cell>
          <table:table-cell office:value-type="string" calcext:value-type="string">
            <text:p>RYBP</text:p>
          </table:table-cell>
          <table:table-cell table:style-name="ce3" office:value-type="string" calcext:value-type="string">
            <text:p>p.Arg53Gly</text:p>
          </table:table-cell>
          <table:table-cell table:style-name="Default" office:value-type="string" calcext:value-type="string">
            <text:p>NP_036366.3</text:p>
          </table:table-cell>
          <table:table-cell table:style-name="Default" office:value-type="string" calcext:value-type="string">
            <text:p>missense_variant:splice_region_variant</text:p>
          </table:table-cell>
          <table:table-cell table:style-name="ce3" office:value-type="string" calcext:value-type="string">
            <text:p>p.Arg114Gly</text:p>
          </table:table-cell>
          <table:table-cell office:value-type="string" calcext:value-type="string">
            <text:p>NP_036366.3</text:p>
          </table:table-cell>
          <table:table-cell office:value-type="string" calcext:value-type="string">
            <text:p>NM_012234.6</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02895-23220S0017-23TSOD33-8471 (0.3835)</text:p>
          </table:table-cell>
          <table:table-cell table:number-columns-repeated="1008"/>
        </table:table-row>
        <table:table-row table:style-name="ro1">
          <table:table-cell office:value-type="float" office:value="3" calcext:value-type="float">
            <text:p>3</text:p>
          </table:table-cell>
          <table:table-cell office:value-type="float" office:value="72495717" calcext:value-type="float">
            <text:p>72495717</text:p>
          </table:table-cell>
          <table:table-cell office:value-type="string" calcext:value-type="string">
            <text:p>A</text:p>
          </table:table-cell>
          <table:table-cell office:value-type="string" calcext:value-type="string">
            <text:p>G</text:p>
          </table:table-cell>
          <table:table-cell office:value-type="string" calcext:value-type="string">
            <text:p>RYBP</text:p>
          </table:table-cell>
          <table:table-cell table:style-name="ce3" office:value-type="string" calcext:value-type="string">
            <text:p>p.Cys30Arg</text:p>
          </table:table-cell>
          <table:table-cell table:style-name="Default" office:value-type="string" calcext:value-type="string">
            <text:p>NP_036366.3</text:p>
          </table:table-cell>
          <table:table-cell table:style-name="Default" office:value-type="string" calcext:value-type="string">
            <text:p>missense_variant</text:p>
          </table:table-cell>
          <table:table-cell table:style-name="ce3" office:value-type="string" calcext:value-type="string">
            <text:p>p.Cys91Arg</text:p>
          </table:table-cell>
          <table:table-cell office:value-type="string" calcext:value-type="string">
            <text:p>NP_036366.3</text:p>
          </table:table-cell>
          <table:table-cell office:value-type="string" calcext:value-type="string">
            <text:p>NM_012234.6</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906434-23235S0012-23TSOD49-8475 (0.0237)</text:p>
          </table:table-cell>
          <table:table-cell table:number-columns-repeated="1008"/>
        </table:table-row>
        <table:table-row table:style-name="ro1">
          <table:table-cell office:value-type="float" office:value="3" calcext:value-type="float">
            <text:p>3</text:p>
          </table:table-cell>
          <table:table-cell office:value-type="float" office:value="178916957" calcext:value-type="float">
            <text:p>178916957</text:p>
          </table:table-cell>
          <table:table-cell office:value-type="string" calcext:value-type="string">
            <text:p>G</text:p>
          </table:table-cell>
          <table:table-cell office:value-type="string" calcext:value-type="string">
            <text:p>GAGA</text:p>
          </table:table-cell>
          <table:table-cell office:value-type="string" calcext:value-type="string">
            <text:p>PIK3CA</text:p>
          </table:table-cell>
          <table:table-cell table:style-name="ce3" office:value-type="string" calcext:value-type="string">
            <text:p>p.Glu116dup</text:p>
          </table:table-cell>
          <table:table-cell table:style-name="Default" office:value-type="string" calcext:value-type="string">
            <text:p>NP_006209.2</text:p>
          </table:table-cell>
          <table:table-cell table:style-name="Default" office:value-type="string" calcext:value-type="string">
            <text:p>inframe_insertion</text:p>
          </table:table-cell>
          <table:table-cell table:style-name="ce3" office:value-type="string" calcext:value-type="string">
            <text:p>p.Glu116_Ile117insArg</text:p>
          </table:table-cell>
          <table:table-cell office:value-type="string" calcext:value-type="string">
            <text:p>NP_006209.2</text:p>
          </table:table-cell>
          <table:table-cell office:value-type="string" calcext:value-type="string">
            <text:p>NM_00621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98058-23224S0010-23TSOD36-8471 (0.3192)</text:p>
          </table:table-cell>
          <table:table-cell table:number-columns-repeated="1008"/>
        </table:table-row>
        <table:table-row table:style-name="ro1">
          <table:table-cell office:value-type="float" office:value="3" calcext:value-type="float">
            <text:p>3</text:p>
          </table:table-cell>
          <table:table-cell office:value-type="float" office:value="178928233" calcext:value-type="float">
            <text:p>178928233</text:p>
          </table:table-cell>
          <table:table-cell office:value-type="string" calcext:value-type="string">
            <text:p>A</text:p>
          </table:table-cell>
          <table:table-cell office:value-type="string" calcext:value-type="string">
            <text:p>AGAGTTG</text:p>
          </table:table-cell>
          <table:table-cell office:value-type="string" calcext:value-type="string">
            <text:p>PIK3CA</text:p>
          </table:table-cell>
          <table:table-cell table:style-name="ce3" office:value-type="string" calcext:value-type="string">
            <text:p>p.Leu475_Glu476dup</text:p>
          </table:table-cell>
          <table:table-cell table:style-name="Default" office:value-type="string" calcext:value-type="string">
            <text:p>NP_006209.2</text:p>
          </table:table-cell>
          <table:table-cell table:style-name="Default" office:value-type="string" calcext:value-type="string">
            <text:p>inframe_insertion</text:p>
          </table:table-cell>
          <table:table-cell table:style-name="ce3" office:value-type="string" calcext:value-type="string">
            <text:p>p.Phe477delinsLeuSerCys</text:p>
          </table:table-cell>
          <table:table-cell office:value-type="string" calcext:value-type="string">
            <text:p>NP_006209.2</text:p>
          </table:table-cell>
          <table:table-cell office:value-type="string" calcext:value-type="string">
            <text:p>NM_00621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716268-23166S0023-23TSOD10-8471 (0.3731)</text:p>
          </table:table-cell>
          <table:table-cell table:number-columns-repeated="1008"/>
        </table:table-row>
        <table:table-row table:style-name="ro1">
          <table:table-cell office:value-type="float" office:value="4" calcext:value-type="float">
            <text:p>4</text:p>
          </table:table-cell>
          <table:table-cell office:value-type="float" office:value="1795701" calcext:value-type="float">
            <text:p>1795701</text:p>
          </table:table-cell>
          <table:table-cell office:value-type="string" calcext:value-type="string">
            <text:p>G</text:p>
          </table:table-cell>
          <table:table-cell office:value-type="string" calcext:value-type="string">
            <text:p>GTGGCCA</text:p>
          </table:table-cell>
          <table:table-cell office:value-type="string" calcext:value-type="string">
            <text:p>FGFR3</text:p>
          </table:table-cell>
          <table:table-cell table:style-name="ce3" office:value-type="string" calcext:value-type="string">
            <text:p>p.Ala15_Ile16insMetAla</text:p>
          </table:table-cell>
          <table:table-cell table:style-name="Default" office:value-type="string" calcext:value-type="string">
            <text:p>NP_001156685.1</text:p>
          </table:table-cell>
          <table:table-cell table:style-name="Default" office:value-type="string" calcext:value-type="string">
            <text:p>inframe_insertion</text:p>
          </table:table-cell>
          <table:table-cell table:style-name="ce3" office:value-type="string" calcext:value-type="string">
            <text:p>p.Ile16_Val17insGlyHis</text:p>
          </table:table-cell>
          <table:table-cell office:value-type="string" calcext:value-type="string">
            <text:p>NP_001156685.1</text:p>
          </table:table-cell>
          <table:table-cell office:value-type="string" calcext:value-type="string">
            <text:p>NM_001163213.2</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98058-23224S0010-23TSOD36-8471 (0.5790)</text:p>
          </table:table-cell>
          <table:table-cell table:number-columns-repeated="1008"/>
        </table:table-row>
        <table:table-row table:style-name="ro1">
          <table:table-cell office:value-type="float" office:value="5" calcext:value-type="float">
            <text:p>5</text:p>
          </table:table-cell>
          <table:table-cell office:value-type="float" office:value="67591078" calcext:value-type="float">
            <text:p>67591078</text:p>
          </table:table-cell>
          <table:table-cell office:value-type="string" calcext:value-type="string">
            <text:p>A</text:p>
          </table:table-cell>
          <table:table-cell office:value-type="string" calcext:value-type="string">
            <text:p>AGAAATT</text:p>
          </table:table-cell>
          <table:table-cell office:value-type="string" calcext:value-type="string">
            <text:p>PIK3R1</text:p>
          </table:table-cell>
          <table:table-cell table:style-name="ce3" office:value-type="string" calcext:value-type="string">
            <text:p>p.Glu558_Ile559dup</text:p>
          </table:table-cell>
          <table:table-cell table:style-name="Default" office:value-type="string" calcext:value-type="string">
            <text:p>NP_852664.1</text:p>
          </table:table-cell>
          <table:table-cell table:style-name="Default" office:value-type="string" calcext:value-type="string">
            <text:p>inframe_insertion</text:p>
          </table:table-cell>
          <table:table-cell table:style-name="ce3" office:value-type="string" calcext:value-type="string">
            <text:p>p.Asp560delinsGluLysPhe</text:p>
          </table:table-cell>
          <table:table-cell office:value-type="string" calcext:value-type="string">
            <text:p>NP_852664.1</text:p>
          </table:table-cell>
          <table:table-cell office:value-type="string" calcext:value-type="string">
            <text:p>NM_181523.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7226 (0.2760)</text:p>
          </table:table-cell>
          <table:table-cell table:number-columns-repeated="1008"/>
        </table:table-row>
        <table:table-row table:style-name="ro1">
          <table:table-cell office:value-type="float" office:value="5" calcext:value-type="float">
            <text:p>5</text:p>
          </table:table-cell>
          <table:table-cell office:value-type="float" office:value="67591287" calcext:value-type="float">
            <text:p>67591287</text:p>
          </table:table-cell>
          <table:table-cell office:value-type="string" calcext:value-type="string">
            <text:p>C</text:p>
          </table:table-cell>
          <table:table-cell office:value-type="string" calcext:value-type="string">
            <text:p>CGA</text:p>
          </table:table-cell>
          <table:table-cell office:value-type="string" calcext:value-type="string">
            <text:p>PIK3R1</text:p>
          </table:table-cell>
          <table:table-cell table:style-name="ce3" office:value-type="string" calcext:value-type="string">
            <text:p>p.Trp597SerfsTer66</text:p>
          </table:table-cell>
          <table:table-cell table:style-name="Default" office:value-type="string" calcext:value-type="string">
            <text:p>NP_852664.1</text:p>
          </table:table-cell>
          <table:table-cell table:style-name="Default" office:value-type="string" calcext:value-type="string">
            <text:p>frameshift_variant</text:p>
          </table:table-cell>
          <table:table-cell table:style-name="ce3" office:value-type="string" calcext:value-type="string">
            <text:p>p.Trp597AspfsTer66</text:p>
          </table:table-cell>
          <table:table-cell office:value-type="string" calcext:value-type="string">
            <text:p>NP_852664.1</text:p>
          </table:table-cell>
          <table:table-cell office:value-type="string" calcext:value-type="string">
            <text:p>NM_181523.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237462-23200S0006-23TSOD22-8471 (0.0281)</text:p>
          </table:table-cell>
          <table:table-cell table:number-columns-repeated="1008"/>
        </table:table-row>
        <table:table-row table:style-name="ro1">
          <table:table-cell office:value-type="float" office:value="5" calcext:value-type="float">
            <text:p>5</text:p>
          </table:table-cell>
          <table:table-cell office:value-type="float" office:value="86670021" calcext:value-type="float">
            <text:p>86670021</text:p>
          </table:table-cell>
          <table:table-cell office:value-type="string" calcext:value-type="string">
            <text:p>C</text:p>
          </table:table-cell>
          <table:table-cell office:value-type="string" calcext:value-type="string">
            <text:p>CCCAGTAAAACATTTTACTAAT</text:p>
          </table:table-cell>
          <table:table-cell office:value-type="string" calcext:value-type="string">
            <text:p>RASA1</text:p>
          </table:table-cell>
          <table:table-cell table:style-name="ce3" office:value-type="string" calcext:value-type="string">
            <text:p>p.Val608_Pro614dup</text:p>
          </table:table-cell>
          <table:table-cell table:style-name="Default" office:value-type="string" calcext:value-type="string">
            <text:p>NP_002881.1</text:p>
          </table:table-cell>
          <table:table-cell table:style-name="Default" office:value-type="string" calcext:value-type="string">
            <text:p>inframe_insertion</text:p>
          </table:table-cell>
          <table:table-cell table:style-name="ce3" office:value-type="string" calcext:value-type="string">
            <text:p>p.Pro614_Tyr615insProValLysHisPheThrAsn</text:p>
          </table:table-cell>
          <table:table-cell office:value-type="string" calcext:value-type="string">
            <text:p>NP_002881.1</text:p>
          </table:table-cell>
          <table:table-cell office:value-type="string" calcext:value-type="string">
            <text:p>NM_002890.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36630-23244S0012-23TSOD44-8471 (0.2827)</text:p>
          </table:table-cell>
          <table:table-cell table:number-columns-repeated="1008"/>
        </table:table-row>
        <table:table-row table:style-name="ro1">
          <table:table-cell office:value-type="float" office:value="6" calcext:value-type="float">
            <text:p>6</text:p>
          </table:table-cell>
          <table:table-cell office:value-type="float" office:value="26020932" calcext:value-type="float">
            <text:p>26020932</text:p>
          </table:table-cell>
          <table:table-cell office:value-type="string" calcext:value-type="string">
            <text:p>T</text:p>
          </table:table-cell>
          <table:table-cell office:value-type="string" calcext:value-type="string">
            <text:p>TGAGCG</text:p>
          </table:table-cell>
          <table:table-cell office:value-type="string" calcext:value-type="string">
            <text:p>HIST1H3A</text:p>
          </table:table-cell>
          <table:table-cell table:style-name="ce3" office:value-type="string" calcext:value-type="string">
            <text:p>p.Arg73SerfsTer20</text:p>
          </table:table-cell>
          <table:table-cell table:style-name="Default" office:value-type="string" calcext:value-type="string">
            <text:p>NP_003520.1</text:p>
          </table:table-cell>
          <table:table-cell table:style-name="Default" office:value-type="string" calcext:value-type="string">
            <text:p>frameshift_variant</text:p>
          </table:table-cell>
          <table:table-cell table:style-name="ce3" office:value-type="string" calcext:value-type="string">
            <text:p>p.Arg73GlufsTer20</text:p>
          </table:table-cell>
          <table:table-cell office:value-type="string" calcext:value-type="string">
            <text:p>NP_003520.1</text:p>
          </table:table-cell>
          <table:table-cell office:value-type="string" calcext:value-type="string">
            <text:p>NM_003529.3</text:p>
          </table:table-cell>
          <table:table-cell table:number-columns-repeated="3" office:value-type="string" calcext:value-type="string">
            <text:p>.</text:p>
          </table:table-cell>
          <table:table-cell office:value-type="float" office:value="32" calcext:value-type="float">
            <text:p>32</text:p>
          </table:table-cell>
          <table:table-cell office:value-type="string" calcext:value-type="string">
            <text:p>123391801-23156Q0004-23TSOD1-8471 (0.0642), 123440719-23158Q0010-23TSOD2-8471 (0.0528), 123527393-23163Q0008-23TSOD3-8471 (0.0479), 123577284-23165Q0010-23TSOD4-8471 (0.0407), 123658635-23170Q0004-23TSOD6-8471 (0.0508), 123707443-23172Q0009-23TSOD7-8471 (0.0428), 123788202-23177Q0001-23TSOD8-8471 (0.0460), 123834626-23179Q0012-23TSOD10-8471 (0.0303), 123919627-23184Q0019-23TSOD11-8471 (0.0538), 123966602-23186Q0009-23TSOD12-8471 (0.0384), 124086535-23192Q0045-23TSOD13-8471 (0.0338), 124182056-23198Q0006-23TSOD15-8471 (0.0365), 124229453-23200Q0014-23TSOD17-8471 (0.0497), 124357683-23207Q0008-23TSOD21-8471 (0.0694), 124438681-23212Q0001-23TSOD23-8471 (0.0659), 124474055-23213Q0117-23TSOD25-8471 (0.0476), 124568699-23219Q0009-23TSOD27-8471 (0.0744), 124606194-23220Q0112-23TSOD29-8471 (0.0700), 124733200-23227Q0097-23TSOD33-8471 (0.0439), 124826873-23233Q0017-23TSOD35-8471 (0.1111), 124865210-23234Q0100-23TSOD37-8471 (0.0389), 124961249-23241Q0004-23TSOD38-8471 (0.0662), 125065516-23247Q0004-23TSOD41-8471 (0.0563), 125103761-23248Q0140-23TSOD43-8471 (0.0523), 125195636-23254Q0007-23TSOD45-8471 (0.0563), 125237145-23255Q0136-23TSOD47-8471 (0.0513), 125327756-23261Q0008-23TSOD50-8471 (0.0469), 125372113-23263Q0001-23TSOD52-8471 (0.0433), 125420607-23265Q0022-23TSOD53-8471 (0.0556), 125450564-23268Q0018-23TSOD54-8471 (0.0496), HD753 (0.0542), HD753R (0.0653)</text:p>
          </table:table-cell>
          <table:table-cell table:number-columns-repeated="1008"/>
        </table:table-row>
        <table:table-row table:style-name="ro1">
          <table:table-cell office:value-type="float" office:value="6" calcext:value-type="float">
            <text:p>6</text:p>
          </table:table-cell>
          <table:table-cell office:value-type="float" office:value="43738477" calcext:value-type="float">
            <text:p>43738477</text:p>
          </table:table-cell>
          <table:table-cell office:value-type="string" calcext:value-type="string">
            <text:p>C</text:p>
          </table:table-cell>
          <table:table-cell office:value-type="string" calcext:value-type="string">
            <text:p>CCCAG</text:p>
          </table:table-cell>
          <table:table-cell office:value-type="string" calcext:value-type="string">
            <text:p>VEGFA</text:p>
          </table:table-cell>
          <table:table-cell table:style-name="ce3" office:value-type="string" calcext:value-type="string">
            <text:p>p.Tyr14GlnfsTer72</text:p>
          </table:table-cell>
          <table:table-cell table:style-name="Default" office:value-type="string" calcext:value-type="string">
            <text:p>NP_001020537.2</text:p>
          </table:table-cell>
          <table:table-cell table:style-name="Default" office:value-type="string" calcext:value-type="string">
            <text:p>frameshift_variant</text:p>
          </table:table-cell>
          <table:table-cell table:style-name="ce3" office:value-type="string" calcext:value-type="string">
            <text:p>p.Tyr14ProfsTer72</text:p>
          </table:table-cell>
          <table:table-cell office:value-type="string" calcext:value-type="string">
            <text:p>NP_001020537.2</text:p>
          </table:table-cell>
          <table:table-cell office:value-type="string" calcext:value-type="string">
            <text:p>NM_001025366.3</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123183350-23143S0001-23TSOD1-8471 (0.4286), 123823656-23170S0026-23TSOD10-8471 (0.4518)</text:p>
          </table:table-cell>
          <table:table-cell table:number-columns-repeated="1008"/>
        </table:table-row>
        <table:table-row table:style-name="ro1">
          <table:table-cell office:value-type="float" office:value="7" calcext:value-type="float">
            <text:p>7</text:p>
          </table:table-cell>
          <table:table-cell office:value-type="float" office:value="55248998" calcext:value-type="float">
            <text:p>55248998</text:p>
          </table:table-cell>
          <table:table-cell office:value-type="string" calcext:value-type="string">
            <text:p>A</text:p>
          </table:table-cell>
          <table:table-cell office:value-type="string" calcext:value-type="string">
            <text:p>ATGGCCAGCG</text:p>
          </table:table-cell>
          <table:table-cell office:value-type="string" calcext:value-type="string">
            <text:p>EGFR</text:p>
          </table:table-cell>
          <table:table-cell table:style-name="ce3" office:value-type="string" calcext:value-type="string">
            <text:p>p.Ala767_Val769dup</text:p>
          </table:table-cell>
          <table:table-cell table:style-name="Default" office:value-type="string" calcext:value-type="string">
            <text:p>NP_005219.2</text:p>
          </table:table-cell>
          <table:table-cell table:style-name="Default" office:value-type="string" calcext:value-type="string">
            <text:p>inframe_insertion</text:p>
          </table:table-cell>
          <table:table-cell table:style-name="ce3" office:value-type="string" calcext:value-type="string">
            <text:p>p.Val769_Asp770insValAlaSer</text:p>
          </table:table-cell>
          <table:table-cell office:value-type="string" calcext:value-type="string">
            <text:p>NP_005219.2</text:p>
          </table:table-cell>
          <table:table-cell office:value-type="string" calcext:value-type="string">
            <text:p>NM_005228.5</text:p>
          </table:table-cell>
          <table:table-cell table:number-columns-repeated="3" office:value-type="string" calcext:value-type="string">
            <text:p>.</text:p>
          </table:table-cell>
          <table:table-cell office:value-type="float" office:value="31" calcext:value-type="float">
            <text:p>31</text:p>
          </table:table-cell>
          <table:table-cell office:value-type="string" calcext:value-type="string">
            <text:p>123391801-23156Q0004-23TSOD1-8471 (0.0385), 123440719-23158Q0010-23TSOD2-8471 (0.0317), 123527393-23163Q0008-23TSOD3-8471 (0.0568), 123577284-23165Q0010-23TSOD4-8471 (0.0467), 123658635-23170Q0004-23TSOD6-8471 (0.0511), 123707443-23172Q0009-23TSOD7-8471 (0.0382), 123788202-23177Q0001-23TSOD8-8471 (0.0524), 123834626-23179Q0012-23TSOD10-8471 (0.0576), 123919627-23184Q0019-23TSOD11-8471 (0.0483), 123966602-23186Q0009-23TSOD12-8471 (0.0399), 124086535-23192Q0045-23TSOD13-8471 (0.0498), 124182056-23198Q0006-23TSOD15-8471 (0.0324), 124229453-23200Q0014-23TSOD17-8471 (0.0463), 124357683-23207Q0008-23TSOD21-8471 (0.0469), 124474055-23213Q0117-23TSOD25-8471 (0.0497), 124568699-23219Q0009-23TSOD27-8471 (0.0331), 124606194-23220Q0112-23TSOD29-8471 (0.0328), 124698313-23226Q0037-23TSOD31-8471 (0.0769), 124733200-23227Q0097-23TSOD33-8471 (0.0464), 124865210-23234Q0100-23TSOD37-8471 (0.0413), 124961249-23241Q0004-23TSOD38-8471 (0.0399), 125065516-23247Q0004-23TSOD41-8471 (0.0399), 125103761-23248Q0140-23TSOD43-8471 (0.0502), 125195636-23254Q0007-23TSOD45-8471 (0.0552), 125237145-23255Q0136-23TSOD47-8471 (0.0456), 125327756-23261Q0008-23TSOD50-8471 (0.0284), 125372113-23263Q0001-23TSOD52-8471 (0.0364), 125420607-23265Q0022-23TSOD53-8471 (0.0417), 125450564-23268Q0018-23TSOD54-8471 (0.0357), HD753 (0.0410), HD753R (0.0775)</text:p>
          </table:table-cell>
          <table:table-cell table:number-columns-repeated="1008"/>
        </table:table-row>
        <table:table-row table:style-name="ro1">
          <table:table-cell office:value-type="float" office:value="8" calcext:value-type="float">
            <text:p>8</text:p>
          </table:table-cell>
          <table:table-cell office:value-type="float" office:value="48686771" calcext:value-type="float">
            <text:p>48686771</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Leu4117Pro</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4116Pro</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95310-23195S0022-23TSOD22-8471 (0.1124)</text:p>
          </table:table-cell>
          <table:table-cell table:number-columns-repeated="1008"/>
        </table:table-row>
        <table:table-row table:style-name="ro1">
          <table:table-cell office:value-type="float" office:value="8" calcext:value-type="float">
            <text:p>8</text:p>
          </table:table-cell>
          <table:table-cell office:value-type="float" office:value="48686784" calcext:value-type="float">
            <text:p>48686784</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sp4113As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4112Asn</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0534)</text:p>
          </table:table-cell>
          <table:table-cell table:number-columns-repeated="1008"/>
        </table:table-row>
        <table:table-row table:style-name="ro1">
          <table:table-cell office:value-type="float" office:value="8" calcext:value-type="float">
            <text:p>8</text:p>
          </table:table-cell>
          <table:table-cell office:value-type="float" office:value="48689441" calcext:value-type="float">
            <text:p>48689441</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4049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4048Ile</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98868-23187S0006-23TSOD15-8471 (0.0737)</text:p>
          </table:table-cell>
          <table:table-cell table:number-columns-repeated="1008"/>
        </table:table-row>
        <table:table-row table:style-name="ro1">
          <table:table-cell office:value-type="float" office:value="8" calcext:value-type="float">
            <text:p>8</text:p>
          </table:table-cell>
          <table:table-cell office:value-type="float" office:value="48689465" calcext:value-type="float">
            <text:p>48689465</text:p>
          </table:table-cell>
          <table:table-cell office:value-type="string" calcext:value-type="string">
            <text:p>C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rg4041Thrfs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Arg4040AspfsTer11</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521688-23215S0011-23TSOD30-8471 (0.3160)</text:p>
          </table:table-cell>
          <table:table-cell table:number-columns-repeated="1008"/>
        </table:table-row>
        <table:table-row table:style-name="ro1">
          <table:table-cell office:value-type="float" office:value="8" calcext:value-type="float">
            <text:p>8</text:p>
          </table:table-cell>
          <table:table-cell office:value-type="float" office:value="48689476" calcext:value-type="float">
            <text:p>48689476</text:p>
          </table:table-cell>
          <table:table-cell office:value-type="string" calcext:value-type="string">
            <text:p>AT</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sn4037Metfs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Asn4036IlefsTer15</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199498-23251S0011-23TSOD50-8471 (0.0638)</text:p>
          </table:table-cell>
          <table:table-cell table:number-columns-repeated="1008"/>
        </table:table-row>
        <table:table-row table:style-name="ro1">
          <table:table-cell office:value-type="float" office:value="8" calcext:value-type="float">
            <text:p>8</text:p>
          </table:table-cell>
          <table:table-cell office:value-type="float" office:value="48689535" calcext:value-type="float">
            <text:p>48689535</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n4018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Gln4017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7261 (0.2462)</text:p>
          </table:table-cell>
          <table:table-cell table:number-columns-repeated="1008"/>
        </table:table-row>
        <table:table-row table:style-name="ro1">
          <table:table-cell office:value-type="float" office:value="8" calcext:value-type="float">
            <text:p>8</text:p>
          </table:table-cell>
          <table:table-cell office:value-type="float" office:value="48690254" calcext:value-type="float">
            <text:p>48690254</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sp4012Gly</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4011Gly</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3886)</text:p>
          </table:table-cell>
          <table:table-cell table:number-columns-repeated="1008"/>
        </table:table-row>
        <table:table-row table:style-name="ro1">
          <table:table-cell office:value-type="float" office:value="8" calcext:value-type="float">
            <text:p>8</text:p>
          </table:table-cell>
          <table:table-cell office:value-type="float" office:value="48690299" calcext:value-type="float">
            <text:p>48690299</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Leu3997Pro</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3996Pro</text:p>
          </table:table-cell>
          <table:table-cell office:value-type="string" calcext:value-type="string">
            <text:p>NP_008835.5</text:p>
          </table:table-cell>
          <table:table-cell office:value-type="string" calcext:value-type="string">
            <text:p>NM_006904.7</text:p>
          </table:table-cell>
          <table:table-cell office:value-type="float" office:value="0.000129174" calcext:value-type="float">
            <text:p>0.000129174</text:p>
          </table:table-cell>
          <table:table-cell office:value-type="float" office:value="0.000236418" calcext:value-type="float">
            <text:p>0.000236418</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322449-23151S0007-23TSOD3-8471 (0.5086)</text:p>
          </table:table-cell>
          <table:table-cell table:number-columns-repeated="1008"/>
        </table:table-row>
        <table:table-row table:style-name="ro1">
          <table:table-cell office:value-type="float" office:value="8" calcext:value-type="float">
            <text:p>8</text:p>
          </table:table-cell>
          <table:table-cell office:value-type="float" office:value="48690315" calcext:value-type="float">
            <text:p>48690315</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3992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991S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478229-23156S0034-23TSOD8-8471 (0.4321)</text:p>
          </table:table-cell>
          <table:table-cell table:number-columns-repeated="1008"/>
        </table:table-row>
        <table:table-row table:style-name="ro1">
          <table:table-cell office:value-type="float" office:value="8" calcext:value-type="float">
            <text:p>8</text:p>
          </table:table-cell>
          <table:table-cell office:value-type="float" office:value="48690338" calcext:value-type="float">
            <text:p>48690338</text:p>
          </table:table-cell>
          <table:table-cell office:value-type="string" calcext:value-type="string">
            <text:p>A</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Met3984Arg</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Met3983Arg</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MB7183 (0.1044), MB7183Rpt (0.0988)</text:p>
          </table:table-cell>
          <table:table-cell table:number-columns-repeated="1008"/>
        </table:table-row>
        <table:table-row table:style-name="ro1">
          <table:table-cell office:value-type="float" office:value="8" calcext:value-type="float">
            <text:p>8</text:p>
          </table:table-cell>
          <table:table-cell office:value-type="float" office:value="48690350" calcext:value-type="float">
            <text:p>48690350</text:p>
          </table:table-cell>
          <table:table-cell office:value-type="string" calcext:value-type="string">
            <text:p>A</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Met3980L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Met3979L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7261 (0.0691)</text:p>
          </table:table-cell>
          <table:table-cell table:number-columns-repeated="1008"/>
        </table:table-row>
        <table:table-row table:style-name="ro1">
          <table:table-cell office:value-type="float" office:value="8" calcext:value-type="float">
            <text:p>8</text:p>
          </table:table-cell>
          <table:table-cell office:value-type="float" office:value="48690359" calcext:value-type="float">
            <text:p>48690359</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Thr3977Met</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hr3976Met</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162441" calcext:value-type="float">
            <text:p>0.0000162441</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012271-23242S0014-23TSOD43-8471 (0.0298)</text:p>
          </table:table-cell>
          <table:table-cell table:number-columns-repeated="1008"/>
        </table:table-row>
        <table:table-row table:style-name="ro1">
          <table:table-cell office:value-type="float" office:value="8" calcext:value-type="float">
            <text:p>8</text:p>
          </table:table-cell>
          <table:table-cell office:value-type="float" office:value="48691067" calcext:value-type="float">
            <text:p>48691067</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y3936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y3935Ser</text:p>
          </table:table-cell>
          <table:table-cell office:value-type="string" calcext:value-type="string">
            <text:p>NP_008835.5</text:p>
          </table:table-cell>
          <table:table-cell office:value-type="string" calcext:value-type="string">
            <text:p>NM_006904.7</text:p>
          </table:table-cell>
          <table:table-cell office:value-type="float" office:value="0.000419761" calcext:value-type="float">
            <text:p>0.000419761</text:p>
          </table:table-cell>
          <table:table-cell office:value-type="float" office:value="0.000529687" calcext:value-type="float">
            <text:p>0.000529687</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116948-23193S0022-23TSOD20-8471 (0.4639)</text:p>
          </table:table-cell>
          <table:table-cell table:number-columns-repeated="1008"/>
        </table:table-row>
        <table:table-row table:style-name="ro1">
          <table:table-cell office:value-type="float" office:value="8" calcext:value-type="float">
            <text:p>8</text:p>
          </table:table-cell>
          <table:table-cell office:value-type="float" office:value="48691118" calcext:value-type="float">
            <text:p>48691118</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y3919Arg</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y3918Arg</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48485-23145S0006-23TSOD1-8471 (0.1046)</text:p>
          </table:table-cell>
          <table:table-cell table:number-columns-repeated="1008"/>
        </table:table-row>
        <table:table-row table:style-name="ro1">
          <table:table-cell office:value-type="float" office:value="8" calcext:value-type="float">
            <text:p>8</text:p>
          </table:table-cell>
          <table:table-cell office:value-type="float" office:value="48691207" calcext:value-type="float">
            <text:p>48691207</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3889L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888Ly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818157" calcext:value-type="float">
            <text:p>0.00000818157</text:p>
          </table:table-cell>
          <table:table-cell office:value-type="string" calcext:value-type="string">
            <text:p>Likely_benign</text:p>
          </table:table-cell>
          <table:table-cell office:value-type="float" office:value="1" calcext:value-type="float">
            <text:p>1</text:p>
          </table:table-cell>
          <table:table-cell office:value-type="string" calcext:value-type="string">
            <text:p>124935424-23237S0017-23TSOD42-8471 (0.4038)</text:p>
          </table:table-cell>
          <table:table-cell table:number-columns-repeated="1008"/>
        </table:table-row>
        <table:table-row table:style-name="ro1">
          <table:table-cell office:value-type="float" office:value="8" calcext:value-type="float">
            <text:p>8</text:p>
          </table:table-cell>
          <table:table-cell office:value-type="float" office:value="48691299" calcext:value-type="float">
            <text:p>48691299</text:p>
          </table:table-cell>
          <table:table-cell office:value-type="string" calcext:value-type="string">
            <text:p>C</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Asp3881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3880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571148-23215S0012-23TSOD31-8471 (0.3908)</text:p>
          </table:table-cell>
          <table:table-cell table:number-columns-repeated="1008"/>
        </table:table-row>
        <table:table-row table:style-name="ro1">
          <table:table-cell office:value-type="float" office:value="8" calcext:value-type="float">
            <text:p>8</text:p>
          </table:table-cell>
          <table:table-cell office:value-type="float" office:value="48691301" calcext:value-type="float">
            <text:p>48691301</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la3880Val</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la3879Val</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801580-23230S0020-23TSOD38-8471 (0.0424)</text:p>
          </table:table-cell>
          <table:table-cell table:number-columns-repeated="1008"/>
        </table:table-row>
        <table:table-row table:style-name="ro1">
          <table:table-cell office:value-type="float" office:value="8" calcext:value-type="float">
            <text:p>8</text:p>
          </table:table-cell>
          <table:table-cell office:value-type="float" office:value="48691570" calcext:value-type="float">
            <text:p>48691570</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Met3858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Met3857Ile</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2570)</text:p>
          </table:table-cell>
          <table:table-cell table:number-columns-repeated="1008"/>
        </table:table-row>
        <table:table-row table:style-name="ro1">
          <table:table-cell office:value-type="float" office:value="8" calcext:value-type="float">
            <text:p>8</text:p>
          </table:table-cell>
          <table:table-cell office:value-type="float" office:value="48691623" calcext:value-type="float">
            <text:p>48691623</text:p>
          </table:table-cell>
          <table:table-cell office:value-type="string" calcext:value-type="string">
            <text:p>C</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Asp3841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3840Hi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4386" calcext:value-type="float">
            <text:p>0.000004386</text:p>
          </table:table-cell>
          <table:table-cell office:value-type="string" calcext:value-type="string">
            <text:p>.</text:p>
          </table:table-cell>
          <table:table-cell office:value-type="float" office:value="1" calcext:value-type="float">
            <text:p>1</text:p>
          </table:table-cell>
          <table:table-cell office:value-type="string" calcext:value-type="string">
            <text:p>123668525-23167S0010-23TSOD9-8471 (0.0714)</text:p>
          </table:table-cell>
          <table:table-cell table:number-columns-repeated="1008"/>
        </table:table-row>
        <table:table-row table:style-name="ro1">
          <table:table-cell office:value-type="float" office:value="8" calcext:value-type="float">
            <text:p>8</text:p>
          </table:table-cell>
          <table:table-cell office:value-type="float" office:value="48691635" calcext:value-type="float">
            <text:p>48691635</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Cys3837Arg</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Cys3836Arg</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363703-23150S0002-23TSOD3-8471 (0.2097)</text:p>
          </table:table-cell>
          <table:table-cell table:number-columns-repeated="1008"/>
        </table:table-row>
        <table:table-row table:style-name="ro1">
          <table:table-cell office:value-type="float" office:value="8" calcext:value-type="float">
            <text:p>8</text:p>
          </table:table-cell>
          <table:table-cell office:value-type="float" office:value="48691637" calcext:value-type="float">
            <text:p>48691637</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3836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3835Leu</text:p>
          </table:table-cell>
          <table:table-cell office:value-type="string" calcext:value-type="string">
            <text:p>NP_008835.5</text:p>
          </table:table-cell>
          <table:table-cell office:value-type="string" calcext:value-type="string">
            <text:p>NM_006904.7</text:p>
          </table:table-cell>
          <table:table-cell office:value-type="float" office:value="0.00135589" calcext:value-type="float">
            <text:p>0.00135589</text:p>
          </table:table-cell>
          <table:table-cell office:value-type="float" office:value="0.00199622" calcext:value-type="float">
            <text:p>0.00199622</text:p>
          </table:table-cell>
          <table:table-cell office:value-type="string" calcext:value-type="string">
            <text:p>Benign</text:p>
          </table:table-cell>
          <table:table-cell office:value-type="float" office:value="1" calcext:value-type="float">
            <text:p>1</text:p>
          </table:table-cell>
          <table:table-cell office:value-type="string" calcext:value-type="string">
            <text:p>124109907-23193S0021-23TSOD20-8471 (0.5012)</text:p>
          </table:table-cell>
          <table:table-cell table:number-columns-repeated="1008"/>
        </table:table-row>
        <table:table-row table:style-name="ro1">
          <table:table-cell office:value-type="float" office:value="8" calcext:value-type="float">
            <text:p>8</text:p>
          </table:table-cell>
          <table:table-cell office:value-type="float" office:value="48694958" calcext:value-type="float">
            <text:p>48694958</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3793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3792Ile</text:p>
          </table:table-cell>
          <table:table-cell office:value-type="string" calcext:value-type="string">
            <text:p>NP_008835.5</text:p>
          </table:table-cell>
          <table:table-cell office:value-type="string" calcext:value-type="string">
            <text:p>NM_006904.7</text:p>
          </table:table-cell>
          <table:table-cell office:value-type="float" office:value="0.0000968617" calcext:value-type="float">
            <text:p>0.0000968617</text:p>
          </table:table-cell>
          <table:table-cell office:value-type="float" office:value="0.000205716" calcext:value-type="float">
            <text:p>0.000205716</text:p>
          </table:table-cell>
          <table:table-cell office:value-type="string" calcext:value-type="string">
            <text:p>Likely_benign</text:p>
          </table:table-cell>
          <table:table-cell office:value-type="float" office:value="1" calcext:value-type="float">
            <text:p>1</text:p>
          </table:table-cell>
          <table:table-cell office:value-type="string" calcext:value-type="string">
            <text:p>124259684-23201S0003-23TSOD25-8471 (0.2834)</text:p>
          </table:table-cell>
          <table:table-cell table:number-columns-repeated="1008"/>
        </table:table-row>
        <table:table-row table:style-name="ro1">
          <table:table-cell office:value-type="float" office:value="8" calcext:value-type="float">
            <text:p>8</text:p>
          </table:table-cell>
          <table:table-cell office:value-type="float" office:value="48694979" calcext:value-type="float">
            <text:p>48694979</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Leu3786Met</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3785Met</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3621)</text:p>
          </table:table-cell>
          <table:table-cell table:number-columns-repeated="1008"/>
        </table:table-row>
        <table:table-row table:style-name="ro1">
          <table:table-cell office:value-type="float" office:value="8" calcext:value-type="float">
            <text:p>8</text:p>
          </table:table-cell>
          <table:table-cell office:value-type="float" office:value="48695060" calcext:value-type="float">
            <text:p>48695060</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3759Trp</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758Trp</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228328-23255S0011-23TSOD51-8471 (0.0586)</text:p>
          </table:table-cell>
          <table:table-cell table:number-columns-repeated="1008"/>
        </table:table-row>
        <table:table-row table:style-name="ro1">
          <table:table-cell office:value-type="float" office:value="8" calcext:value-type="float">
            <text:p>8</text:p>
          </table:table-cell>
          <table:table-cell office:value-type="float" office:value="48695113" calcext:value-type="float">
            <text:p>48695113</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3741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740His</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012271-23242S0014-23TSOD43-8471 (0.0694)</text:p>
          </table:table-cell>
          <table:table-cell table:number-columns-repeated="1008"/>
        </table:table-row>
        <table:table-row table:style-name="ro1">
          <table:table-cell office:value-type="float" office:value="8" calcext:value-type="float">
            <text:p>8</text:p>
          </table:table-cell>
          <table:table-cell office:value-type="float" office:value="48695126" calcext:value-type="float">
            <text:p>48695126</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3737C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736C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0486)</text:p>
          </table:table-cell>
          <table:table-cell table:number-columns-repeated="1008"/>
        </table:table-row>
        <table:table-row table:style-name="ro1">
          <table:table-cell office:value-type="float" office:value="8" calcext:value-type="float">
            <text:p>8</text:p>
          </table:table-cell>
          <table:table-cell office:value-type="float" office:value="48695138" calcext:value-type="float">
            <text:p>48695138</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3733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Arg3732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6768F (0.0235)</text:p>
          </table:table-cell>
          <table:table-cell table:number-columns-repeated="1008"/>
        </table:table-row>
        <table:table-row table:style-name="ro1">
          <table:table-cell office:value-type="float" office:value="8" calcext:value-type="float">
            <text:p>8</text:p>
          </table:table-cell>
          <table:table-cell office:value-type="float" office:value="48695153" calcext:value-type="float">
            <text:p>48695153</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3728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3727Ile</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99663-23224S0011-23TSOD36-8471 (1.0000)</text:p>
          </table:table-cell>
          <table:table-cell table:number-columns-repeated="1008"/>
        </table:table-row>
        <table:table-row table:style-name="ro1">
          <table:table-cell office:value-type="float" office:value="8" calcext:value-type="float">
            <text:p>8</text:p>
          </table:table-cell>
          <table:table-cell office:value-type="float" office:value="48697752" calcext:value-type="float">
            <text:p>48697752</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3677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3676Ser</text:p>
          </table:table-cell>
          <table:table-cell office:value-type="string" calcext:value-type="string">
            <text:p>NP_008835.5</text:p>
          </table:table-cell>
          <table:table-cell office:value-type="string" calcext:value-type="string">
            <text:p>NM_006904.7</text:p>
          </table:table-cell>
          <table:table-cell office:value-type="float" office:value="0.000452313" calcext:value-type="float">
            <text:p>0.000452313</text:p>
          </table:table-cell>
          <table:table-cell office:value-type="float" office:value="0.0003696" calcext:value-type="float">
            <text:p>0.0003696</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158040-23195S0026-23TSOD21-8471 (0.4541)</text:p>
          </table:table-cell>
          <table:table-cell table:number-columns-repeated="1008"/>
        </table:table-row>
        <table:table-row table:style-name="ro1">
          <table:table-cell office:value-type="float" office:value="8" calcext:value-type="float">
            <text:p>8</text:p>
          </table:table-cell>
          <table:table-cell office:value-type="float" office:value="48697777" calcext:value-type="float">
            <text:p>48697777</text:p>
          </table:table-cell>
          <table:table-cell office:value-type="string" calcext:value-type="string">
            <text:p>T</text:p>
          </table:table-cell>
          <table:table-cell office:value-type="string" calcext:value-type="string">
            <text:p>TA</text:p>
          </table:table-cell>
          <table:table-cell office:value-type="string" calcext:value-type="string">
            <text:p>PRKDC</text:p>
          </table:table-cell>
          <table:table-cell table:style-name="ce3" office:value-type="string" calcext:value-type="string">
            <text:p>p.Leu3668Tyrfs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Leu3667PhefsTer31</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0815)</text:p>
          </table:table-cell>
          <table:table-cell table:number-columns-repeated="1008"/>
        </table:table-row>
        <table:table-row table:style-name="ro1">
          <table:table-cell office:value-type="float" office:value="8" calcext:value-type="float">
            <text:p>8</text:p>
          </table:table-cell>
          <table:table-cell office:value-type="float" office:value="48697877" calcext:value-type="float">
            <text:p>48697877</text:p>
          </table:table-cell>
          <table:table-cell office:value-type="string" calcext:value-type="string">
            <text:p>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Thr3635Ser</text:p>
          </table:table-cell>
          <table:table-cell table:style-name="Default" office:value-type="string" calcext:value-type="string">
            <text:p>NP_008835.5</text:p>
          </table:table-cell>
          <table:table-cell table:style-name="Default" office:value-type="string" calcext:value-type="string">
            <text:p>missense_variant:splice_region_variant</text:p>
          </table:table-cell>
          <table:table-cell table:style-name="ce3" office:value-type="string" calcext:value-type="string">
            <text:p>p.Thr3634Ser</text:p>
          </table:table-cell>
          <table:table-cell office:value-type="string" calcext:value-type="string">
            <text:p>NP_008835.5</text:p>
          </table:table-cell>
          <table:table-cell office:value-type="string" calcext:value-type="string">
            <text:p>NM_006904.7</text:p>
          </table:table-cell>
          <table:table-cell office:value-type="float" office:value="0.000645536" calcext:value-type="float">
            <text:p>0.000645536</text:p>
          </table:table-cell>
          <table:table-cell office:value-type="float" office:value="0.0000718224" calcext:value-type="float">
            <text:p>0.0000718224</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343576-23206S0015-23TSOD33-8475 (0.5050)</text:p>
          </table:table-cell>
          <table:table-cell table:number-columns-repeated="1008"/>
        </table:table-row>
        <table:table-row table:style-name="ro1">
          <table:table-cell office:value-type="float" office:value="8" calcext:value-type="float">
            <text:p>8</text:p>
          </table:table-cell>
          <table:table-cell office:value-type="float" office:value="48701741" calcext:value-type="float">
            <text:p>48701741</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n3577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Gln3576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22067-23221S0011-23TSOD43-8475 (0.2500)</text:p>
          </table:table-cell>
          <table:table-cell table:number-columns-repeated="1008"/>
        </table:table-row>
        <table:table-row table:style-name="ro1">
          <table:table-cell office:value-type="float" office:value="8" calcext:value-type="float">
            <text:p>8</text:p>
          </table:table-cell>
          <table:table-cell office:value-type="float" office:value="48701786" calcext:value-type="float">
            <text:p>48701786</text:p>
          </table:table-cell>
          <table:table-cell office:value-type="string" calcext:value-type="string">
            <text:p>A</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Leu3562Met</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3561Met</text:p>
          </table:table-cell>
          <table:table-cell office:value-type="string" calcext:value-type="string">
            <text:p>NP_008835.5</text:p>
          </table:table-cell>
          <table:table-cell office:value-type="string" calcext:value-type="string">
            <text:p>NM_006904.7</text:p>
          </table:table-cell>
          <table:table-cell office:value-type="float" office:value="0.00325903" calcext:value-type="float">
            <text:p>0.00325903</text:p>
          </table:table-cell>
          <table:table-cell office:value-type="float" office:value="0.00729843" calcext:value-type="float">
            <text:p>0.00729843</text:p>
          </table:table-cell>
          <table:table-cell office:value-type="string" calcext:value-type="string">
            <text:p>Benign/Likely_benign</text:p>
          </table:table-cell>
          <table:table-cell office:value-type="float" office:value="32" calcext:value-type="float">
            <text:p>32</text:p>
          </table:table-cell>
          <table:table-cell office:value-type="string" calcext:value-type="string">
            <text:p>123391801-23156Q0004-23TSOD1-8471 (0.1455), 123440719-23158Q0010-23TSOD2-8471 (0.1241), 123527393-23163Q0008-23TSOD3-8471 (0.1412), 123577284-23165Q0010-23TSOD4-8471 (0.1894), 123658635-23170Q0004-23TSOD6-8471 (0.1667), 123707443-23172Q0009-23TSOD7-8471 (0.1724), 123788202-23177Q0001-23TSOD8-8471 (0.1180), 123834626-23179Q0012-23TSOD10-8471 (0.0882), 123919627-23184Q0019-23TSOD11-8471 (0.1572), 123966602-23186Q0009-23TSOD12-8471 (0.1845), 124086535-23192Q0045-23TSOD13-8471 (0.1818), 124182056-23198Q0006-23TSOD15-8471 (0.1610), 124229453-23200Q0014-23TSOD17-8471 (0.1352), 124357683-23207Q0008-23TSOD21-8471 (0.1500), 124438681-23212Q0001-23TSOD23-8471 (0.1081), 124474055-23213Q0117-23TSOD25-8471 (0.1250), 124568699-23219Q0009-23TSOD27-8471 (0.1561), 124606194-23220Q0112-23TSOD29-8471 (0.1621), 124698313-23226Q0037-23TSOD31-8471 (0.1212), 124733200-23227Q0097-23TSOD33-8471 (0.1494), 124865210-23234Q0100-23TSOD37-8471 (0.1373), 124961249-23241Q0004-23TSOD38-8471 (0.1245), 125065516-23247Q0004-23TSOD41-8471 (0.1284), 125103761-23248Q0140-23TSOD43-8471 (0.1224), 125195636-23254Q0007-23TSOD45-8471 (0.1284), 125237145-23255Q0136-23TSOD47-8471 (0.1750), 125327756-23261Q0008-23TSOD50-8471 (0.1635), 125372113-23263Q0001-23TSOD52-8471 (0.1328), 125420607-23265Q0022-23TSOD53-8471 (0.1461), 125450564-23268Q0018-23TSOD54-8471 (0.1609), HD753 (0.1483), HD753R (0.1875)</text:p>
          </table:table-cell>
          <table:table-cell table:number-columns-repeated="1008"/>
        </table:table-row>
        <table:table-row table:style-name="ro1">
          <table:table-cell office:value-type="float" office:value="8" calcext:value-type="float">
            <text:p>8</text:p>
          </table:table-cell>
          <table:table-cell office:value-type="float" office:value="48707042" calcext:value-type="float">
            <text:p>48707042</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Trp3493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Trp3492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3564)</text:p>
          </table:table-cell>
          <table:table-cell table:number-columns-repeated="1008"/>
        </table:table-row>
        <table:table-row table:style-name="ro1">
          <table:table-cell office:value-type="float" office:value="8" calcext:value-type="float">
            <text:p>8</text:p>
          </table:table-cell>
          <table:table-cell office:value-type="float" office:value="48710880" calcext:value-type="float">
            <text:p>48710880</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sn3459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n3458Ser</text:p>
          </table:table-cell>
          <table:table-cell office:value-type="string" calcext:value-type="string">
            <text:p>NP_008835.5</text:p>
          </table:table-cell>
          <table:table-cell office:value-type="string" calcext:value-type="string">
            <text:p>NM_006904.7</text:p>
          </table:table-cell>
          <table:table-cell office:value-type="float" office:value="0.0100736" calcext:value-type="float">
            <text:p>0.0100736</text:p>
          </table:table-cell>
          <table:table-cell office:value-type="float" office:value="0.00248407" calcext:value-type="float">
            <text:p>0.00248407</text:p>
          </table:table-cell>
          <table:table-cell office:value-type="string" calcext:value-type="string">
            <text:p>Benign/Likely_benign</text:p>
          </table:table-cell>
          <table:table-cell office:value-type="float" office:value="34" calcext:value-type="float">
            <text:p>34</text:p>
          </table:table-cell>
          <table:table-cell office:value-type="string" calcext:value-type="string">
            <text:p>123391801-23156Q0004-23TSOD1-8471 (0.0940), 123440719-23158Q0010-23TSOD2-8471 (0.1170), 123527393-23163Q0008-23TSOD3-8471 (0.1006), 123577284-23165Q0010-23TSOD4-8471 (0.1345), 123658635-23170Q0004-23TSOD6-8471 (0.1303), 123707443-23172Q0009-23TSOD7-8471 (0.1009), 123788202-23177Q0001-23TSOD8-8471 (0.1035), 123834626-23179Q0012-23TSOD10-8471 (0.0915), 123919627-23184Q0019-23TSOD11-8471 (0.1048), 123966602-23186Q0009-23TSOD12-8471 (0.0954), 124086535-23192Q0045-23TSOD13-8471 (0.0790), 124182056-23198Q0006-23TSOD15-8471 (0.0714), 124229453-23200Q0014-23TSOD17-8471 (0.0886), 124357683-23207Q0008-23TSOD21-8471 (0.0961), 124438681-23212Q0001-23TSOD23-8471 (0.1000), 124474055-23213Q0117-23TSOD25-8471 (0.0820), 124568699-23219Q0009-23TSOD27-8471 (0.0771), 124603621-23220S0016-23TSOD33-8471 (0.5200), 124606194-23220Q0112-23TSOD29-8471 (0.0946), 124733200-23227Q0097-23TSOD33-8471 (0.1103), 124865210-23234Q0100-23TSOD37-8471 (0.1050), 124961249-23241Q0004-23TSOD38-8471 (0.0977), 124993209-23242S0007-23TSOD41-8471 (0.6000), 125065516-23247Q0004-23TSOD41-8471 (0.1041), 125103761-23248Q0140-23TSOD43-8471 (0.1035), 125195636-23254Q0007-23TSOD45-8471 (0.0645), 125237145-23255Q0136-23TSOD47-8471 (0.0962), 125327756-23261Q0008-23TSOD50-8471 (0.0921), 125372113-23263Q0001-23TSOD52-8471 (0.1144), 125420607-23265Q0022-23TSOD53-8471 (0.0984), 125450564-23268Q0018-23TSOD54-8471 (0.1137), HD753 (0.0802), HD753R (0.1165), MB7295 (0.5974)</text:p>
          </table:table-cell>
          <table:table-cell table:number-columns-repeated="1008"/>
        </table:table-row>
        <table:table-row table:style-name="ro1">
          <table:table-cell office:value-type="float" office:value="8" calcext:value-type="float">
            <text:p>8</text:p>
          </table:table-cell>
          <table:table-cell office:value-type="float" office:value="48710883" calcext:value-type="float">
            <text:p>48710883</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Ser3458Ty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Ser3457Ty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1167)</text:p>
          </table:table-cell>
          <table:table-cell table:number-columns-repeated="1008"/>
        </table:table-row>
        <table:table-row table:style-name="ro1">
          <table:table-cell office:value-type="float" office:value="8" calcext:value-type="float">
            <text:p>8</text:p>
          </table:table-cell>
          <table:table-cell office:value-type="float" office:value="48710953" calcext:value-type="float">
            <text:p>48710953</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sp3435Ty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3434Ty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3472R (0.0505)</text:p>
          </table:table-cell>
          <table:table-cell table:number-columns-repeated="1008"/>
        </table:table-row>
        <table:table-row table:style-name="ro1">
          <table:table-cell office:value-type="float" office:value="8" calcext:value-type="float">
            <text:p>8</text:p>
          </table:table-cell>
          <table:table-cell office:value-type="float" office:value="48710955" calcext:value-type="float">
            <text:p>48710955</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Ile3434Th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Ile3433Thr</text:p>
          </table:table-cell>
          <table:table-cell office:value-type="string" calcext:value-type="string">
            <text:p>NP_008835.5</text:p>
          </table:table-cell>
          <table:table-cell office:value-type="string" calcext:value-type="string">
            <text:p>NM_006904.7</text:p>
          </table:table-cell>
          <table:table-cell office:value-type="float" office:value="0.117089" calcext:value-type="float">
            <text:p>0.117089</text:p>
          </table:table-cell>
          <table:table-cell office:value-type="float" office:value="0.119593" calcext:value-type="float">
            <text:p>0.119593</text:p>
          </table:table-cell>
          <table:table-cell office:value-type="string" calcext:value-type="string">
            <text:p>Benign/Likely_benign</text:p>
          </table:table-cell>
          <table:table-cell office:value-type="float" office:value="103" calcext:value-type="float">
            <text:p>103</text:p>
          </table:table-cell>
          <table:table-cell office:value-type="string" calcext:value-type="string">
            <text:p>123182108-23143S0007-23TSOD1-8471 (0.4370), 123244240-23145S0032-23TSOD1-8471 (0.4523), 123254382-23145S0022-23TSOD1-8471 (0.4516), 123344948-23152S0003-23TSOD3-8471 (0.3852), 123391801-23156Q0004-23TSOD1-8471 (0.0487), 123440719-23158Q0010-23TSOD2-8471 (0.0523), 123443207-23156S0039-23TSOD8-8471 (0.4652), 123467895-23158S0030-23TSOD10-8475 (0.4043), 123467895-23158S0030-23TSOD7-8471 (0.3611), 123527393-23163Q0008-23TSOD3-8471 (0.0444), 123577284-23165Q0010-23TSOD4-8471 (0.0326), 123627407-23166S0018-23TSOD10-8471 (0.5212), 123658635-23170Q0004-23TSOD6-8471 (0.0514), 123666354-23166S0021-23TSOD8-8471 (0.3226), 123707443-23172Q0009-23TSOD7-8471 (0.0790), 123729906-23170S0011-23TSOD11-8471 (1.0000), 123729906-23170S0011-23TSOD18-8475 (1.0000), 123757559-23173S0015-23TSOD12-8471 (0.5089), 123762352-23174S0004-23TSOD12-8471 (0.4841), 123762935-23174S0006-23TSOD12-8471 (0.3125), 123788202-23177Q0001-23TSOD8-8471 (0.0638), 123792824-23146S0012-23TSOD10-8475 (0.4375), 123816943-23178S0011-23TSOD19-8471 (0.5000), 123824913-23178S0016-23TSOD13-8471 (0.4773), 123834626-23179Q0012-23TSOD10-8471 (0.0797), 123919627-23184Q0019-23TSOD11-8471 (0.0388), 123923112-23184S0003-23TSOD14-8471 (0.2174), 123956686-23180S0013-23TSOD14-8471 (0.4967), 123958582-23184S0014-23TSOD14-8471 (0.4000), 123973457-23186S0014-23TSOD18-8471 (0.4810), 123980948-23186S0007-23TSOD15-8471 (0.7388), 123998009-23187S0004-23TSOD15-8471 (0.4493), 123998155-23187S0005-23TSOD15-8471 (0.4237), 124021148-23186S0010-23TSOD16-8471 (1.0000), 124021273-23187S0023-23TSOD16-8471 (0.1809), 124021865-23184S0022-23TSOD16-8471 (0.4687), 124055256-23186S0013-23TSOD16-8471 (0.3750), 124109578-23193S0023-23TSOD20-8471 (1.0000), 124126205-23193S0016-23TSOD21-8471 (0.5524), 124156484-23195S0025-23TSOD20-8471 (0.4744), 124159029-23173S0015-23TSOD17-8475 (0.4654), 124182056-23198Q0006-23TSOD15-8471 (0.0611), 124192933-23198S0010-23TSOD22-8471 (1.0000), 124229453-23200Q0014-23TSOD17-8471 (0.0572), 124237462-23200S0006-23TSOD22-8471 (0.4915), 124258955-23200S0028-23TSOD23-8471 (0.4907), 124343576-23206S0015-23TSOD33-8475 (0.4429), 124357683-23207Q0008-23TSOD21-8471 (0.0625), 124396826-23199S0011-23TSOD26-8471 (0.5000), 124409412-23208S0014-23TSOD28-8471 (0.0706), 124414314-23209S0011-23TSOD28-8471 (0.3299), 124414620-23206S0034-23TSOD31-8471 (0.4768), 124460790-23201S0006-23TSOD25-8471 (0.4643), 124474055-23213Q0117-23TSOD25-8471 (0.0573), 124521970-23215S0014-23TSOD30-8471 (0.6178), 124546768-23216S0014-23TSOD36-8471 (0.5230), 124547052-23214S0018-23TSOD36-8471 (1.0000), 124568699-23219Q0009-23TSOD27-8471 (0.0471), 124577914-23215S0001-23TSOD31-8471 (0.4348), 124606194-23220Q0112-23TSOD29-8471 (0.0644), 124621734-23221S0009-23TSOD32-8471 (0.4331), 124698058-23224S0010-23TSOD36-8471 (0.5122), 124698367-23224S0007-23TSOD36-8471 (0.5517), 124709913-23223S0010-23TSOD35-8471 (0.9643), 124709920-23224S0013-23TSOD38-8471 (0.4644), 124726037-23226S0013-23TSOD41-8475 (0.4546), 124733200-23227Q0097-23TSOD33-8471 (0.0387), 124759383-23226S0017-23TSOD37-8471 (0.1172), 124779581-23229S0017-23TSOD37-8471 (0.3854), 124784303-23192S0002-23TSOD37-8475 (0.6000), 124801274-23230S0023-23TSOD38-8471 (0.5734), 124829889-23229S0008-23TSOD39-8471 (0.3759), 124865210-23234Q0100-23TSOD37-8471 (0.0540), 124880413-23234S0010-23TSOD39-8471 (0.4433), 124961249-23241Q0004-23TSOD38-8471 (0.0390), 124964765-23241S0002-23TSOD41-8471 (0.5374), 124993446-23242S0005-23TSOD41-8471 (0.2561), 125009755-23242S0012-23TSOD43-8471 (0.4826), 125012724-23243S0008-23TSOD43-8471 (0.4464), 125041958-23235S0017-23TSOD44-8471 (0.5897), 125045125-23242S0016-23TSOD46-8471 (0.5000), 125065516-23247Q0004-23TSOD41-8471 (0.0444), 125067243-23247S0004-23TSOD45-8471 (0.3674), 125103761-23248Q0140-23TSOD43-8471 (0.0385), 125112829-23248S0011-23TSOD45-8471 (0.4877), 125112849-23247S0016-23TSOD45-8471 (0.3905), 125140710-23249S0005-23TSOD47-8471 (0.4859), 125167591-23251S0010-23TSOD52-8471 (0.5116), 125172388-23248S0001-23TSOD48-8471 (0.4529), 125204609-23254S0003-23TSOD50-8471 (0.4275), 125237145-23255Q0136-23TSOD47-8471 (0.0315), 125272314-23257S0008-23TSOD52-8471 (0.6361), 125273289-23256S0015-23TSOD52-8471 (0.4912), 125372113-23263Q0001-23TSOD52-8471 (0.0288), 125420607-23265Q0022-23TSOD53-8471 (0.0326), 125450564-23268Q0018-23TSOD54-8471 (0.0586), HD753 (0.0703), MB3387 (0.4583), MB3387R (0.4211), MB3448 (0.4878), MB3448R (0.4792), MB7219 (0.4722), MB7219Rpt (0.3846)</text:p>
          </table:table-cell>
          <table:table-cell table:number-columns-repeated="1008"/>
        </table:table-row>
        <table:table-row table:style-name="ro1">
          <table:table-cell office:value-type="float" office:value="8" calcext:value-type="float">
            <text:p>8</text:p>
          </table:table-cell>
          <table:table-cell office:value-type="float" office:value="48711857" calcext:value-type="float">
            <text:p>48711857</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y3404Gl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y3403Glu</text:p>
          </table:table-cell>
          <table:table-cell office:value-type="string" calcext:value-type="string">
            <text:p>NP_008835.5</text:p>
          </table:table-cell>
          <table:table-cell office:value-type="string" calcext:value-type="string">
            <text:p>NM_006904.7</text:p>
          </table:table-cell>
          <table:table-cell office:value-type="float" office:value="0.0174118" calcext:value-type="float">
            <text:p>0.0174118</text:p>
          </table:table-cell>
          <table:table-cell office:value-type="float" office:value="0.0115753" calcext:value-type="float">
            <text:p>0.0115753</text:p>
          </table:table-cell>
          <table:table-cell office:value-type="string" calcext:value-type="string">
            <text:p>Benign/Likely_benign</text:p>
          </table:table-cell>
          <table:table-cell office:value-type="float" office:value="13" calcext:value-type="float">
            <text:p>13</text:p>
          </table:table-cell>
          <table:table-cell office:value-type="string" calcext:value-type="string">
            <text:p>123183350-23143S0001-23TSOD1-8471 (0.4894), 123581548-23153S0021-23TSOD9-8471 (1.0000), 123715271-23172S0009-23TSOD16-8471 (0.5455), 123823656-23170S0026-23TSOD10-8471 (0.4819), 124025517-23186S0020-23TSOD23-8471 (0.3472), 124450745-23206S0018-23TSOD28-8471 (0.5018), 124541461-23216S0001-23TSOD36-8471 (0.5644), 124641419-23220S0013-23TSOD34-8471 (0.4509), 124709836-23223S0006-23TSOD41-8475 (0.4385), 124855070-23234S0012-23TSOD38-8471 (0.3056), 125204680-23254S0006-23TSOD50-8471 (0.5694), 125204763-23254S0002-23TSOD50-8471 (0.4528), 125256449-23255S0004-23TSOD51-8471 (0.7059)</text:p>
          </table:table-cell>
          <table:table-cell table:number-columns-repeated="1008"/>
        </table:table-row>
        <table:table-row table:style-name="ro1">
          <table:table-cell office:value-type="float" office:value="8" calcext:value-type="float">
            <text:p>8</text:p>
          </table:table-cell>
          <table:table-cell office:value-type="float" office:value="48711907" calcext:value-type="float">
            <text:p>48711907</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u3387Asp</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u3386Asp</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0514)</text:p>
          </table:table-cell>
          <table:table-cell table:number-columns-repeated="1008"/>
        </table:table-row>
        <table:table-row table:style-name="ro1">
          <table:table-cell office:value-type="float" office:value="8" calcext:value-type="float">
            <text:p>8</text:p>
          </table:table-cell>
          <table:table-cell office:value-type="float" office:value="48711927" calcext:value-type="float">
            <text:p>48711927</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la3381Th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la3380Th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36440-23244S0009-23TSOD53-8475 (0.2000)</text:p>
          </table:table-cell>
          <table:table-cell table:number-columns-repeated="1008"/>
        </table:table-row>
        <table:table-row table:style-name="ro1">
          <table:table-cell office:value-type="float" office:value="8" calcext:value-type="float">
            <text:p>8</text:p>
          </table:table-cell>
          <table:table-cell office:value-type="float" office:value="48713416" calcext:value-type="float">
            <text:p>48713416</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u3352L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u3351Ly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653387" calcext:value-type="float">
            <text:p>0.0000653387</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726231-23227S0005-23TSOD35-8471 (0.9746)</text:p>
          </table:table-cell>
          <table:table-cell table:number-columns-repeated="1008"/>
        </table:table-row>
        <table:table-row table:style-name="ro1">
          <table:table-cell office:value-type="float" office:value="8" calcext:value-type="float">
            <text:p>8</text:p>
          </table:table-cell>
          <table:table-cell office:value-type="float" office:value="48715930" calcext:value-type="float">
            <text:p>48715930</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3287Trp</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286Trp</text:p>
          </table:table-cell>
          <table:table-cell office:value-type="string" calcext:value-type="string">
            <text:p>NP_008835.5</text:p>
          </table:table-cell>
          <table:table-cell office:value-type="string" calcext:value-type="string">
            <text:p>NM_006904.7</text:p>
          </table:table-cell>
          <table:table-cell office:value-type="float" office:value="0.0000322851" calcext:value-type="float">
            <text:p>0.0000322851</text:p>
          </table:table-cell>
          <table:table-cell office:value-type="float" office:value="0.0000162475" calcext:value-type="float">
            <text:p>0.0000162475</text:p>
          </table:table-cell>
          <table:table-cell office:value-type="string" calcext:value-type="string">
            <text:p>Uncertain_significance</text:p>
          </table:table-cell>
          <table:table-cell office:value-type="float" office:value="2" calcext:value-type="float">
            <text:p>2</text:p>
          </table:table-cell>
          <table:table-cell office:value-type="string" calcext:value-type="string">
            <text:p>MB3472 (0.1489), MB3472R (0.1532)</text:p>
          </table:table-cell>
          <table:table-cell table:number-columns-repeated="1008"/>
        </table:table-row>
        <table:table-row table:style-name="ro1">
          <table:table-cell office:value-type="float" office:value="8" calcext:value-type="float">
            <text:p>8</text:p>
          </table:table-cell>
          <table:table-cell office:value-type="float" office:value="48715948" calcext:value-type="float">
            <text:p>48715948</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Cys3281Arg</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Cys3280Arg</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48773-23222S0021-23TSOD34-8471 (0.0476)</text:p>
          </table:table-cell>
          <table:table-cell table:number-columns-repeated="1008"/>
        </table:table-row>
        <table:table-row table:style-name="ro1">
          <table:table-cell office:value-type="float" office:value="8" calcext:value-type="float">
            <text:p>8</text:p>
          </table:table-cell>
          <table:table-cell office:value-type="float" office:value="48719795" calcext:value-type="float">
            <text:p>48719795</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3217L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3216L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726037-23226S0013-23TSOD41-8475 (0.2500)</text:p>
          </table:table-cell>
          <table:table-cell table:number-columns-repeated="1008"/>
        </table:table-row>
        <table:table-row table:style-name="ro1">
          <table:table-cell office:value-type="float" office:value="8" calcext:value-type="float">
            <text:p>8</text:p>
          </table:table-cell>
          <table:table-cell office:value-type="float" office:value="48719844" calcext:value-type="float">
            <text:p>48719844</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3201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3200Ser</text:p>
          </table:table-cell>
          <table:table-cell office:value-type="string" calcext:value-type="string">
            <text:p>NP_008835.5</text:p>
          </table:table-cell>
          <table:table-cell office:value-type="string" calcext:value-type="string">
            <text:p>NM_006904.7</text:p>
          </table:table-cell>
          <table:table-cell office:value-type="float" office:value="0.00843296" calcext:value-type="float">
            <text:p>0.00843296</text:p>
          </table:table-cell>
          <table:table-cell office:value-type="float" office:value="0.00657758" calcext:value-type="float">
            <text:p>0.00657758</text:p>
          </table:table-cell>
          <table:table-cell office:value-type="string" calcext:value-type="string">
            <text:p>Benign/Likely_benign</text:p>
          </table:table-cell>
          <table:table-cell office:value-type="float" office:value="13" calcext:value-type="float">
            <text:p>13</text:p>
          </table:table-cell>
          <table:table-cell office:value-type="string" calcext:value-type="string">
            <text:p>123234243-23144S0011-23TSOD1-8471 (0.5130), 123447343-23156S0043-23TSOD6-8471 (0.6182), 123539624-23159S0015-23TSOD6-8471 (0.5641), 123973457-23186S0014-23TSOD18-8471 (0.4775), 123973637-23186S0017-23TSOD14-8471 (0.5227), 124234545-23200S0009-23TSOD23-8471 (0.5877), 124578319-23219S0004-23TSOD31-8471 (0.6000), 124729692-23221S0013-23TSOD35-8471 (0.5556), 125036687-23244S0008-23TSOD44-8471 (0.5270), 125139839-23249S0006-23TSOD47-8471 (0.4724), 125172388-23248S0001-23TSOD48-8471 (0.4647), 125204680-23254S0006-23TSOD50-8471 (0.5038), MB7233 (0.5725)</text:p>
          </table:table-cell>
          <table:table-cell table:number-columns-repeated="1008"/>
        </table:table-row>
        <table:table-row table:style-name="ro1">
          <table:table-cell office:value-type="float" office:value="8" calcext:value-type="float">
            <text:p>8</text:p>
          </table:table-cell>
          <table:table-cell office:value-type="float" office:value="48719852" calcext:value-type="float">
            <text:p>48719852</text:p>
          </table:table-cell>
          <table:table-cell office:value-type="string" calcext:value-type="string">
            <text:p>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Thr3198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hr3197Ser</text:p>
          </table:table-cell>
          <table:table-cell office:value-type="string" calcext:value-type="string">
            <text:p>NP_008835.5</text:p>
          </table:table-cell>
          <table:table-cell office:value-type="string" calcext:value-type="string">
            <text:p>NM_006904.7</text:p>
          </table:table-cell>
          <table:table-cell office:value-type="float" office:value="0.00125961" calcext:value-type="float">
            <text:p>0.00125961</text:p>
          </table:table-cell>
          <table:table-cell office:value-type="float" office:value="0.00168302" calcext:value-type="float">
            <text:p>0.00168302</text:p>
          </table:table-cell>
          <table:table-cell office:value-type="string" calcext:value-type="string">
            <text:p>Benign</text:p>
          </table:table-cell>
          <table:table-cell office:value-type="float" office:value="1" calcext:value-type="float">
            <text:p>1</text:p>
          </table:table-cell>
          <table:table-cell office:value-type="string" calcext:value-type="string">
            <text:p>123475380-23158S0017-23TSOD8-8471 (0.4708)</text:p>
          </table:table-cell>
          <table:table-cell table:number-columns-repeated="1008"/>
        </table:table-row>
        <table:table-row table:style-name="ro1">
          <table:table-cell office:value-type="float" office:value="8" calcext:value-type="float">
            <text:p>8</text:p>
          </table:table-cell>
          <table:table-cell office:value-type="float" office:value="48719877" calcext:value-type="float">
            <text:p>48719877</text:p>
          </table:table-cell>
          <table:table-cell office:value-type="string" calcext:value-type="string">
            <text:p>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Leu3190Val</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3189Val</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881297-23235S0016-23TSOD40-8471 (0.2308)</text:p>
          </table:table-cell>
          <table:table-cell table:number-columns-repeated="1008"/>
        </table:table-row>
        <table:table-row table:style-name="ro1">
          <table:table-cell office:value-type="float" office:value="8" calcext:value-type="float">
            <text:p>8</text:p>
          </table:table-cell>
          <table:table-cell office:value-type="float" office:value="48730035" calcext:value-type="float">
            <text:p>48730035</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Ile3178Th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Ile3177Th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112829-23248S0011-23TSOD45-8471 (0.4921)</text:p>
          </table:table-cell>
          <table:table-cell table:number-columns-repeated="1008"/>
        </table:table-row>
        <table:table-row table:style-name="ro1">
          <table:table-cell office:value-type="float" office:value="8" calcext:value-type="float">
            <text:p>8</text:p>
          </table:table-cell>
          <table:table-cell office:value-type="float" office:value="48730122" calcext:value-type="float">
            <text:p>48730122</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y3149Asp</text:p>
          </table:table-cell>
          <table:table-cell table:style-name="Default" office:value-type="string" calcext:value-type="string">
            <text:p>NP_008835.5</text:p>
          </table:table-cell>
          <table:table-cell table:style-name="Default" office:value-type="string" calcext:value-type="string">
            <text:p>missense_variant:splice_region_variant</text:p>
          </table:table-cell>
          <table:table-cell table:style-name="ce3" office:value-type="string" calcext:value-type="string">
            <text:p>p.Gly3148Asp</text:p>
          </table:table-cell>
          <table:table-cell office:value-type="string" calcext:value-type="string">
            <text:p>NP_008835.5</text:p>
          </table:table-cell>
          <table:table-cell office:value-type="string" calcext:value-type="string">
            <text:p>NM_006904.7</text:p>
          </table:table-cell>
          <table:table-cell office:value-type="float" office:value="0.00322977" calcext:value-type="float">
            <text:p>0.00322977</text:p>
          </table:table-cell>
          <table:table-cell office:value-type="float" office:value="0.00520038" calcext:value-type="float">
            <text:p>0.00520038</text:p>
          </table:table-cell>
          <table:table-cell office:value-type="string" calcext:value-type="string">
            <text:p>Benign/Likely_benign</text:p>
          </table:table-cell>
          <table:table-cell office:value-type="float" office:value="1" calcext:value-type="float">
            <text:p>1</text:p>
          </table:table-cell>
          <table:table-cell office:value-type="string" calcext:value-type="string">
            <text:p>123998155-23187S0005-23TSOD15-8471 (0.5120)</text:p>
          </table:table-cell>
          <table:table-cell table:number-columns-repeated="1008"/>
        </table:table-row>
        <table:table-row table:style-name="ro1">
          <table:table-cell office:value-type="float" office:value="8" calcext:value-type="float">
            <text:p>8</text:p>
          </table:table-cell>
          <table:table-cell office:value-type="float" office:value="48733280" calcext:value-type="float">
            <text:p>48733280</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n3112His</text:p>
          </table:table-cell>
          <table:table-cell table:style-name="Default" office:value-type="string" calcext:value-type="string">
            <text:p>NP_008835.5</text:p>
          </table:table-cell>
          <table:table-cell table:style-name="Default" office:value-type="string" calcext:value-type="string">
            <text:p>missense_variant:splice_region_variant</text:p>
          </table:table-cell>
          <table:table-cell table:style-name="ce3" office:value-type="string" calcext:value-type="string">
            <text:p>p.Gln3111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72981-23222S0010-23TSOD36-8471 (0.0481)</text:p>
          </table:table-cell>
          <table:table-cell table:number-columns-repeated="1008"/>
        </table:table-row>
        <table:table-row table:style-name="ro1">
          <table:table-cell office:value-type="float" office:value="8" calcext:value-type="float">
            <text:p>8</text:p>
          </table:table-cell>
          <table:table-cell office:value-type="float" office:value="48733292" calcext:value-type="float">
            <text:p>48733292</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n3108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n3107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48485-23145S0006-23TSOD1-8471 (0.0336)</text:p>
          </table:table-cell>
          <table:table-cell table:number-columns-repeated="1008"/>
        </table:table-row>
        <table:table-row table:style-name="ro1">
          <table:table-cell office:value-type="float" office:value="8" calcext:value-type="float">
            <text:p>8</text:p>
          </table:table-cell>
          <table:table-cell office:value-type="float" office:value="48733492" calcext:value-type="float">
            <text:p>48733492</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3042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3041S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207339-23187S0026-23TSOD22-8471 (0.4980)</text:p>
          </table:table-cell>
          <table:table-cell table:number-columns-repeated="1008"/>
        </table:table-row>
        <table:table-row table:style-name="ro1">
          <table:table-cell office:value-type="float" office:value="8" calcext:value-type="float">
            <text:p>8</text:p>
          </table:table-cell>
          <table:table-cell office:value-type="float" office:value="48734205" calcext:value-type="float">
            <text:p>48734205</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3024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3023Leu</text:p>
          </table:table-cell>
          <table:table-cell office:value-type="string" calcext:value-type="string">
            <text:p>NP_008835.5</text:p>
          </table:table-cell>
          <table:table-cell office:value-type="string" calcext:value-type="string">
            <text:p>NM_006904.7</text:p>
          </table:table-cell>
          <table:table-cell office:value-type="float" office:value="0.000129216" calcext:value-type="float">
            <text:p>0.000129216</text:p>
          </table:table-cell>
          <table:table-cell office:value-type="float" office:value="0.000344797" calcext:value-type="float">
            <text:p>0.000344797</text:p>
          </table:table-cell>
          <table:table-cell office:value-type="string" calcext:value-type="string">
            <text:p>Uncertain_significance</text:p>
          </table:table-cell>
          <table:table-cell office:value-type="float" office:value="2" calcext:value-type="float">
            <text:p>2</text:p>
          </table:table-cell>
          <table:table-cell office:value-type="string" calcext:value-type="string">
            <text:p>124648773-23222S0021-23TSOD34-8471 (0.6816), 125377432-23263S0004-23TSOD54-8471 (0.4748)</text:p>
          </table:table-cell>
          <table:table-cell table:number-columns-repeated="1008"/>
        </table:table-row>
        <table:table-row table:style-name="ro1">
          <table:table-cell office:value-type="float" office:value="8" calcext:value-type="float">
            <text:p>8</text:p>
          </table:table-cell>
          <table:table-cell office:value-type="float" office:value="48736447" calcext:value-type="float">
            <text:p>48736447</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Tyr2965C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yr2964C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9" calcext:value-type="float">
            <text:p>29</text:p>
          </table:table-cell>
          <table:table-cell office:value-type="string" calcext:value-type="string">
            <text:p>123391801-23156Q0004-23TSOD1-8471 (0.0336), 123440719-23158Q0010-23TSOD2-8471 (0.0531), 123527393-23163Q0008-23TSOD3-8471 (0.0390), 123577284-23165Q0010-23TSOD4-8471 (0.0332), 123658635-23170Q0004-23TSOD6-8471 (0.0339), 123788202-23177Q0001-23TSOD8-8471 (0.0311), 123834626-23179Q0012-23TSOD10-8471 (0.0542), 123919627-23184Q0019-23TSOD11-8471 (0.0313), 123966602-23186Q0009-23TSOD12-8471 (0.0412), 124086535-23192Q0045-23TSOD13-8471 (0.0510), 124182056-23198Q0006-23TSOD15-8471 (0.0509), 124229453-23200Q0014-23TSOD17-8471 (0.0319), 124357683-23207Q0008-23TSOD21-8471 (0.0688), 124474055-23213Q0117-23TSOD25-8471 (0.0511), 124568699-23219Q0009-23TSOD27-8471 (0.0628), 124606194-23220Q0112-23TSOD29-8471 (0.0541), 124733200-23227Q0097-23TSOD33-8471 (0.0421), 124865210-23234Q0100-23TSOD37-8471 (0.0596), 124961249-23241Q0004-23TSOD38-8471 (0.0565), 125065516-23247Q0004-23TSOD41-8471 (0.0467), 125103761-23248Q0140-23TSOD43-8471 (0.0383), 125195636-23254Q0007-23TSOD45-8471 (0.0403), 125237145-23255Q0136-23TSOD47-8471 (0.0453), 125327756-23261Q0008-23TSOD50-8471 (0.0316), 125372113-23263Q0001-23TSOD52-8471 (0.0391), 125420607-23265Q0022-23TSOD53-8471 (0.0478), 125450564-23268Q0018-23TSOD54-8471 (0.0401), HD753 (0.0455), HD753R (0.0714)</text:p>
          </table:table-cell>
          <table:table-cell table:number-columns-repeated="1008"/>
        </table:table-row>
        <table:table-row table:style-name="ro1">
          <table:table-cell office:value-type="float" office:value="8" calcext:value-type="float">
            <text:p>8</text:p>
          </table:table-cell>
          <table:table-cell office:value-type="float" office:value="48739217" calcext:value-type="float">
            <text:p>48739217</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Lys2928Arg</text:p>
          </table:table-cell>
          <table:table-cell table:style-name="Default" office:value-type="string" calcext:value-type="string">
            <text:p>NP_008835.5</text:p>
          </table:table-cell>
          <table:table-cell table:style-name="Default" office:value-type="string" calcext:value-type="string">
            <text:p>missense_variant:splice_region_variant</text:p>
          </table:table-cell>
          <table:table-cell table:style-name="ce3" office:value-type="string" calcext:value-type="string">
            <text:p>p.Lys2927Arg</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92933-23198S0010-23TSOD22-8471 (0.3906)</text:p>
          </table:table-cell>
          <table:table-cell table:number-columns-repeated="1008"/>
        </table:table-row>
        <table:table-row table:style-name="ro1">
          <table:table-cell office:value-type="float" office:value="8" calcext:value-type="float">
            <text:p>8</text:p>
          </table:table-cell>
          <table:table-cell office:value-type="float" office:value="48739256" calcext:value-type="float">
            <text:p>48739256</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2915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914Hi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530024" calcext:value-type="float">
            <text:p>0.0000530024</text:p>
          </table:table-cell>
          <table:table-cell office:value-type="string" calcext:value-type="string">
            <text:p>Uncertain_significance</text:p>
          </table:table-cell>
          <table:table-cell office:value-type="float" office:value="2" calcext:value-type="float">
            <text:p>2</text:p>
          </table:table-cell>
          <table:table-cell office:value-type="string" calcext:value-type="string">
            <text:p>123248485-23145S0006-23TSOD1-8471 (0.2048), 123998868-23187S0006-23TSOD15-8471 (0.2849)</text:p>
          </table:table-cell>
          <table:table-cell table:number-columns-repeated="1008"/>
        </table:table-row>
        <table:table-row table:style-name="ro1">
          <table:table-cell office:value-type="float" office:value="8" calcext:value-type="float">
            <text:p>8</text:p>
          </table:table-cell>
          <table:table-cell office:value-type="float" office:value="48739305" calcext:value-type="float">
            <text:p>48739305</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899C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898Cys</text:p>
          </table:table-cell>
          <table:table-cell office:value-type="string" calcext:value-type="string">
            <text:p>NP_008835.5</text:p>
          </table:table-cell>
          <table:table-cell office:value-type="string" calcext:value-type="string">
            <text:p>NM_006904.7</text:p>
          </table:table-cell>
          <table:table-cell office:value-type="float" office:value="0.0333936" calcext:value-type="float">
            <text:p>0.0333936</text:p>
          </table:table-cell>
          <table:table-cell office:value-type="float" office:value="0.0382431" calcext:value-type="float">
            <text:p>0.0382431</text:p>
          </table:table-cell>
          <table:table-cell office:value-type="string" calcext:value-type="string">
            <text:p>Benign</text:p>
          </table:table-cell>
          <table:table-cell office:value-type="float" office:value="104" calcext:value-type="float">
            <text:p>104</text:p>
          </table:table-cell>
          <table:table-cell office:value-type="string" calcext:value-type="string">
            <text:p>123161352-23142S0012-23TSOD1-8471 (0.5025), 123342973-23152S0006-23TSOD3-8471 (0.4619), 123344948-23152S0003-23TSOD3-8471 (0.5309), 123363703-23150S0002-23TSOD3-8471 (0.4113), 123391801-23156Q0004-23TSOD1-8471 (0.0302), 123398791-23156S0021-23TSOD3-8471 (0.6262), 123440719-23158Q0010-23TSOD2-8471 (0.0287), 123468542-23158S0032-23TSOD7-8471 (0.4505), 123527393-23163Q0008-23TSOD3-8471 (0.0224), 123528375-23160S0015-23TSOD6-8471 (0.5382), 123559822-23157S0017-23TSOD6-8471 (0.4840), 123577284-23165Q0010-23TSOD4-8471 (0.0497), 123581353-23164S0006-23TSOD7-8471 (0.5442), 123583665-23165S0007-23TSOD9-8471 (0.9405), 123604935-23165S0018-23TSOD7-8471 (0.3975), 123627407-23166S0018-23TSOD10-8471 (0.3885), 123632678-23167S0013-23TSOD7-8471 (0.6282), 123634702-23166S0019-23TSOD7-8471 (0.7778), 123658635-23170Q0004-23TSOD6-8471 (0.0290), 123662896-23170S0009-23TSOD8-8471 (0.3712), 123668525-23167S0010-23TSOD9-8471 (0.3609), 123675253-23170S0010-23TSOD8-8471 (0.5370), 123707443-23172Q0009-23TSOD7-8471 (0.0375), 123715898-23172S0008-23TSOD11-8471 (0.5133), 123759842-23170S0021-23TSOD11-8471 (0.4968), 123788202-23177Q0001-23TSOD8-8471 (0.0640), 123791271-23170S0023-23TSOD11-8471 (0.5233), 123834626-23179Q0012-23TSOD10-8471 (0.0551), 123864925-23177S0009-23TSOD13-8471 (0.5470), 123883579-23172S0011-23TSOD11-8471 (0.1892), 123885150-23166S0019-23TSOD12-8475 (0.4286), 123919627-23184Q0019-23TSOD11-8471 (0.0397), 123958594-23184S0016-23TSOD14-8471 (0.4665), 123966602-23186Q0009-23TSOD12-8471 (0.0384), 124021622-23187S0022-23TSOD16-8471 (0.5096), 124065041-23167S0010-23TSOD15-8475 (0.5000), 124069619-23191S0004-23TSOD17-8471 (0.4985), 124081957-23192S0007-23TSOD19-8471 (0.5073), 124086535-23192Q0045-23TSOD13-8471 (0.0531), 124105509-23191S0005-23TSOD19-8471 (0.5929), 124182056-23198Q0006-23TSOD15-8471 (0.0500), 124209750-23199S0010-23TSOD22-8471 (0.4840), 124229453-23200Q0014-23TSOD17-8471 (0.0547), 124258955-23200S0028-23TSOD23-8471 (0.5049), 124259260-23201S0005-23TSOD25-8471 (0.4930), 124336122-23206S0004-23TSOD25-8471 (0.4559), 124339574-23205S0001-23TSOD25-8471 (0.5317), 124348944-23206S0033-23TSOD33-8475 (0.5184), 124357683-23207Q0008-23TSOD21-8471 (0.0356), 124394039-23208S0005-23TSOD31-8471 (0.4667), 124396854-23208S0004-23TSOD26-8471 (0.4594), 124414989-23209S0012-23TSOD29-8471 (0.4022), 124474055-23213Q0117-23TSOD25-8471 (0.0515), 124537331-23215S0037-23TSOD30-8471 (0.5276), 124568699-23219Q0009-23TSOD27-8471 (0.0421), 124571148-23215S0012-23TSOD31-8471 (0.5611), 124602241-23220S0021-23TSOD32-8471 (0.4679), 124606194-23220Q0112-23TSOD29-8471 (0.0369), 124628272-23219S0013-23TSOD34-8471 (0.4945), 124671522-23222S0037-23TSOD34-8471 (0.6522), 124672981-23222S0010-23TSOD36-8471 (0.4467), 124698313-23226Q0037-23TSOD31-8471 (0.0458), 124733200-23227Q0097-23TSOD33-8471 (0.0505), 124744903-23228S0002-23TSOD37-8471 (0.9960), 124749384-23227S0002-23TSOD35-8471 (0.5191), 124859874-23230S0011-23TSOD39-8471 (0.4535), 124860037-23230S0025-23TSOD39-8471 (0.4456), 124865210-23234Q0100-23TSOD37-8471 (0.0513), 124880322-23227S0004-23TSOD39-8471 (0.4840), 124902523-23235S0004-23TSOD40-8471 (0.4754), 124906026-23236S0005-23TSOD49-8475 (0.4804), 124961249-23241Q0004-23TSOD38-8471 (0.0256), 125036163-23236S0008-23TSOD43-8471 (0.6923), 125036163-23236S0008-23TSOD53-8475 (0.3508), 125036335-23244S0007-23TSOD44-8471 (0.4464), 125065516-23247Q0004-23TSOD41-8471 (0.0402), 125075619-23247S0010-23TSOD45-8471 (0.5263), 125103761-23248Q0140-23TSOD43-8471 (0.0352), 125125414-23243S0005-23TSOD45-8471 (0.4886), 125139597-23249S0003-23TSOD47-8471 (0.4722), 125167928-23251S0013-23TSOD50-8471 (0.6250), 125195636-23254Q0007-23TSOD45-8471 (0.0299), 125199498-23251S0011-23TSOD50-8471 (0.4558), 125205437-23254S0005-23TSOD50-8471 (0.4367), 125220499-23254S0021-23TSOD51-8471 (0.4903), 125223461-23254S0020-23TSOD53-8471 (0.5530), 125237145-23255Q0136-23TSOD47-8471 (0.0538), 125273289-23256S0015-23TSOD52-8471 (0.5321), 125295290-23258S0002-23TSOD52-8471 (0.3782), 125327756-23261Q0008-23TSOD50-8471 (0.0464), 125332669-23261S0006-23TSOD52-8471 (0.4665), 125363319-23262S0004-23TSOD54-8471 (0.4183), 125372113-23263Q0001-23TSOD52-8471 (0.0429), 125420607-23265Q0022-23TSOD53-8471 (0.0407), 125450564-23268Q0018-23TSOD54-8471 (0.0479), HD753 (0.0300), HD753R (0.0773), MB3425 (0.5060), MB3425R (0.5251), MB6979 (0.4753), MB7020 (0.4767), MB7121 (0.5037), MB7215R (0.4000), MB7303 (0.4440)</text:p>
          </table:table-cell>
          <table:table-cell table:number-columns-repeated="1008"/>
        </table:table-row>
        <table:table-row table:style-name="ro1">
          <table:table-cell office:value-type="float" office:value="8" calcext:value-type="float">
            <text:p>8</text:p>
          </table:table-cell>
          <table:table-cell office:value-type="float" office:value="48739325" calcext:value-type="float">
            <text:p>48739325</text:p>
          </table:table-cell>
          <table:table-cell office:value-type="string" calcext:value-type="string">
            <text:p>A</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Leu2892Arg</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2891Arg</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31" calcext:value-type="float">
            <text:p>31</text:p>
          </table:table-cell>
          <table:table-cell office:value-type="string" calcext:value-type="string">
            <text:p>123391801-23156Q0004-23TSOD1-8471 (0.0901), 123440719-23158Q0010-23TSOD2-8471 (0.1099), 123527393-23163Q0008-23TSOD3-8471 (0.0946), 123577284-23165Q0010-23TSOD4-8471 (0.1025), 123658635-23170Q0004-23TSOD6-8471 (0.0959), 123707443-23172Q0009-23TSOD7-8471 (0.1325), 123788202-23177Q0001-23TSOD8-8471 (0.1043), 123834626-23179Q0012-23TSOD10-8471 (0.0883), 123919627-23184Q0019-23TSOD11-8471 (0.1000), 123966602-23186Q0009-23TSOD12-8471 (0.0904), 124086535-23192Q0045-23TSOD13-8471 (0.0758), 124182056-23198Q0006-23TSOD15-8471 (0.0996), 124229453-23200Q0014-23TSOD17-8471 (0.1002), 124357683-23207Q0008-23TSOD21-8471 (0.1063), 124474055-23213Q0117-23TSOD25-8471 (0.0919), 124568699-23219Q0009-23TSOD27-8471 (0.0853), 124606194-23220Q0112-23TSOD29-8471 (0.0786), 124698313-23226Q0037-23TSOD31-8471 (0.0878), 124733200-23227Q0097-23TSOD33-8471 (0.1077), 124865210-23234Q0100-23TSOD37-8471 (0.0847), 124961249-23241Q0004-23TSOD38-8471 (0.0777), 125065516-23247Q0004-23TSOD41-8471 (0.0881), 125103761-23248Q0140-23TSOD43-8471 (0.0957), 125195636-23254Q0007-23TSOD45-8471 (0.0639), 125237145-23255Q0136-23TSOD47-8471 (0.1065), 125327756-23261Q0008-23TSOD50-8471 (0.0874), 125372113-23263Q0001-23TSOD52-8471 (0.0990), 125420607-23265Q0022-23TSOD53-8471 (0.0782), 125450564-23268Q0018-23TSOD54-8471 (0.0818), HD753 (0.0861), HD753R (0.1097)</text:p>
          </table:table-cell>
          <table:table-cell table:number-columns-repeated="1008"/>
        </table:table-row>
        <table:table-row table:style-name="ro1">
          <table:table-cell office:value-type="float" office:value="8" calcext:value-type="float">
            <text:p>8</text:p>
          </table:table-cell>
          <table:table-cell office:value-type="float" office:value="48739338" calcext:value-type="float">
            <text:p>48739338</text:p>
          </table:table-cell>
          <table:table-cell office:value-type="string" calcext:value-type="string">
            <text:p>C</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Val2888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2887Leu</text:p>
          </table:table-cell>
          <table:table-cell office:value-type="string" calcext:value-type="string">
            <text:p>NP_008835.5</text:p>
          </table:table-cell>
          <table:table-cell office:value-type="string" calcext:value-type="string">
            <text:p>NM_006904.7</text:p>
          </table:table-cell>
          <table:table-cell office:value-type="float" office:value="0.00058117" calcext:value-type="float">
            <text:p>0.00058117</text:p>
          </table:table-cell>
          <table:table-cell office:value-type="float" office:value="0.000824516" calcext:value-type="float">
            <text:p>0.000824516</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880413-23234S0010-23TSOD39-8471 (0.4292)</text:p>
          </table:table-cell>
          <table:table-cell table:number-columns-repeated="1008"/>
        </table:table-row>
        <table:table-row table:style-name="ro1">
          <table:table-cell office:value-type="float" office:value="8" calcext:value-type="float">
            <text:p>8</text:p>
          </table:table-cell>
          <table:table-cell office:value-type="float" office:value="48739376" calcext:value-type="float">
            <text:p>48739376</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la2875Asp</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la2874Asp</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340499-23261S0002-23TSOD53-8471 (0.3309)</text:p>
          </table:table-cell>
          <table:table-cell table:number-columns-repeated="1008"/>
        </table:table-row>
        <table:table-row table:style-name="ro1">
          <table:table-cell office:value-type="float" office:value="8" calcext:value-type="float">
            <text:p>8</text:p>
          </table:table-cell>
          <table:table-cell office:value-type="float" office:value="48740743" calcext:value-type="float">
            <text:p>48740743</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2855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2854Ile</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445727-23153S0017-23TSOD6-8471 (0.4849)</text:p>
          </table:table-cell>
          <table:table-cell table:number-columns-repeated="1008"/>
        </table:table-row>
        <table:table-row table:style-name="ro1">
          <table:table-cell office:value-type="float" office:value="8" calcext:value-type="float">
            <text:p>8</text:p>
          </table:table-cell>
          <table:table-cell office:value-type="float" office:value="48740816" calcext:value-type="float">
            <text:p>48740816</text:p>
          </table:table-cell>
          <table:table-cell office:value-type="string" calcext:value-type="string">
            <text:p>GT</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Asn2830Lysfs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Asn2829ThrfsTer40</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399008-23156S0026-23TSOD4-8471 (0.1082)</text:p>
          </table:table-cell>
          <table:table-cell table:number-columns-repeated="1008"/>
        </table:table-row>
        <table:table-row table:style-name="ro1">
          <table:table-cell office:value-type="float" office:value="8" calcext:value-type="float">
            <text:p>8</text:p>
          </table:table-cell>
          <table:table-cell office:value-type="float" office:value="48743201" calcext:value-type="float">
            <text:p>48743201</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Ser2788Gly</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Ser2787Gly</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8" calcext:value-type="float">
            <text:p>28</text:p>
          </table:table-cell>
          <table:table-cell office:value-type="string" calcext:value-type="string">
            <text:p>123391801-23156Q0004-23TSOD1-8471 (0.0487), 123440719-23158Q0010-23TSOD2-8471 (0.0544), 123527393-23163Q0008-23TSOD3-8471 (0.0465), 123577284-23165Q0010-23TSOD4-8471 (0.0353), 123658635-23170Q0004-23TSOD6-8471 (0.0272), 123707443-23172Q0009-23TSOD7-8471 (0.0403), 123788202-23177Q0001-23TSOD8-8471 (0.0423), 123919627-23184Q0019-23TSOD11-8471 (0.0385), 123966602-23186Q0009-23TSOD12-8471 (0.0313), 124086535-23192Q0045-23TSOD13-8471 (0.0329), 124182056-23198Q0006-23TSOD15-8471 (0.0542), 124229453-23200Q0014-23TSOD17-8471 (0.0359), 124357683-23207Q0008-23TSOD21-8471 (0.0337), 124474055-23213Q0117-23TSOD25-8471 (0.0409), 124568699-23219Q0009-23TSOD27-8471 (0.0404), 124606194-23220Q0112-23TSOD29-8471 (0.0511), 124733200-23227Q0097-23TSOD33-8471 (0.0538), 124865210-23234Q0100-23TSOD37-8471 (0.0380), 124961249-23241Q0004-23TSOD38-8471 (0.0378), 125065516-23247Q0004-23TSOD41-8471 (0.0337), 125103761-23248Q0140-23TSOD43-8471 (0.0325), 125195636-23254Q0007-23TSOD45-8471 (0.0326), 125237145-23255Q0136-23TSOD47-8471 (0.0401), 125327756-23261Q0008-23TSOD50-8471 (0.0255), 125372113-23263Q0001-23TSOD52-8471 (0.0335), 125420607-23265Q0022-23TSOD53-8471 (0.0362), 125450564-23268Q0018-23TSOD54-8471 (0.0415), HD753 (0.0419)</text:p>
          </table:table-cell>
          <table:table-cell table:number-columns-repeated="1008"/>
        </table:table-row>
        <table:table-row table:style-name="ro1">
          <table:table-cell office:value-type="float" office:value="8" calcext:value-type="float">
            <text:p>8</text:p>
          </table:table-cell>
          <table:table-cell office:value-type="float" office:value="48743245" calcext:value-type="float">
            <text:p>48743245</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2773L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772L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73222-23186S0008-23TSOD19-8471 (0.3333)</text:p>
          </table:table-cell>
          <table:table-cell table:number-columns-repeated="1008"/>
        </table:table-row>
        <table:table-row table:style-name="ro1">
          <table:table-cell office:value-type="float" office:value="8" calcext:value-type="float">
            <text:p>8</text:p>
          </table:table-cell>
          <table:table-cell office:value-type="float" office:value="48744398" calcext:value-type="float">
            <text:p>48744398</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2748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2747Ile</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699663-23224S0011-23TSOD41-8475 (0.2744)</text:p>
          </table:table-cell>
          <table:table-cell table:number-columns-repeated="1008"/>
        </table:table-row>
        <table:table-row table:style-name="ro1">
          <table:table-cell office:value-type="float" office:value="8" calcext:value-type="float">
            <text:p>8</text:p>
          </table:table-cell>
          <table:table-cell office:value-type="float" office:value="48744454" calcext:value-type="float">
            <text:p>48744454</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2729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728Hi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4062" calcext:value-type="float">
            <text:p>0.000004062</text:p>
          </table:table-cell>
          <table:table-cell office:value-type="string" calcext:value-type="string">
            <text:p>.</text:p>
          </table:table-cell>
          <table:table-cell office:value-type="float" office:value="1" calcext:value-type="float">
            <text:p>1</text:p>
          </table:table-cell>
          <table:table-cell office:value-type="string" calcext:value-type="string">
            <text:p>123735108-23173S0001-23TSOD13-8471 (0.2696)</text:p>
          </table:table-cell>
          <table:table-cell table:number-columns-repeated="1008"/>
        </table:table-row>
        <table:table-row table:style-name="ro1">
          <table:table-cell office:value-type="float" office:value="8" calcext:value-type="float">
            <text:p>8</text:p>
          </table:table-cell>
          <table:table-cell office:value-type="float" office:value="48746778" calcext:value-type="float">
            <text:p>48746778</text:p>
          </table:table-cell>
          <table:table-cell office:value-type="string" calcext:value-type="string">
            <text:p>C</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Glu2711Gl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u2710Gln</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237462-23200S0006-23TSOD22-8471 (0.5445)</text:p>
          </table:table-cell>
          <table:table-cell table:number-columns-repeated="1008"/>
        </table:table-row>
        <table:table-row table:style-name="ro1">
          <table:table-cell office:value-type="float" office:value="8" calcext:value-type="float">
            <text:p>8</text:p>
          </table:table-cell>
          <table:table-cell office:value-type="float" office:value="48746778" calcext:value-type="float">
            <text:p>48746778</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u2711L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u2710Ly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121832" calcext:value-type="float">
            <text:p>0.0000121832</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342178-23206S0012-23TSOD26-8471 (0.3558)</text:p>
          </table:table-cell>
          <table:table-cell table:number-columns-repeated="1008"/>
        </table:table-row>
        <table:table-row table:style-name="ro1">
          <table:table-cell office:value-type="float" office:value="8" calcext:value-type="float">
            <text:p>8</text:p>
          </table:table-cell>
          <table:table-cell office:value-type="float" office:value="48746798" calcext:value-type="float">
            <text:p>48746798</text:p>
          </table:table-cell>
          <table:table-cell office:value-type="string" calcext:value-type="string">
            <text:p>C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rg2704Alafs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Arg2703GlyfsTer13</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541461-23216S0001-23TSOD36-8471 (0.1591)</text:p>
          </table:table-cell>
          <table:table-cell table:number-columns-repeated="1008"/>
        </table:table-row>
        <table:table-row table:style-name="ro1">
          <table:table-cell office:value-type="float" office:value="8" calcext:value-type="float">
            <text:p>8</text:p>
          </table:table-cell>
          <table:table-cell office:value-type="float" office:value="48746798" calcext:value-type="float">
            <text:p>48746798</text:p>
          </table:table-cell>
          <table:table-cell office:value-type="string" calcext:value-type="string">
            <text:p>C</text:p>
          </table:table-cell>
          <table:table-cell office:value-type="string" calcext:value-type="string">
            <text:p>CT</text:p>
          </table:table-cell>
          <table:table-cell office:value-type="string" calcext:value-type="string">
            <text:p>PRKDC</text:p>
          </table:table-cell>
          <table:table-cell table:style-name="ce3" office:value-type="string" calcext:value-type="string">
            <text:p>p.Arg2704Glufs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Arg2703LysfsTer11</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MB3472 (0.2212), MB3472R (0.2217)</text:p>
          </table:table-cell>
          <table:table-cell table:number-columns-repeated="1008"/>
        </table:table-row>
        <table:table-row table:style-name="ro1">
          <table:table-cell office:value-type="float" office:value="8" calcext:value-type="float">
            <text:p>8</text:p>
          </table:table-cell>
          <table:table-cell office:value-type="float" office:value="48748958" calcext:value-type="float">
            <text:p>48748958</text:p>
          </table:table-cell>
          <table:table-cell office:value-type="string" calcext:value-type="string">
            <text:p>A</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2631Gl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2630Glu</text:p>
          </table:table-cell>
          <table:table-cell office:value-type="string" calcext:value-type="string">
            <text:p>NP_008835.5</text:p>
          </table:table-cell>
          <table:table-cell office:value-type="string" calcext:value-type="string">
            <text:p>NM_006904.7</text:p>
          </table:table-cell>
          <table:table-cell office:value-type="float" office:value="0.0000322914" calcext:value-type="float">
            <text:p>0.0000322914</text:p>
          </table:table-cell>
          <table:table-cell office:value-type="float" office:value="0.000061633" calcext:value-type="float">
            <text:p>0.000061633</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045125-23242S0016-23TSOD46-8471 (0.3768)</text:p>
          </table:table-cell>
          <table:table-cell table:number-columns-repeated="1008"/>
        </table:table-row>
        <table:table-row table:style-name="ro1">
          <table:table-cell office:value-type="float" office:value="8" calcext:value-type="float">
            <text:p>8</text:p>
          </table:table-cell>
          <table:table-cell office:value-type="float" office:value="48748968" calcext:value-type="float">
            <text:p>48748968</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628C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627Cy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820439" calcext:value-type="float">
            <text:p>0.00000820439</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MB6768F (0.3823)</text:p>
          </table:table-cell>
          <table:table-cell table:number-columns-repeated="1008"/>
        </table:table-row>
        <table:table-row table:style-name="ro1">
          <table:table-cell office:value-type="float" office:value="8" calcext:value-type="float">
            <text:p>8</text:p>
          </table:table-cell>
          <table:table-cell office:value-type="float" office:value="48748991" calcext:value-type="float">
            <text:p>48748991</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Thr2620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hr2619Ile</text:p>
          </table:table-cell>
          <table:table-cell office:value-type="string" calcext:value-type="string">
            <text:p>NP_008835.5</text:p>
          </table:table-cell>
          <table:table-cell office:value-type="string" calcext:value-type="string">
            <text:p>NM_006904.7</text:p>
          </table:table-cell>
          <table:table-cell office:value-type="float" office:value="0.0000322768" calcext:value-type="float">
            <text:p>0.0000322768</text:p>
          </table:table-cell>
          <table:table-cell office:value-type="float" office:value="0.000102312" calcext:value-type="float">
            <text:p>0.000102312</text:p>
          </table:table-cell>
          <table:table-cell office:value-type="string" calcext:value-type="string">
            <text:p>Uncertain_significance</text:p>
          </table:table-cell>
          <table:table-cell office:value-type="float" office:value="2" calcext:value-type="float">
            <text:p>2</text:p>
          </table:table-cell>
          <table:table-cell office:value-type="string" calcext:value-type="string">
            <text:p>124155624-23193S0020-23TSOD20-8471 (0.4778), 124734238-23227S0028-23TSOD35-8471 (0.4661)</text:p>
          </table:table-cell>
          <table:table-cell table:number-columns-repeated="1008"/>
        </table:table-row>
        <table:table-row table:style-name="ro1">
          <table:table-cell office:value-type="float" office:value="8" calcext:value-type="float">
            <text:p>8</text:p>
          </table:table-cell>
          <table:table-cell office:value-type="float" office:value="48749810" calcext:value-type="float">
            <text:p>48749810</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Pro2575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2574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340499-23261S0002-23TSOD53-8471 (0.0741)</text:p>
          </table:table-cell>
          <table:table-cell table:number-columns-repeated="1008"/>
        </table:table-row>
        <table:table-row table:style-name="ro1">
          <table:table-cell office:value-type="float" office:value="8" calcext:value-type="float">
            <text:p>8</text:p>
          </table:table-cell>
          <table:table-cell office:value-type="float" office:value="48749834" calcext:value-type="float">
            <text:p>48749834</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Ser2567As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Ser2566Asn</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1216)</text:p>
          </table:table-cell>
          <table:table-cell table:number-columns-repeated="1008"/>
        </table:table-row>
        <table:table-row table:style-name="ro1">
          <table:table-cell office:value-type="float" office:value="8" calcext:value-type="float">
            <text:p>8</text:p>
          </table:table-cell>
          <table:table-cell office:value-type="float" office:value="48749869" calcext:value-type="float">
            <text:p>48749869</text:p>
          </table:table-cell>
          <table:table-cell office:value-type="string" calcext:value-type="string">
            <text:p>TA</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Leu2555Ter</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Leu2554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48773-23222S0021-23TSOD34-8471 (0.1000)</text:p>
          </table:table-cell>
          <table:table-cell table:number-columns-repeated="1008"/>
        </table:table-row>
        <table:table-row table:style-name="ro1">
          <table:table-cell office:value-type="float" office:value="8" calcext:value-type="float">
            <text:p>8</text:p>
          </table:table-cell>
          <table:table-cell office:value-type="float" office:value="48749894" calcext:value-type="float">
            <text:p>48749894</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Ser2547Ty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Ser2546Ty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067284-23191S0009-23TSOD16-8471 (0.2628)</text:p>
          </table:table-cell>
          <table:table-cell table:number-columns-repeated="1008"/>
        </table:table-row>
        <table:table-row table:style-name="ro1">
          <table:table-cell office:value-type="float" office:value="8" calcext:value-type="float">
            <text:p>8</text:p>
          </table:table-cell>
          <table:table-cell office:value-type="float" office:value="48749907" calcext:value-type="float">
            <text:p>48749907</text:p>
          </table:table-cell>
          <table:table-cell office:value-type="string" calcext:value-type="string">
            <text:p>T</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Asn2543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n2542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98868-23187S0006-23TSOD15-8471 (0.1044)</text:p>
          </table:table-cell>
          <table:table-cell table:number-columns-repeated="1008"/>
        </table:table-row>
        <table:table-row table:style-name="ro1">
          <table:table-cell office:value-type="float" office:value="8" calcext:value-type="float">
            <text:p>8</text:p>
          </table:table-cell>
          <table:table-cell office:value-type="float" office:value="48751770" calcext:value-type="float">
            <text:p>48751770</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Ile2498Val</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Ile2497Val</text:p>
          </table:table-cell>
          <table:table-cell office:value-type="string" calcext:value-type="string">
            <text:p>NP_008835.5</text:p>
          </table:table-cell>
          <table:table-cell office:value-type="string" calcext:value-type="string">
            <text:p>NM_006904.7</text:p>
          </table:table-cell>
          <table:table-cell office:value-type="float" office:value="0.0000322726" calcext:value-type="float">
            <text:p>0.0000322726</text:p>
          </table:table-cell>
          <table:table-cell office:value-type="float" office:value="0.0000203214" calcext:value-type="float">
            <text:p>0.0000203214</text:p>
          </table:table-cell>
          <table:table-cell office:value-type="string" calcext:value-type="string">
            <text:p>.</text:p>
          </table:table-cell>
          <table:table-cell office:value-type="float" office:value="1" calcext:value-type="float">
            <text:p>1</text:p>
          </table:table-cell>
          <table:table-cell office:value-type="string" calcext:value-type="string">
            <text:p>123470805-23158S0004-23TSOD7-8471 (0.4965)</text:p>
          </table:table-cell>
          <table:table-cell table:number-columns-repeated="1008"/>
        </table:table-row>
        <table:table-row table:style-name="ro1">
          <table:table-cell office:value-type="float" office:value="8" calcext:value-type="float">
            <text:p>8</text:p>
          </table:table-cell>
          <table:table-cell office:value-type="float" office:value="48761725" calcext:value-type="float">
            <text:p>48761725</text:p>
          </table:table-cell>
          <table:table-cell office:value-type="string" calcext:value-type="string">
            <text:p>T</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Met2424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Met2423Leu</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162508" calcext:value-type="float">
            <text:p>0.0000162508</text:p>
          </table:table-cell>
          <table:table-cell office:value-type="string" calcext:value-type="string">
            <text:p>.</text:p>
          </table:table-cell>
          <table:table-cell office:value-type="float" office:value="1" calcext:value-type="float">
            <text:p>1</text:p>
          </table:table-cell>
          <table:table-cell office:value-type="string" calcext:value-type="string">
            <text:p>123864925-23177S0009-23TSOD13-8471 (0.5032)</text:p>
          </table:table-cell>
          <table:table-cell table:number-columns-repeated="1008"/>
        </table:table-row>
        <table:table-row table:style-name="ro1">
          <table:table-cell office:value-type="float" office:value="8" calcext:value-type="float">
            <text:p>8</text:p>
          </table:table-cell>
          <table:table-cell office:value-type="float" office:value="48761791" calcext:value-type="float">
            <text:p>48761791</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Leu2402Ph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2401Phe</text:p>
          </table:table-cell>
          <table:table-cell office:value-type="string" calcext:value-type="string">
            <text:p>NP_008835.5</text:p>
          </table:table-cell>
          <table:table-cell office:value-type="string" calcext:value-type="string">
            <text:p>NM_006904.7</text:p>
          </table:table-cell>
          <table:table-cell office:value-type="float" office:value="0.000710136" calcext:value-type="float">
            <text:p>0.000710136</text:p>
          </table:table-cell>
          <table:table-cell office:value-type="float" office:value="0.000601108" calcext:value-type="float">
            <text:p>0.000601108</text:p>
          </table:table-cell>
          <table:table-cell office:value-type="string" calcext:value-type="string">
            <text:p>Conflicting_interpretations_of_pathogenicity</text:p>
          </table:table-cell>
          <table:table-cell office:value-type="float" office:value="5" calcext:value-type="float">
            <text:p>5</text:p>
          </table:table-cell>
          <table:table-cell office:value-type="string" calcext:value-type="string">
            <text:p>124030904-23180S0022-23TSOD17-8471 (0.6250), 124030904-23180S0022-23TSOD24-8475 (0.7500), 124237173-23200S0010-23TSOD23-8471 (0.4717), MB7014 (0.6667), MB7014Rpt (0.5714)</text:p>
          </table:table-cell>
          <table:table-cell table:number-columns-repeated="1008"/>
        </table:table-row>
        <table:table-row table:style-name="ro1">
          <table:table-cell office:value-type="float" office:value="8" calcext:value-type="float">
            <text:p>8</text:p>
          </table:table-cell>
          <table:table-cell office:value-type="float" office:value="48761946" calcext:value-type="float">
            <text:p>48761946</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la2375Val</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la2374Val</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83756-23167S0002-23TSOD10-8471 (0.0756)</text:p>
          </table:table-cell>
          <table:table-cell table:number-columns-repeated="1008"/>
        </table:table-row>
        <table:table-row table:style-name="ro1">
          <table:table-cell office:value-type="float" office:value="8" calcext:value-type="float">
            <text:p>8</text:p>
          </table:table-cell>
          <table:table-cell office:value-type="float" office:value="48761956" calcext:value-type="float">
            <text:p>48761956</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2372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2371Ser</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40714" calcext:value-type="float">
            <text:p>0.0000040714</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MB7186Rpt (0.7500)</text:p>
          </table:table-cell>
          <table:table-cell table:number-columns-repeated="1008"/>
        </table:table-row>
        <table:table-row table:style-name="ro1">
          <table:table-cell office:value-type="float" office:value="8" calcext:value-type="float">
            <text:p>8</text:p>
          </table:table-cell>
          <table:table-cell office:value-type="float" office:value="48765257" calcext:value-type="float">
            <text:p>48765257</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328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Arg2327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273630-23257S0013-23TSOD52-8471 (0.3887)</text:p>
          </table:table-cell>
          <table:table-cell table:number-columns-repeated="1008"/>
        </table:table-row>
        <table:table-row table:style-name="ro1">
          <table:table-cell office:value-type="float" office:value="8" calcext:value-type="float">
            <text:p>8</text:p>
          </table:table-cell>
          <table:table-cell office:value-type="float" office:value="48765287" calcext:value-type="float">
            <text:p>48765287</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la2318Th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la2317Thr</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158040-23195S0026-23TSOD21-8471 (0.3125)</text:p>
          </table:table-cell>
          <table:table-cell table:number-columns-repeated="1008"/>
        </table:table-row>
        <table:table-row table:style-name="ro1">
          <table:table-cell office:value-type="float" office:value="8" calcext:value-type="float">
            <text:p>8</text:p>
          </table:table-cell>
          <table:table-cell office:value-type="float" office:value="48765338" calcext:value-type="float">
            <text:p>48765338</text:p>
          </table:table-cell>
          <table:table-cell office:value-type="string" calcext:value-type="string">
            <text:p>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Gln2301Gl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n2300Glu</text:p>
          </table:table-cell>
          <table:table-cell office:value-type="string" calcext:value-type="string">
            <text:p>NP_008835.5</text:p>
          </table:table-cell>
          <table:table-cell office:value-type="string" calcext:value-type="string">
            <text:p>NM_006904.7</text:p>
          </table:table-cell>
          <table:table-cell office:value-type="float" office:value="0.000484152" calcext:value-type="float">
            <text:p>0.000484152</text:p>
          </table:table-cell>
          <table:table-cell office:value-type="float" office:value="0.000354688" calcext:value-type="float">
            <text:p>0.000354688</text:p>
          </table:table-cell>
          <table:table-cell office:value-type="string" calcext:value-type="string">
            <text:p>Conflicting_interpretations_of_pathogenicity</text:p>
          </table:table-cell>
          <table:table-cell office:value-type="float" office:value="4" calcext:value-type="float">
            <text:p>4</text:p>
          </table:table-cell>
          <table:table-cell office:value-type="string" calcext:value-type="string">
            <text:p>123998716-23187S0003-23TSOD15-8471 (0.4910), 124126205-23193S0016-23TSOD21-8471 (0.4478), 124207339-23187S0026-23TSOD22-8471 (0.3500), 124840294-23229S0018-23TSOD39-8471 (0.6480)</text:p>
          </table:table-cell>
          <table:table-cell table:number-columns-repeated="1008"/>
        </table:table-row>
        <table:table-row table:style-name="ro1">
          <table:table-cell office:value-type="float" office:value="8" calcext:value-type="float">
            <text:p>8</text:p>
          </table:table-cell>
          <table:table-cell office:value-type="float" office:value="48766699" calcext:value-type="float">
            <text:p>48766699</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2280Met</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2279Met</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247062-23256S0007-23TSOD51-8471 (0.0634)</text:p>
          </table:table-cell>
          <table:table-cell table:number-columns-repeated="1008"/>
        </table:table-row>
        <table:table-row table:style-name="ro1">
          <table:table-cell office:value-type="float" office:value="8" calcext:value-type="float">
            <text:p>8</text:p>
          </table:table-cell>
          <table:table-cell office:value-type="float" office:value="48767903" calcext:value-type="float">
            <text:p>48767903</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2214Gl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213Gln</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48485-23145S0006-23TSOD1-8471 (0.0332)</text:p>
          </table:table-cell>
          <table:table-cell table:number-columns-repeated="1008"/>
        </table:table-row>
        <table:table-row table:style-name="ro1">
          <table:table-cell office:value-type="float" office:value="8" calcext:value-type="float">
            <text:p>8</text:p>
          </table:table-cell>
          <table:table-cell office:value-type="float" office:value="48767904" calcext:value-type="float">
            <text:p>48767904</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214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Arg2213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067284-23191S0009-23TSOD16-8471 (0.2000)</text:p>
          </table:table-cell>
          <table:table-cell table:number-columns-repeated="1008"/>
        </table:table-row>
        <table:table-row table:style-name="ro1">
          <table:table-cell office:value-type="float" office:value="8" calcext:value-type="float">
            <text:p>8</text:p>
          </table:table-cell>
          <table:table-cell office:value-type="float" office:value="48769773" calcext:value-type="float">
            <text:p>48769773</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Met2185Val</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Met2184Val</text:p>
          </table:table-cell>
          <table:table-cell office:value-type="string" calcext:value-type="string">
            <text:p>NP_008835.5</text:p>
          </table:table-cell>
          <table:table-cell office:value-type="string" calcext:value-type="string">
            <text:p>NM_006904.7</text:p>
          </table:table-cell>
          <table:table-cell office:value-type="float" office:value="0.0000645578" calcext:value-type="float">
            <text:p>0.0000645578</text:p>
          </table:table-cell>
          <table:table-cell office:value-type="float" office:value="0.0000162501" calcext:value-type="float">
            <text:p>0.0000162501</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821332-23174S0012-23TSOD13-8471 (0.4609)</text:p>
          </table:table-cell>
          <table:table-cell table:number-columns-repeated="1008"/>
        </table:table-row>
        <table:table-row table:style-name="ro1">
          <table:table-cell office:value-type="float" office:value="8" calcext:value-type="float">
            <text:p>8</text:p>
          </table:table-cell>
          <table:table-cell office:value-type="float" office:value="48769794" calcext:value-type="float">
            <text:p>48769794</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y2178Arg</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y2177Arg</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883579-23172S0011-23TSOD11-8471 (0.6064)</text:p>
          </table:table-cell>
          <table:table-cell table:number-columns-repeated="1008"/>
        </table:table-row>
        <table:table-row table:style-name="ro1">
          <table:table-cell office:value-type="float" office:value="8" calcext:value-type="float">
            <text:p>8</text:p>
          </table:table-cell>
          <table:table-cell office:value-type="float" office:value="48771115" calcext:value-type="float">
            <text:p>48771115</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143C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142C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123344948-23152S0003-23TSOD3-8471 (0.0443), 125012271-23242S0014-23TSOD43-8471 (0.0285)</text:p>
          </table:table-cell>
          <table:table-cell table:number-columns-repeated="1008"/>
        </table:table-row>
        <table:table-row table:style-name="ro1">
          <table:table-cell office:value-type="float" office:value="8" calcext:value-type="float">
            <text:p>8</text:p>
          </table:table-cell>
          <table:table-cell office:value-type="float" office:value="48771120" calcext:value-type="float">
            <text:p>48771120</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sn2141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n2140S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84342-23195S0001-23TSOD20-8471 (0.1014)</text:p>
          </table:table-cell>
          <table:table-cell table:number-columns-repeated="1008"/>
        </table:table-row>
        <table:table-row table:style-name="ro1">
          <table:table-cell office:value-type="float" office:value="8" calcext:value-type="float">
            <text:p>8</text:p>
          </table:table-cell>
          <table:table-cell office:value-type="float" office:value="48771129" calcext:value-type="float">
            <text:p>48771129</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Val2138Ala</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2137Ala</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0870)</text:p>
          </table:table-cell>
          <table:table-cell table:number-columns-repeated="1008"/>
        </table:table-row>
        <table:table-row table:style-name="ro1">
          <table:table-cell office:value-type="float" office:value="8" calcext:value-type="float">
            <text:p>8</text:p>
          </table:table-cell>
          <table:table-cell office:value-type="float" office:value="48771186" calcext:value-type="float">
            <text:p>48771186</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ro2119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2118Leu</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1511)</text:p>
          </table:table-cell>
          <table:table-cell table:number-columns-repeated="1008"/>
        </table:table-row>
        <table:table-row table:style-name="ro1">
          <table:table-cell office:value-type="float" office:value="8" calcext:value-type="float">
            <text:p>8</text:p>
          </table:table-cell>
          <table:table-cell office:value-type="float" office:value="48771187" calcext:value-type="float">
            <text:p>48771187</text:p>
          </table:table-cell>
          <table:table-cell office:value-type="string" calcext:value-type="string">
            <text:p>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Pro2119Ala</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ro2118Ala</text:p>
          </table:table-cell>
          <table:table-cell office:value-type="string" calcext:value-type="string">
            <text:p>NP_008835.5</text:p>
          </table:table-cell>
          <table:table-cell office:value-type="string" calcext:value-type="string">
            <text:p>NM_006904.7</text:p>
          </table:table-cell>
          <table:table-cell office:value-type="float" office:value="0.00145415" calcext:value-type="float">
            <text:p>0.00145415</text:p>
          </table:table-cell>
          <table:table-cell office:value-type="float" office:value="0.00096646" calcext:value-type="float">
            <text:p>0.00096646</text:p>
          </table:table-cell>
          <table:table-cell office:value-type="string" calcext:value-type="string">
            <text:p>.</text:p>
          </table:table-cell>
          <table:table-cell office:value-type="float" office:value="1" calcext:value-type="float">
            <text:p>1</text:p>
          </table:table-cell>
          <table:table-cell office:value-type="string" calcext:value-type="string">
            <text:p>124336122-23206S0004-23TSOD25-8471 (0.5584)</text:p>
          </table:table-cell>
          <table:table-cell table:number-columns-repeated="1008"/>
        </table:table-row>
        <table:table-row table:style-name="ro1">
          <table:table-cell office:value-type="float" office:value="8" calcext:value-type="float">
            <text:p>8</text:p>
          </table:table-cell>
          <table:table-cell office:value-type="float" office:value="48772173" calcext:value-type="float">
            <text:p>48772173</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2069Gln</text:p>
          </table:table-cell>
          <table:table-cell table:style-name="Default" office:value-type="string" calcext:value-type="string">
            <text:p>NP_008835.5</text:p>
          </table:table-cell>
          <table:table-cell table:style-name="Default" office:value-type="string" calcext:value-type="string">
            <text:p>missense_variant:splice_region_variant</text:p>
          </table:table-cell>
          <table:table-cell table:style-name="ce3" office:value-type="string" calcext:value-type="string">
            <text:p>p.Arg2068Gln</text:p>
          </table:table-cell>
          <table:table-cell office:value-type="string" calcext:value-type="string">
            <text:p>NP_008835.5</text:p>
          </table:table-cell>
          <table:table-cell office:value-type="string" calcext:value-type="string">
            <text:p>NM_006904.7</text:p>
          </table:table-cell>
          <table:table-cell office:value-type="float" office:value="0.000096918" calcext:value-type="float">
            <text:p>0.000096918</text:p>
          </table:table-cell>
          <table:table-cell office:value-type="float" office:value="0.000217211" calcext:value-type="float">
            <text:p>0.000217211</text:p>
          </table:table-cell>
          <table:table-cell office:value-type="string" calcext:value-type="string">
            <text:p>Uncertain_significance</text:p>
          </table:table-cell>
          <table:table-cell office:value-type="float" office:value="2" calcext:value-type="float">
            <text:p>2</text:p>
          </table:table-cell>
          <table:table-cell office:value-type="string" calcext:value-type="string">
            <text:p>123183350-23143S0001-23TSOD1-8471 (0.3881), 123823656-23170S0026-23TSOD10-8471 (0.4167)</text:p>
          </table:table-cell>
          <table:table-cell table:number-columns-repeated="1008"/>
        </table:table-row>
        <table:table-row table:style-name="ro1">
          <table:table-cell office:value-type="float" office:value="8" calcext:value-type="float">
            <text:p>8</text:p>
          </table:table-cell>
          <table:table-cell office:value-type="float" office:value="48772180" calcext:value-type="float">
            <text:p>48772180</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067Trp</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066Trp</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33089" calcext:value-type="float">
            <text:p>0.000033089</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619325-23221S0012-23TSOD33-8471 (0.5114)</text:p>
          </table:table-cell>
          <table:table-cell table:number-columns-repeated="1008"/>
        </table:table-row>
        <table:table-row table:style-name="ro1">
          <table:table-cell office:value-type="float" office:value="8" calcext:value-type="float">
            <text:p>8</text:p>
          </table:table-cell>
          <table:table-cell office:value-type="float" office:value="48772185" calcext:value-type="float">
            <text:p>48772185</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2065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2064His</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415939" calcext:value-type="float">
            <text:p>0.00000415939</text:p>
          </table:table-cell>
          <table:table-cell office:value-type="string" calcext:value-type="string">
            <text:p>.</text:p>
          </table:table-cell>
          <table:table-cell office:value-type="float" office:value="1" calcext:value-type="float">
            <text:p>1</text:p>
          </table:table-cell>
          <table:table-cell office:value-type="string" calcext:value-type="string">
            <text:p>124935424-23237S0017-23TSOD42-8471 (0.4359)</text:p>
          </table:table-cell>
          <table:table-cell table:number-columns-repeated="1008"/>
        </table:table-row>
        <table:table-row table:style-name="ro1">
          <table:table-cell office:value-type="float" office:value="8" calcext:value-type="float">
            <text:p>8</text:p>
          </table:table-cell>
          <table:table-cell office:value-type="float" office:value="48773517" calcext:value-type="float">
            <text:p>48773517</text:p>
          </table:table-cell>
          <table:table-cell office:value-type="string" calcext:value-type="string">
            <text:p>T</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Lys2001Gl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ys2000Gln</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171314" calcext:value-type="float">
            <text:p>0.0000171314</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332790-23216S0015-23TSOD52-8471 (0.5046)</text:p>
          </table:table-cell>
          <table:table-cell table:number-columns-repeated="1008"/>
        </table:table-row>
        <table:table-row table:style-name="ro1">
          <table:table-cell office:value-type="float" office:value="8" calcext:value-type="float">
            <text:p>8</text:p>
          </table:table-cell>
          <table:table-cell office:value-type="float" office:value="48773519" calcext:value-type="float">
            <text:p>48773519</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2000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1999Ile</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1787)</text:p>
          </table:table-cell>
          <table:table-cell table:number-columns-repeated="1008"/>
        </table:table-row>
        <table:table-row table:style-name="ro1">
          <table:table-cell office:value-type="float" office:value="8" calcext:value-type="float">
            <text:p>8</text:p>
          </table:table-cell>
          <table:table-cell office:value-type="float" office:value="48774651" calcext:value-type="float">
            <text:p>48774651</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1986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1985His</text:p>
          </table:table-cell>
          <table:table-cell office:value-type="string" calcext:value-type="string">
            <text:p>NP_008835.5</text:p>
          </table:table-cell>
          <table:table-cell office:value-type="string" calcext:value-type="string">
            <text:p>NM_006904.7</text:p>
          </table:table-cell>
          <table:table-cell office:value-type="float" office:value="0.000161467" calcext:value-type="float">
            <text:p>0.000161467</text:p>
          </table:table-cell>
          <table:table-cell office:value-type="float" office:value="0.000269032" calcext:value-type="float">
            <text:p>0.000269032</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766429-23173S0016-23TSOD12-8471 (0.4927)</text:p>
          </table:table-cell>
          <table:table-cell table:number-columns-repeated="1008"/>
        </table:table-row>
        <table:table-row table:style-name="ro1">
          <table:table-cell office:value-type="float" office:value="8" calcext:value-type="float">
            <text:p>8</text:p>
          </table:table-cell>
          <table:table-cell office:value-type="float" office:value="48775034" calcext:value-type="float">
            <text:p>48775034</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Tyr1940Cy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yr1939Cy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73721-23186S0015-23TSOD14-8471 (0.0331)</text:p>
          </table:table-cell>
          <table:table-cell table:number-columns-repeated="1008"/>
        </table:table-row>
        <table:table-row table:style-name="ro1">
          <table:table-cell office:value-type="float" office:value="8" calcext:value-type="float">
            <text:p>8</text:p>
          </table:table-cell>
          <table:table-cell office:value-type="float" office:value="48775982" calcext:value-type="float">
            <text:p>48775982</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u1910Ter</text:p>
          </table:table-cell>
          <table:table-cell table:style-name="Default" office:value-type="string" calcext:value-type="string">
            <text:p>NP_008835.5</text:p>
          </table:table-cell>
          <table:table-cell table:style-name="Default" office:value-type="string" calcext:value-type="string">
            <text:p>stop_gained</text:p>
          </table:table-cell>
          <table:table-cell table:style-name="ce3" office:value-type="string" calcext:value-type="string">
            <text:p>p.Glu1909T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98868-23187S0006-23TSOD15-8471 (0.4126)</text:p>
          </table:table-cell>
          <table:table-cell table:number-columns-repeated="1008"/>
        </table:table-row>
        <table:table-row table:style-name="ro1">
          <table:table-cell office:value-type="float" office:value="8" calcext:value-type="float">
            <text:p>8</text:p>
          </table:table-cell>
          <table:table-cell office:value-type="float" office:value="48777171" calcext:value-type="float">
            <text:p>48777171</text:p>
          </table:table-cell>
          <table:table-cell office:value-type="string" calcext:value-type="string">
            <text:p>G</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Phe1839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he1838Leu</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123248485-23145S0006-23TSOD1-8471 (0.1979), 124935424-23237S0017-23TSOD42-8471 (0.4315)</text:p>
          </table:table-cell>
          <table:table-cell table:number-columns-repeated="1008"/>
        </table:table-row>
        <table:table-row table:style-name="ro1">
          <table:table-cell office:value-type="float" office:value="8" calcext:value-type="float">
            <text:p>8</text:p>
          </table:table-cell>
          <table:table-cell office:value-type="float" office:value="48777188" calcext:value-type="float">
            <text:p>48777188</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sp1834As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1833Asn</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3221)</text:p>
          </table:table-cell>
          <table:table-cell table:number-columns-repeated="1008"/>
        </table:table-row>
        <table:table-row table:style-name="ro1">
          <table:table-cell office:value-type="float" office:value="8" calcext:value-type="float">
            <text:p>8</text:p>
          </table:table-cell>
          <table:table-cell office:value-type="float" office:value="48777220" calcext:value-type="float">
            <text:p>48777220</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Ser1823Ph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Ser1822Phe</text:p>
          </table:table-cell>
          <table:table-cell office:value-type="string" calcext:value-type="string">
            <text:p>NP_008835.5</text:p>
          </table:table-cell>
          <table:table-cell office:value-type="string" calcext:value-type="string">
            <text:p>NM_006904.7</text:p>
          </table:table-cell>
          <table:table-cell table:number-columns-repeated="2" office:value-type="string" calcext:value-type="string">
            <text:p>.</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853638-23178S0020-23TSOD15-8471 (0.2047)</text:p>
          </table:table-cell>
          <table:table-cell table:number-columns-repeated="1008"/>
        </table:table-row>
        <table:table-row table:style-name="ro1">
          <table:table-cell office:value-type="float" office:value="8" calcext:value-type="float">
            <text:p>8</text:p>
          </table:table-cell>
          <table:table-cell office:value-type="float" office:value="48777248" calcext:value-type="float">
            <text:p>48777248</text:p>
          </table:table-cell>
          <table:table-cell office:value-type="string" calcext:value-type="string">
            <text:p>A</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Phe1814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he1813Ile</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72981-23222S0010-23TSOD36-8471 (0.2649)</text:p>
          </table:table-cell>
          <table:table-cell table:number-columns-repeated="1008"/>
        </table:table-row>
        <table:table-row table:style-name="ro1">
          <table:table-cell office:value-type="float" office:value="8" calcext:value-type="float">
            <text:p>8</text:p>
          </table:table-cell>
          <table:table-cell office:value-type="float" office:value="48777256" calcext:value-type="float">
            <text:p>48777256</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1811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1810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258955-23200S0028-23TSOD23-8471 (0.4661)</text:p>
          </table:table-cell>
          <table:table-cell table:number-columns-repeated="1008"/>
        </table:table-row>
        <table:table-row table:style-name="ro1">
          <table:table-cell office:value-type="float" office:value="8" calcext:value-type="float">
            <text:p>8</text:p>
          </table:table-cell>
          <table:table-cell office:value-type="float" office:value="48792064" calcext:value-type="float">
            <text:p>48792064</text:p>
          </table:table-cell>
          <table:table-cell office:value-type="string" calcext:value-type="string">
            <text:p>G</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sp1741Gl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1740Glu</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48485-23145S0006-23TSOD1-8471 (0.1837)</text:p>
          </table:table-cell>
          <table:table-cell table:number-columns-repeated="1008"/>
        </table:table-row>
        <table:table-row table:style-name="ro1">
          <table:table-cell office:value-type="float" office:value="8" calcext:value-type="float">
            <text:p>8</text:p>
          </table:table-cell>
          <table:table-cell office:value-type="float" office:value="48792167" calcext:value-type="float">
            <text:p>48792167</text:p>
          </table:table-cell>
          <table:table-cell office:value-type="string" calcext:value-type="string">
            <text:p>A</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Leu1707Gl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1706Gln</text:p>
          </table:table-cell>
          <table:table-cell office:value-type="string" calcext:value-type="string">
            <text:p>NP_008835.5</text:p>
          </table:table-cell>
          <table:table-cell office:value-type="string" calcext:value-type="string">
            <text:p>NM_006904.7</text:p>
          </table:table-cell>
          <table:table-cell office:value-type="float" office:value="0.00293909" calcext:value-type="float">
            <text:p>0.00293909</text:p>
          </table:table-cell>
          <table:table-cell office:value-type="float" office:value="0.00205852" calcext:value-type="float">
            <text:p>0.00205852</text:p>
          </table:table-cell>
          <table:table-cell office:value-type="string" calcext:value-type="string">
            <text:p>Conflicting_interpretations_of_pathogenicity</text:p>
          </table:table-cell>
          <table:table-cell office:value-type="float" office:value="4" calcext:value-type="float">
            <text:p>4</text:p>
          </table:table-cell>
          <table:table-cell office:value-type="string" calcext:value-type="string">
            <text:p>123581353-23164S0006-23TSOD7-8471 (0.5656), 124080859-23192S0008-23TSOD19-8471 (0.3941), 124801007-23230S0009-23TSOD38-8471 (0.5284), 124935424-23237S0017-23TSOD42-8471 (0.4815)</text:p>
          </table:table-cell>
          <table:table-cell table:number-columns-repeated="1008"/>
        </table:table-row>
        <table:table-row table:style-name="ro1">
          <table:table-cell office:value-type="float" office:value="8" calcext:value-type="float">
            <text:p>8</text:p>
          </table:table-cell>
          <table:table-cell office:value-type="float" office:value="48792195" calcext:value-type="float">
            <text:p>48792195</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Phe1698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he1697Leu</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541461-23216S0001-23TSOD36-8471 (0.0649)</text:p>
          </table:table-cell>
          <table:table-cell table:number-columns-repeated="1008"/>
        </table:table-row>
        <table:table-row table:style-name="ro1">
          <table:table-cell office:value-type="float" office:value="8" calcext:value-type="float">
            <text:p>8</text:p>
          </table:table-cell>
          <table:table-cell office:value-type="float" office:value="48794529" calcext:value-type="float">
            <text:p>48794529</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sp1636Ty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1635Ty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366676-23153S0009-23TSOD3-8471 (0.2500)</text:p>
          </table:table-cell>
          <table:table-cell table:number-columns-repeated="1008"/>
        </table:table-row>
        <table:table-row table:style-name="ro1">
          <table:table-cell office:value-type="float" office:value="8" calcext:value-type="float">
            <text:p>8</text:p>
          </table:table-cell>
          <table:table-cell office:value-type="float" office:value="48794649" calcext:value-type="float">
            <text:p>48794649</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1596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1595Ile</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827952" calcext:value-type="float">
            <text:p>0.00000827952</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012271-23242S0014-23TSOD43-8471 (0.0253)</text:p>
          </table:table-cell>
          <table:table-cell table:number-columns-repeated="1008"/>
        </table:table-row>
        <table:table-row table:style-name="ro1">
          <table:table-cell office:value-type="float" office:value="8" calcext:value-type="float">
            <text:p>8</text:p>
          </table:table-cell>
          <table:table-cell office:value-type="float" office:value="48798518" calcext:value-type="float">
            <text:p>48798518</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Asp1588Gly</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sp1587Gly</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92933-23198S0010-23TSOD22-8471 (0.4893)</text:p>
          </table:table-cell>
          <table:table-cell table:number-columns-repeated="1008"/>
        </table:table-row>
        <table:table-row table:style-name="ro1">
          <table:table-cell office:value-type="float" office:value="8" calcext:value-type="float">
            <text:p>8</text:p>
          </table:table-cell>
          <table:table-cell office:value-type="float" office:value="48798576" calcext:value-type="float">
            <text:p>48798576</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Thr1569Ala</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hr1568Ala</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935424-23237S0017-23TSOD42-8471 (0.4486)</text:p>
          </table:table-cell>
          <table:table-cell table:number-columns-repeated="1008"/>
        </table:table-row>
        <table:table-row table:style-name="ro1">
          <table:table-cell office:value-type="float" office:value="8" calcext:value-type="float">
            <text:p>8</text:p>
          </table:table-cell>
          <table:table-cell office:value-type="float" office:value="48798647" calcext:value-type="float">
            <text:p>48798647</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Ser1545As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Ser1544Asn</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57776-23192S0013-23TSOD20-8471 (0.3056)</text:p>
          </table:table-cell>
          <table:table-cell table:number-columns-repeated="1008"/>
        </table:table-row>
        <table:table-row table:style-name="ro1">
          <table:table-cell office:value-type="float" office:value="8" calcext:value-type="float">
            <text:p>8</text:p>
          </table:table-cell>
          <table:table-cell office:value-type="float" office:value="48798651" calcext:value-type="float">
            <text:p>48798651</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Gly1544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y1543Ser</text:p>
          </table:table-cell>
          <table:table-cell office:value-type="string" calcext:value-type="string">
            <text:p>NP_008835.5</text:p>
          </table:table-cell>
          <table:table-cell office:value-type="string" calcext:value-type="string">
            <text:p>NM_006904.7</text:p>
          </table:table-cell>
          <table:table-cell office:value-type="float" office:value="0.000032281" calcext:value-type="float">
            <text:p>0.000032281</text:p>
          </table:table-cell>
          <table:table-cell office:value-type="float" office:value="0.0000287756" calcext:value-type="float">
            <text:p>0.0000287756</text:p>
          </table:table-cell>
          <table:table-cell office:value-type="string" calcext:value-type="string">
            <text:p>Uncertain_significance</text:p>
          </table:table-cell>
          <table:table-cell office:value-type="float" office:value="2" calcext:value-type="float">
            <text:p>2</text:p>
          </table:table-cell>
          <table:table-cell office:value-type="string" calcext:value-type="string">
            <text:p>124105509-23191S0005-23TSOD19-8471 (0.5544), 124859874-23230S0011-23TSOD39-8471 (0.4820)</text:p>
          </table:table-cell>
          <table:table-cell table:number-columns-repeated="1008"/>
        </table:table-row>
        <table:table-row table:style-name="ro1">
          <table:table-cell office:value-type="float" office:value="8" calcext:value-type="float">
            <text:p>8</text:p>
          </table:table-cell>
          <table:table-cell office:value-type="float" office:value="48800125" calcext:value-type="float">
            <text:p>48800125</text:p>
          </table:table-cell>
          <table:table-cell office:value-type="string" calcext:value-type="string">
            <text:p>A</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Phe1519Val</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Phe1518Val</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72981-23222S0010-23TSOD36-8471 (0.0261)</text:p>
          </table:table-cell>
          <table:table-cell table:number-columns-repeated="1008"/>
        </table:table-row>
        <table:table-row table:style-name="ro1">
          <table:table-cell office:value-type="float" office:value="8" calcext:value-type="float">
            <text:p>8</text:p>
          </table:table-cell>
          <table:table-cell office:value-type="float" office:value="48800153" calcext:value-type="float">
            <text:p>48800153</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n1509His</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Gln1508His</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48485-23145S0006-23TSOD1-8471 (0.0992)</text:p>
          </table:table-cell>
          <table:table-cell table:number-columns-repeated="1008"/>
        </table:table-row>
        <table:table-row table:style-name="ro1">
          <table:table-cell office:value-type="float" office:value="8" calcext:value-type="float">
            <text:p>8</text:p>
          </table:table-cell>
          <table:table-cell office:value-type="float" office:value="48800245" calcext:value-type="float">
            <text:p>48800245</text:p>
          </table:table-cell>
          <table:table-cell office:value-type="string" calcext:value-type="string">
            <text:p>C</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Val1479Leu</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1478Leu</text:p>
          </table:table-cell>
          <table:table-cell office:value-type="string" calcext:value-type="string">
            <text:p>NP_008835.5</text:p>
          </table:table-cell>
          <table:table-cell office:value-type="string" calcext:value-type="string">
            <text:p>NM_006904.7</text:p>
          </table:table-cell>
          <table:table-cell office:value-type="float" office:value="0.000904451" calcext:value-type="float">
            <text:p>0.000904451</text:p>
          </table:table-cell>
          <table:table-cell office:value-type="float" office:value="0.00118407" calcext:value-type="float">
            <text:p>0.00118407</text:p>
          </table:table-cell>
          <table:table-cell office:value-type="string" calcext:value-type="string">
            <text:p>Conflicting_interpretations_of_pathogenicity</text:p>
          </table:table-cell>
          <table:table-cell office:value-type="float" office:value="2" calcext:value-type="float">
            <text:p>2</text:p>
          </table:table-cell>
          <table:table-cell office:value-type="string" calcext:value-type="string">
            <text:p>123581353-23164S0006-23TSOD7-8471 (0.4286), 124080859-23192S0008-23TSOD19-8471 (0.3615)</text:p>
          </table:table-cell>
          <table:table-cell table:number-columns-repeated="1008"/>
        </table:table-row>
        <table:table-row table:style-name="ro1">
          <table:table-cell office:value-type="float" office:value="8" calcext:value-type="float">
            <text:p>8</text:p>
          </table:table-cell>
          <table:table-cell office:value-type="float" office:value="48801157" calcext:value-type="float">
            <text:p>48801157</text:p>
          </table:table-cell>
          <table:table-cell office:value-type="string" calcext:value-type="string">
            <text:p>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Arg1445Se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1444Se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460790-23201S0006-23TSOD25-8471 (0.1421)</text:p>
          </table:table-cell>
          <table:table-cell table:number-columns-repeated="1008"/>
        </table:table-row>
        <table:table-row table:style-name="ro1">
          <table:table-cell office:value-type="float" office:value="8" calcext:value-type="float">
            <text:p>8</text:p>
          </table:table-cell>
          <table:table-cell office:value-type="float" office:value="48801192" calcext:value-type="float">
            <text:p>48801192</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1434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1433Ile</text:p>
          </table:table-cell>
          <table:table-cell office:value-type="string" calcext:value-type="string">
            <text:p>NP_008835.5</text:p>
          </table:table-cell>
          <table:table-cell office:value-type="string" calcext:value-type="string">
            <text:p>NM_006904.7</text:p>
          </table:table-cell>
          <table:table-cell office:value-type="float" office:value="0.000129107" calcext:value-type="float">
            <text:p>0.000129107</text:p>
          </table:table-cell>
          <table:table-cell office:value-type="float" office:value="0.00134786" calcext:value-type="float">
            <text:p>0.00134786</text:p>
          </table:table-cell>
          <table:table-cell office:value-type="string" calcext:value-type="string">
            <text:p>Benign</text:p>
          </table:table-cell>
          <table:table-cell office:value-type="float" office:value="2" calcext:value-type="float">
            <text:p>2</text:p>
          </table:table-cell>
          <table:table-cell office:value-type="string" calcext:value-type="string">
            <text:p>MB3448 (0.4618), MB3448R (0.4808)</text:p>
          </table:table-cell>
          <table:table-cell table:number-columns-repeated="1008"/>
        </table:table-row>
        <table:table-row table:style-name="ro1">
          <table:table-cell office:value-type="float" office:value="8" calcext:value-type="float">
            <text:p>8</text:p>
          </table:table-cell>
          <table:table-cell office:value-type="float" office:value="48801585" calcext:value-type="float">
            <text:p>48801585</text:p>
          </table:table-cell>
          <table:table-cell office:value-type="string" calcext:value-type="string">
            <text:p>T</text:p>
          </table:table-cell>
          <table:table-cell office:value-type="string" calcext:value-type="string">
            <text:p>C</text:p>
          </table:table-cell>
          <table:table-cell office:value-type="string" calcext:value-type="string">
            <text:p>PRKDC</text:p>
          </table:table-cell>
          <table:table-cell table:style-name="ce3" office:value-type="string" calcext:value-type="string">
            <text:p>p.Thr1424Ala</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hr1423Ala</text:p>
          </table:table-cell>
          <table:table-cell office:value-type="string" calcext:value-type="string">
            <text:p>NP_008835.5</text:p>
          </table:table-cell>
          <table:table-cell office:value-type="string" calcext:value-type="string">
            <text:p>NM_006904.7</text:p>
          </table:table-cell>
          <table:table-cell office:value-type="string" calcext:value-type="string">
            <text:p>.</text:p>
          </table:table-cell>
          <table:table-cell office:value-type="float" office:value="0.00000406187" calcext:value-type="float">
            <text:p>0.00000406187</text:p>
          </table:table-cell>
          <table:table-cell office:value-type="string" calcext:value-type="string">
            <text:p>.</text:p>
          </table:table-cell>
          <table:table-cell office:value-type="float" office:value="1" calcext:value-type="float">
            <text:p>1</text:p>
          </table:table-cell>
          <table:table-cell office:value-type="string" calcext:value-type="string">
            <text:p>125012271-23242S0014-23TSOD43-8471 (0.0209)</text:p>
          </table:table-cell>
          <table:table-cell table:number-columns-repeated="1008"/>
        </table:table-row>
        <table:table-row table:style-name="ro1">
          <table:table-cell office:value-type="float" office:value="8" calcext:value-type="float">
            <text:p>8</text:p>
          </table:table-cell>
          <table:table-cell office:value-type="float" office:value="48801731" calcext:value-type="float">
            <text:p>48801731</text:p>
          </table:table-cell>
          <table:table-cell office:value-type="string" calcext:value-type="string">
            <text:p>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Thr1375Met</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Thr1374Met</text:p>
          </table:table-cell>
          <table:table-cell office:value-type="string" calcext:value-type="string">
            <text:p>NP_008835.5</text:p>
          </table:table-cell>
          <table:table-cell office:value-type="string" calcext:value-type="string">
            <text:p>NM_006904.7</text:p>
          </table:table-cell>
          <table:table-cell office:value-type="float" office:value="0.0000645703" calcext:value-type="float">
            <text:p>0.0000645703</text:p>
          </table:table-cell>
          <table:table-cell office:value-type="float" office:value="0.0000853499" calcext:value-type="float">
            <text:p>0.0000853499</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5332669-23261S0006-23TSOD52-8471 (0.4067)</text:p>
          </table:table-cell>
          <table:table-cell table:number-columns-repeated="1008"/>
        </table:table-row>
        <table:table-row table:style-name="ro1">
          <table:table-cell office:value-type="float" office:value="8" calcext:value-type="float">
            <text:p>8</text:p>
          </table:table-cell>
          <table:table-cell office:value-type="float" office:value="48801752" calcext:value-type="float">
            <text:p>48801752</text:p>
          </table:table-cell>
          <table:table-cell office:value-type="string" calcext:value-type="string">
            <text:p>A</text:p>
          </table:table-cell>
          <table:table-cell office:value-type="string" calcext:value-type="string">
            <text:p>G</text:p>
          </table:table-cell>
          <table:table-cell office:value-type="string" calcext:value-type="string">
            <text:p>PRKDC</text:p>
          </table:table-cell>
          <table:table-cell table:style-name="ce3" office:value-type="string" calcext:value-type="string">
            <text:p>p.Leu1368Pro</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Leu1367Pro</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6768F (0.1367)</text:p>
          </table:table-cell>
          <table:table-cell table:number-columns-repeated="1008"/>
        </table:table-row>
        <table:table-row table:style-name="ro1">
          <table:table-cell office:value-type="float" office:value="8" calcext:value-type="float">
            <text:p>8</text:p>
          </table:table-cell>
          <table:table-cell office:value-type="float" office:value="48802880" calcext:value-type="float">
            <text:p>48802880</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Val1337Ile</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Val1336Ile</text:p>
          </table:table-cell>
          <table:table-cell office:value-type="string" calcext:value-type="string">
            <text:p>NP_008835.5</text:p>
          </table:table-cell>
          <table:table-cell office:value-type="string" calcext:value-type="string">
            <text:p>NM_006904.7</text:p>
          </table:table-cell>
          <table:table-cell office:value-type="float" office:value="0.000711284" calcext:value-type="float">
            <text:p>0.000711284</text:p>
          </table:table-cell>
          <table:table-cell office:value-type="float" office:value="0.00102874" calcext:value-type="float">
            <text:p>0.00102874</text:p>
          </table:table-cell>
          <table:table-cell office:value-type="string" calcext:value-type="string">
            <text:p>Conflicting_interpretations_of_pathogenicity</text:p>
          </table:table-cell>
          <table:table-cell office:value-type="float" office:value="1" calcext:value-type="float">
            <text:p>1</text:p>
          </table:table-cell>
          <table:table-cell office:value-type="string" calcext:value-type="string">
            <text:p>125012271-23242S0014-23TSOD43-8471 (0.2195)</text:p>
          </table:table-cell>
          <table:table-cell table:number-columns-repeated="1008"/>
        </table:table-row>
        <table:table-row table:style-name="ro1">
          <table:table-cell office:value-type="float" office:value="8" calcext:value-type="float">
            <text:p>8</text:p>
          </table:table-cell>
          <table:table-cell office:value-type="float" office:value="48803012" calcext:value-type="float">
            <text:p>48803012</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la1293Thr</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la1292Thr</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1532)</text:p>
          </table:table-cell>
          <table:table-cell table:number-columns-repeated="1008"/>
        </table:table-row>
        <table:table-row table:style-name="ro1">
          <table:table-cell office:value-type="float" office:value="8" calcext:value-type="float">
            <text:p>8</text:p>
          </table:table-cell>
          <table:table-cell office:value-type="float" office:value="48805813" calcext:value-type="float">
            <text:p>48805813</text:p>
          </table:table-cell>
          <table:table-cell office:value-type="string" calcext:value-type="string">
            <text:p>C</text:p>
          </table:table-cell>
          <table:table-cell office:value-type="string" calcext:value-type="string">
            <text:p>T</text:p>
          </table:table-cell>
          <table:table-cell office:value-type="string" calcext:value-type="string">
            <text:p>PRKDC</text:p>
          </table:table-cell>
          <table:table-cell table:style-name="ce3" office:value-type="string" calcext:value-type="string">
            <text:p>p.Arg1245Gln</text:p>
          </table:table-cell>
          <table:table-cell table:style-name="Default" office:value-type="string" calcext:value-type="string">
            <text:p>NP_008835.5</text:p>
          </table:table-cell>
          <table:table-cell table:style-name="Default" office:value-type="string" calcext:value-type="string">
            <text:p>missense_variant</text:p>
          </table:table-cell>
          <table:table-cell table:style-name="ce3" office:value-type="string" calcext:value-type="string">
            <text:p>p.Arg1244Gln</text:p>
          </table:table-cell>
          <table:table-cell office:value-type="string" calcext:value-type="string">
            <text:p>NP_008835.5</text:p>
          </table:table-cell>
          <table:table-cell office:value-type="string" calcext:value-type="string">
            <text:p>NM_006904.7</text:p>
          </table:table-cell>
          <table:table-cell office:value-type="float" office:value="0.277778" calcext:value-type="float">
            <text:p>0.277778</text:p>
          </table:table-cell>
          <table:table-cell office:value-type="float" office:value="0.0941176" calcext:value-type="float">
            <text:p>0.0941176</text:p>
          </table:table-cell>
          <table:table-cell office:value-type="string" calcext:value-type="string">
            <text:p>Benign</text:p>
          </table:table-cell>
          <table:table-cell office:value-type="float" office:value="1" calcext:value-type="float">
            <text:p>1</text:p>
          </table:table-cell>
          <table:table-cell office:value-type="string" calcext:value-type="string">
            <text:p>124521970-23215S0014-23TSOD30-8471 (0.6057)</text:p>
          </table:table-cell>
          <table:table-cell table:number-columns-repeated="1008"/>
        </table:table-row>
        <table:table-row table:style-name="ro1">
          <table:table-cell office:value-type="float" office:value="8" calcext:value-type="float">
            <text:p>8</text:p>
          </table:table-cell>
          <table:table-cell office:value-type="float" office:value="48805865" calcext:value-type="float">
            <text:p>48805865</text:p>
          </table:table-cell>
          <table:table-cell office:value-type="string" calcext:value-type="string">
            <text:p>AC</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Gly1227ValfsTer58</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Gly1227ValfsTer49</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124237173-23200S0010-23TSOD23-8471 (0.2811), 124541461-23216S0001-23TSOD36-8471 (0.2970)</text:p>
          </table:table-cell>
          <table:table-cell table:number-columns-repeated="1008"/>
        </table:table-row>
        <table:table-row table:style-name="ro1">
          <table:table-cell office:value-type="float" office:value="8" calcext:value-type="float">
            <text:p>8</text:p>
          </table:table-cell>
          <table:table-cell office:value-type="float" office:value="48805876" calcext:value-type="float">
            <text:p>48805876</text:p>
          </table:table-cell>
          <table:table-cell office:value-type="string" calcext:value-type="string">
            <text:p>AG</text:p>
          </table:table-cell>
          <table:table-cell office:value-type="string" calcext:value-type="string">
            <text:p>A</text:p>
          </table:table-cell>
          <table:table-cell office:value-type="string" calcext:value-type="string">
            <text:p>PRKDC</text:p>
          </table:table-cell>
          <table:table-cell table:style-name="ce3" office:value-type="string" calcext:value-type="string">
            <text:p>p.Phe1224LeufsTer61</text:p>
          </table:table-cell>
          <table:table-cell table:style-name="Default" office:value-type="string" calcext:value-type="string">
            <text:p>NP_008835.5</text:p>
          </table:table-cell>
          <table:table-cell table:style-name="Default" office:value-type="string" calcext:value-type="string">
            <text:p>frameshift_variant</text:p>
          </table:table-cell>
          <table:table-cell table:style-name="ce3" office:value-type="string" calcext:value-type="string">
            <text:p>p.Phe1224LeufsTer52</text:p>
          </table:table-cell>
          <table:table-cell office:value-type="string" calcext:value-type="string">
            <text:p>NP_008835.5</text:p>
          </table:table-cell>
          <table:table-cell office:value-type="string" calcext:value-type="string">
            <text:p>NM_006904.7</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904332-23234S0022-23TSOD40-8471 (0.2308)</text:p>
          </table:table-cell>
          <table:table-cell table:number-columns-repeated="1008"/>
        </table:table-row>
        <table:table-row table:style-name="ro1">
          <table:table-cell office:value-type="float" office:value="8" calcext:value-type="float">
            <text:p>8</text:p>
          </table:table-cell>
          <table:table-cell office:value-type="float" office:value="55370827" calcext:value-type="float">
            <text:p>55370827</text:p>
          </table:table-cell>
          <table:table-cell office:value-type="string" calcext:value-type="string">
            <text:p>G</text:p>
          </table:table-cell>
          <table:table-cell office:value-type="string" calcext:value-type="string">
            <text:p>GGT</text:p>
          </table:table-cell>
          <table:table-cell office:value-type="string" calcext:value-type="string">
            <text:p>SOX17</text:p>
          </table:table-cell>
          <table:table-cell table:style-name="ce3" office:value-type="string" calcext:value-type="string">
            <text:p>p.Lys45Ter</text:p>
          </table:table-cell>
          <table:table-cell table:style-name="Default" office:value-type="string" calcext:value-type="string">
            <text:p>NP_071899.1</text:p>
          </table:table-cell>
          <table:table-cell table:style-name="Default" office:value-type="string" calcext:value-type="string">
            <text:p>frameshift_variant</text:p>
          </table:table-cell>
          <table:table-cell table:style-name="ce3" office:value-type="string" calcext:value-type="string">
            <text:p>p.Lys45ValfsTer29</text:p>
          </table:table-cell>
          <table:table-cell office:value-type="string" calcext:value-type="string">
            <text:p>NP_071899.1</text:p>
          </table:table-cell>
          <table:table-cell office:value-type="string" calcext:value-type="string">
            <text:p>NM_022454.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394217-23208S0013-23TSOD28-8471 (0.3761)</text:p>
          </table:table-cell>
          <table:table-cell table:number-columns-repeated="1008"/>
        </table:table-row>
        <table:table-row table:style-name="ro1">
          <table:table-cell office:value-type="float" office:value="8" calcext:value-type="float">
            <text:p>8</text:p>
          </table:table-cell>
          <table:table-cell office:value-type="float" office:value="55372258" calcext:value-type="float">
            <text:p>55372258</text:p>
          </table:table-cell>
          <table:table-cell office:value-type="string" calcext:value-type="string">
            <text:p>A</text:p>
          </table:table-cell>
          <table:table-cell office:value-type="string" calcext:value-type="string">
            <text:p>ACACCAG</text:p>
          </table:table-cell>
          <table:table-cell office:value-type="string" calcext:value-type="string">
            <text:p>SOX17</text:p>
          </table:table-cell>
          <table:table-cell table:style-name="ce3" office:value-type="string" calcext:value-type="string">
            <text:p>p.Gln324_His325dup</text:p>
          </table:table-cell>
          <table:table-cell table:style-name="Default" office:value-type="string" calcext:value-type="string">
            <text:p>NP_071899.1</text:p>
          </table:table-cell>
          <table:table-cell table:style-name="Default" office:value-type="string" calcext:value-type="string">
            <text:p>inframe_insertion</text:p>
          </table:table-cell>
          <table:table-cell table:style-name="ce3" office:value-type="string" calcext:value-type="string">
            <text:p>p.His326_Pro327insThrSer</text:p>
          </table:table-cell>
          <table:table-cell office:value-type="string" calcext:value-type="string">
            <text:p>NP_071899.1</text:p>
          </table:table-cell>
          <table:table-cell office:value-type="string" calcext:value-type="string">
            <text:p>NM_022454.4</text:p>
          </table:table-cell>
          <table:table-cell table:number-columns-repeated="3" office:value-type="string" calcext:value-type="string">
            <text:p>.</text:p>
          </table:table-cell>
          <table:table-cell office:value-type="float" office:value="23" calcext:value-type="float">
            <text:p>23</text:p>
          </table:table-cell>
          <table:table-cell office:value-type="string" calcext:value-type="string">
            <text:p>123391801-23156Q0004-23TSOD1-8471 (0.0539), 123424046-23157S0007-23TSOD7-8471 (0.1655), 123527393-23163Q0008-23TSOD3-8471 (0.0492), 123716268-23166S0023-23TSOD10-8471 (0.3393), 123834626-23179Q0012-23TSOD10-8471 (0.0588), 124020489-23188S0004-23TSOD29-8475 (0.2446), 124055256-23186S0013-23TSOD16-8471 (0.3137), 124105509-23191S0005-23TSOD19-8471 (0.2230), 124126205-23193S0016-23TSOD21-8471 (0.3270), 124315575-23202S0009-23TSOD23-8471 (0.2766), 124320899-23205S0006-23TSOD25-8471 (0.1970), 124440073-23208S0012-23TSOD31-8471 (0.3472), 124488720-23214S0011-23TSOD33-8471 (0.3111), 124489337-23214S0009-23TSOD29-8471 (0.2994), 124733200-23227Q0097-23TSOD33-8471 (0.0653), 124859971-23233S0012-23TSOD39-8471 (0.3100), 124878640-23235S0003-23TSOD39-8471 (0.3636), 124880082-23234S0019-23TSOD39-8471 (0.3588), 125065516-23247Q0004-23TSOD41-8471 (0.0473), 125145651-23250S0009-23TSOD48-8471 (0.2487), 125301879-23258S0012-23TSOD53-8471 (0.2381), 125372113-23263Q0001-23TSOD52-8471 (0.0573), 125420607-23265Q0022-23TSOD53-8471 (0.0404)</text:p>
          </table:table-cell>
          <table:table-cell table:number-columns-repeated="1008"/>
        </table:table-row>
        <table:table-row table:style-name="ro1">
          <table:table-cell office:value-type="float" office:value="8" calcext:value-type="float">
            <text:p>8</text:p>
          </table:table-cell>
          <table:table-cell office:value-type="float" office:value="55372258" calcext:value-type="float">
            <text:p>55372258</text:p>
          </table:table-cell>
          <table:table-cell office:value-type="string" calcext:value-type="string">
            <text:p>A</text:p>
          </table:table-cell>
          <table:table-cell office:value-type="string" calcext:value-type="string">
            <text:p>ACACCAGCACCAG</text:p>
          </table:table-cell>
          <table:table-cell office:value-type="string" calcext:value-type="string">
            <text:p>SOX17</text:p>
          </table:table-cell>
          <table:table-cell table:style-name="ce3" office:value-type="string" calcext:value-type="string">
            <text:p>p.Gln322_His325dup</text:p>
          </table:table-cell>
          <table:table-cell table:style-name="Default" office:value-type="string" calcext:value-type="string">
            <text:p>NP_071899.1</text:p>
          </table:table-cell>
          <table:table-cell table:style-name="Default" office:value-type="string" calcext:value-type="string">
            <text:p>inframe_insertion</text:p>
          </table:table-cell>
          <table:table-cell table:style-name="ce3" office:value-type="string" calcext:value-type="string">
            <text:p>p.His326_Pro327insThrSerThrSer</text:p>
          </table:table-cell>
          <table:table-cell office:value-type="string" calcext:value-type="string">
            <text:p>NP_071899.1</text:p>
          </table:table-cell>
          <table:table-cell office:value-type="string" calcext:value-type="string">
            <text:p>NM_022454.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68863-23164S0019-23TSOD8-8471 (0.5849)</text:p>
          </table:table-cell>
          <table:table-cell table:number-columns-repeated="1008"/>
        </table:table-row>
        <table:table-row table:style-name="ro1">
          <table:table-cell office:value-type="float" office:value="8" calcext:value-type="float">
            <text:p>8</text:p>
          </table:table-cell>
          <table:table-cell office:value-type="float" office:value="55372526" calcext:value-type="float">
            <text:p>55372526</text:p>
          </table:table-cell>
          <table:table-cell office:value-type="string" calcext:value-type="string">
            <text:p>G</text:p>
          </table:table-cell>
          <table:table-cell office:value-type="string" calcext:value-type="string">
            <text:p>GTA</text:p>
          </table:table-cell>
          <table:table-cell office:value-type="string" calcext:value-type="string">
            <text:p>SOX17</text:p>
          </table:table-cell>
          <table:table-cell table:style-name="ce3" office:value-type="string" calcext:value-type="string">
            <text:p>p.Tyr408IlefsTer47</text:p>
          </table:table-cell>
          <table:table-cell table:style-name="Default" office:value-type="string" calcext:value-type="string">
            <text:p>NP_071899.1</text:p>
          </table:table-cell>
          <table:table-cell table:style-name="Default" office:value-type="string" calcext:value-type="string">
            <text:p>frameshift_variant</text:p>
          </table:table-cell>
          <table:table-cell table:style-name="ce3" office:value-type="string" calcext:value-type="string">
            <text:p>p.Cys409ThrfsTer46</text:p>
          </table:table-cell>
          <table:table-cell office:value-type="string" calcext:value-type="string">
            <text:p>NP_071899.1</text:p>
          </table:table-cell>
          <table:table-cell office:value-type="string" calcext:value-type="string">
            <text:p>NM_022454.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571148-23215S0012-23TSOD31-8471 (0.3355)</text:p>
          </table:table-cell>
          <table:table-cell table:number-columns-repeated="1008"/>
        </table:table-row>
        <table:table-row table:style-name="ro1">
          <table:table-cell office:value-type="float" office:value="9" calcext:value-type="float">
            <text:p>9</text:p>
          </table:table-cell>
          <table:table-cell office:value-type="float" office:value="21971027" calcext:value-type="float">
            <text:p>21971027</text:p>
          </table:table-cell>
          <table:table-cell office:value-type="string" calcext:value-type="string">
            <text:p>CC</text:p>
          </table:table-cell>
          <table:table-cell office:value-type="string" calcext:value-type="string">
            <text:p>TT</text:p>
          </table:table-cell>
          <table:table-cell office:value-type="string" calcext:value-type="string">
            <text:p>CDKN2A</text:p>
          </table:table-cell>
          <table:table-cell table:style-name="ce3" office:value-type="string" calcext:value-type="string">
            <text:p>p.Trp110Ter</text:p>
          </table:table-cell>
          <table:table-cell table:style-name="Default" office:value-type="string" calcext:value-type="string">
            <text:p>NP_000068.1</text:p>
          </table:table-cell>
          <table:table-cell table:style-name="Default" office:value-type="string" calcext:value-type="string">
            <text:p>stop_gained</text:p>
          </table:table-cell>
          <table:table-cell table:style-name="ce3" office:value-type="string" calcext:value-type="string">
            <text:p>p.Trp110_Gly111delinsTer</text:p>
          </table:table-cell>
          <table:table-cell office:value-type="string" calcext:value-type="string">
            <text:p>NP_000068.1</text:p>
          </table:table-cell>
          <table:table-cell office:value-type="string" calcext:value-type="string">
            <text:p>NM_000077.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05265-23144S0001-23TSOD1-8471 (0.0556)</text:p>
          </table:table-cell>
          <table:table-cell table:number-columns-repeated="1008"/>
        </table:table-row>
        <table:table-row table:style-name="ro1">
          <table:table-cell office:value-type="float" office:value="10" calcext:value-type="float">
            <text:p>10</text:p>
          </table:table-cell>
          <table:table-cell office:value-type="float" office:value="89717612" calcext:value-type="float">
            <text:p>89717612</text:p>
          </table:table-cell>
          <table:table-cell office:value-type="string" calcext:value-type="string">
            <text:p>C</text:p>
          </table:table-cell>
          <table:table-cell office:value-type="string" calcext:value-type="string">
            <text:p>CCTCAGTTTGTGGTCTG</text:p>
          </table:table-cell>
          <table:table-cell office:value-type="string" calcext:value-type="string">
            <text:p>PTEN</text:p>
          </table:table-cell>
          <table:table-cell table:style-name="ce3" office:value-type="string" calcext:value-type="string">
            <text:p>p.Gln219SerfsTer29</text:p>
          </table:table-cell>
          <table:table-cell table:style-name="Default" office:value-type="string" calcext:value-type="string">
            <text:p>NP_000305.3</text:p>
          </table:table-cell>
          <table:table-cell table:style-name="Default" office:value-type="string" calcext:value-type="string">
            <text:p>frameshift_variant</text:p>
          </table:table-cell>
          <table:table-cell table:style-name="ce3" office:value-type="string" calcext:value-type="string">
            <text:p>p.Gln219LeufsTer29</text:p>
          </table:table-cell>
          <table:table-cell office:value-type="string" calcext:value-type="string">
            <text:p>NP_000305.3</text:p>
          </table:table-cell>
          <table:table-cell office:value-type="string" calcext:value-type="string">
            <text:p>NM_000314.8</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160766-23142S0006-23TSOD1-8471 (0.5240)</text:p>
          </table:table-cell>
          <table:table-cell table:number-columns-repeated="1008"/>
        </table:table-row>
        <table:table-row table:style-name="ro1">
          <table:table-cell office:value-type="float" office:value="10" calcext:value-type="float">
            <text:p>10</text:p>
          </table:table-cell>
          <table:table-cell office:value-type="float" office:value="89720764" calcext:value-type="float">
            <text:p>89720764</text:p>
          </table:table-cell>
          <table:table-cell office:value-type="string" calcext:value-type="string">
            <text:p>T</text:p>
          </table:table-cell>
          <table:table-cell office:value-type="string" calcext:value-type="string">
            <text:p>TATAGAGCGTGCAGATAATG</text:p>
          </table:table-cell>
          <table:table-cell office:value-type="string" calcext:value-type="string">
            <text:p>PTEN</text:p>
          </table:table-cell>
          <table:table-cell table:style-name="ce3" office:value-type="string" calcext:value-type="string">
            <text:p>p.Lys313ArgfsTer5</text:p>
          </table:table-cell>
          <table:table-cell table:style-name="Default" office:value-type="string" calcext:value-type="string">
            <text:p>NP_000305.3</text:p>
          </table:table-cell>
          <table:table-cell table:style-name="Default" office:value-type="string" calcext:value-type="string">
            <text:p>frameshift_variant</text:p>
          </table:table-cell>
          <table:table-cell table:style-name="ce3" office:value-type="string" calcext:value-type="string">
            <text:p>p.Asp312GlufsTer2</text:p>
          </table:table-cell>
          <table:table-cell office:value-type="string" calcext:value-type="string">
            <text:p>NP_000305.3</text:p>
          </table:table-cell>
          <table:table-cell office:value-type="string" calcext:value-type="string">
            <text:p>NM_000314.8</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327647-23151S0023-23TSOD2-8471 (0.1625)</text:p>
          </table:table-cell>
          <table:table-cell table:number-columns-repeated="1008"/>
        </table:table-row>
        <table:table-row table:style-name="ro1">
          <table:table-cell office:value-type="float" office:value="10" calcext:value-type="float">
            <text:p>10</text:p>
          </table:table-cell>
          <table:table-cell office:value-type="float" office:value="89720793" calcext:value-type="float">
            <text:p>89720793</text:p>
          </table:table-cell>
          <table:table-cell office:value-type="string" calcext:value-type="string">
            <text:p>A</text:p>
          </table:table-cell>
          <table:table-cell office:value-type="string" calcext:value-type="string">
            <text:p>ATATT</text:p>
          </table:table-cell>
          <table:table-cell office:value-type="string" calcext:value-type="string">
            <text:p>PTEN</text:p>
          </table:table-cell>
          <table:table-cell table:style-name="ce3" office:value-type="string" calcext:value-type="string">
            <text:p>p.Leu316IlefsTer10</text:p>
          </table:table-cell>
          <table:table-cell table:style-name="Default" office:value-type="string" calcext:value-type="string">
            <text:p>NP_000305.3</text:p>
          </table:table-cell>
          <table:table-cell table:style-name="Default" office:value-type="string" calcext:value-type="string">
            <text:p>frameshift_variant</text:p>
          </table:table-cell>
          <table:table-cell table:style-name="ce3" office:value-type="string" calcext:value-type="string">
            <text:p>p.Leu316TyrfsTer10</text:p>
          </table:table-cell>
          <table:table-cell office:value-type="string" calcext:value-type="string">
            <text:p>NP_000305.3</text:p>
          </table:table-cell>
          <table:table-cell office:value-type="string" calcext:value-type="string">
            <text:p>NM_000314.8</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10074-23193S0018-23TSOD20-8471 (0.0353)</text:p>
          </table:table-cell>
          <table:table-cell table:number-columns-repeated="1008"/>
        </table:table-row>
        <table:table-row table:style-name="ro1">
          <table:table-cell office:value-type="float" office:value="11" calcext:value-type="float">
            <text:p>11</text:p>
          </table:table-cell>
          <table:table-cell office:value-type="float" office:value="69466025" calcext:value-type="float">
            <text:p>69466025</text:p>
          </table:table-cell>
          <table:table-cell office:value-type="string" calcext:value-type="string">
            <text:p>C</text:p>
          </table:table-cell>
          <table:table-cell office:value-type="string" calcext:value-type="string">
            <text:p>CCGA</text:p>
          </table:table-cell>
          <table:table-cell office:value-type="string" calcext:value-type="string">
            <text:p>CCND1</text:p>
          </table:table-cell>
          <table:table-cell table:style-name="ce3" office:value-type="string" calcext:value-type="string">
            <text:p>p.Asp289dup</text:p>
          </table:table-cell>
          <table:table-cell table:style-name="Default" office:value-type="string" calcext:value-type="string">
            <text:p>NP_444284.1</text:p>
          </table:table-cell>
          <table:table-cell table:style-name="Default" office:value-type="string" calcext:value-type="string">
            <text:p>inframe_insertion</text:p>
          </table:table-cell>
          <table:table-cell table:style-name="ce3" office:value-type="string" calcext:value-type="string">
            <text:p>p.Val290delinsAlaMet</text:p>
          </table:table-cell>
          <table:table-cell office:value-type="string" calcext:value-type="string">
            <text:p>NP_444284.1</text:p>
          </table:table-cell>
          <table:table-cell office:value-type="string" calcext:value-type="string">
            <text:p>NM_053056.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02241-23220S0021-23TSOD32-8471 (0.3720)</text:p>
          </table:table-cell>
          <table:table-cell table:number-columns-repeated="1008"/>
        </table:table-row>
        <table:table-row table:style-name="ro1">
          <table:table-cell office:value-type="float" office:value="12" calcext:value-type="float">
            <text:p>12</text:p>
          </table:table-cell>
          <table:table-cell office:value-type="float" office:value="57858890" calcext:value-type="float">
            <text:p>57858890</text:p>
          </table:table-cell>
          <table:table-cell office:value-type="string" calcext:value-type="string">
            <text:p>TCAGCCCATCTCTGGGATTCC</text:p>
          </table:table-cell>
          <table:table-cell office:value-type="string" calcext:value-type="string">
            <text:p>T</text:p>
          </table:table-cell>
          <table:table-cell office:value-type="string" calcext:value-type="string">
            <text:p>GLI1</text:p>
          </table:table-cell>
          <table:table-cell table:style-name="ce3" office:value-type="string" calcext:value-type="string">
            <text:p>p.Ser132AspfsTer20</text:p>
          </table:table-cell>
          <table:table-cell table:style-name="Default" office:value-type="string" calcext:value-type="string">
            <text:p>NP_005260.1</text:p>
          </table:table-cell>
          <table:table-cell table:style-name="Default" office:value-type="string" calcext:value-type="string">
            <text:p>splice_acceptor_variant:coding_sequence_variant:intron_variant</text:p>
          </table:table-cell>
          <table:table-cell table:style-name="ce3" office:value-type="string" calcext:value-type="string">
            <text:p>p.Ser132_?138</text:p>
          </table:table-cell>
          <table:table-cell office:value-type="string" calcext:value-type="string">
            <text:p>NP_005260.1</text:p>
          </table:table-cell>
          <table:table-cell office:value-type="string" calcext:value-type="string">
            <text:p>NM_005269.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66354-23166S0021-23TSOD8-8471 (0.0706)</text:p>
          </table:table-cell>
          <table:table-cell table:number-columns-repeated="1008"/>
        </table:table-row>
        <table:table-row table:style-name="ro1">
          <table:table-cell office:value-type="float" office:value="12" calcext:value-type="float">
            <text:p>12</text:p>
          </table:table-cell>
          <table:table-cell office:value-type="float" office:value="57864409" calcext:value-type="float">
            <text:p>57864409</text:p>
          </table:table-cell>
          <table:table-cell office:value-type="string" calcext:value-type="string">
            <text:p>A</text:p>
          </table:table-cell>
          <table:table-cell office:value-type="string" calcext:value-type="string">
            <text:p>ACAACCC</text:p>
          </table:table-cell>
          <table:table-cell office:value-type="string" calcext:value-type="string">
            <text:p>GLI1</text:p>
          </table:table-cell>
          <table:table-cell table:style-name="ce3" office:value-type="string" calcext:value-type="string">
            <text:p>p.Pro631_Asn632dup</text:p>
          </table:table-cell>
          <table:table-cell table:style-name="Default" office:value-type="string" calcext:value-type="string">
            <text:p>NP_005260.1</text:p>
          </table:table-cell>
          <table:table-cell table:style-name="Default" office:value-type="string" calcext:value-type="string">
            <text:p>inframe_insertion</text:p>
          </table:table-cell>
          <table:table-cell table:style-name="ce3" office:value-type="string" calcext:value-type="string">
            <text:p>p.Asn632_Ala633insAsnPro</text:p>
          </table:table-cell>
          <table:table-cell office:value-type="string" calcext:value-type="string">
            <text:p>NP_005260.1</text:p>
          </table:table-cell>
          <table:table-cell office:value-type="string" calcext:value-type="string">
            <text:p>NM_005269.3</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124155624-23193S0020-23TSOD20-8471 (0.3481), 124734238-23227S0028-23TSOD35-8471 (0.3831)</text:p>
          </table:table-cell>
          <table:table-cell table:number-columns-repeated="1008"/>
        </table:table-row>
        <table:table-row table:style-name="ro1">
          <table:table-cell office:value-type="float" office:value="17" calcext:value-type="float">
            <text:p>17</text:p>
          </table:table-cell>
          <table:table-cell office:value-type="float" office:value="37880981" calcext:value-type="float">
            <text:p>37880981</text:p>
          </table:table-cell>
          <table:table-cell office:value-type="string" calcext:value-type="string">
            <text:p>A</text:p>
          </table:table-cell>
          <table:table-cell office:value-type="string" calcext:value-type="string">
            <text:p>AGCATACGTGATG</text:p>
          </table:table-cell>
          <table:table-cell office:value-type="string" calcext:value-type="string">
            <text:p>ERBB2</text:p>
          </table:table-cell>
          <table:table-cell table:style-name="ce3" office:value-type="string" calcext:value-type="string">
            <text:p>p.Tyr772_Ala775dup</text:p>
          </table:table-cell>
          <table:table-cell table:style-name="Default" office:value-type="string" calcext:value-type="string">
            <text:p>NP_004439.2</text:p>
          </table:table-cell>
          <table:table-cell table:style-name="Default" office:value-type="string" calcext:value-type="string">
            <text:p>inframe_insertion</text:p>
          </table:table-cell>
          <table:table-cell table:style-name="ce3" office:value-type="string" calcext:value-type="string">
            <text:p>p.Ala775_Gly776insHisThrTer</text:p>
          </table:table-cell>
          <table:table-cell office:value-type="string" calcext:value-type="string">
            <text:p>NP_004439.2</text:p>
          </table:table-cell>
          <table:table-cell office:value-type="string" calcext:value-type="string">
            <text:p>NM_00444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125107-23248S0007-23TSOD45-8471 (0.2351)</text:p>
          </table:table-cell>
          <table:table-cell table:number-columns-repeated="1008"/>
        </table:table-row>
        <table:table-row table:style-name="ro1">
          <table:table-cell office:value-type="float" office:value="17" calcext:value-type="float">
            <text:p>17</text:p>
          </table:table-cell>
          <table:table-cell office:value-type="float" office:value="43342021" calcext:value-type="float">
            <text:p>43342021</text:p>
          </table:table-cell>
          <table:table-cell office:value-type="string" calcext:value-type="string">
            <text:p>C</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Ser942Asn</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Gln941=</text:p>
          </table:table-cell>
          <table:table-cell office:value-type="string" calcext:value-type="string">
            <text:p>NP_003945.2</text:p>
          </table:table-cell>
          <table:table-cell office:value-type="string" calcext:value-type="string">
            <text:p>NM_003954.5</text:p>
          </table:table-cell>
          <table:table-cell table:number-columns-repeated="2" office:value-type="string" calcext:value-type="string">
            <text:p>.</text:p>
          </table:table-cell>
          <table:table-cell office:value-type="string" calcext:value-type="string">
            <text:p>Likely_benign</text:p>
          </table:table-cell>
          <table:table-cell office:value-type="float" office:value="1" calcext:value-type="float">
            <text:p>1</text:p>
          </table:table-cell>
          <table:table-cell office:value-type="string" calcext:value-type="string">
            <text:p>125247062-23256S0007-23TSOD51-8471 (0.1911)</text:p>
          </table:table-cell>
          <table:table-cell table:number-columns-repeated="1008"/>
        </table:table-row>
        <table:table-row table:style-name="ro1">
          <table:table-cell office:value-type="float" office:value="17" calcext:value-type="float">
            <text:p>17</text:p>
          </table:table-cell>
          <table:table-cell office:value-type="float" office:value="43342064" calcext:value-type="float">
            <text:p>43342064</text:p>
          </table:table-cell>
          <table:table-cell office:value-type="string" calcext:value-type="string">
            <text:p>G</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Leu928Met</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Pro927His</text:p>
          </table:table-cell>
          <table:table-cell office:value-type="string" calcext:value-type="string">
            <text:p>NP_003945.2</text:p>
          </table:table-cell>
          <table:table-cell office:value-type="string" calcext:value-type="string">
            <text:p>NM_003954.5</text:p>
          </table:table-cell>
          <table:table-cell office:value-type="float" office:value="0.0000322914" calcext:value-type="float">
            <text:p>0.0000322914</text:p>
          </table:table-cell>
          <table:table-cell office:value-type="float" office:value="0.00012416" calcext:value-type="float">
            <text:p>0.00012416</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3418686-23153S0031-23TSOD9-8471 (0.4647)</text:p>
          </table:table-cell>
          <table:table-cell table:number-columns-repeated="1008"/>
        </table:table-row>
        <table:table-row table:style-name="ro1">
          <table:table-cell office:value-type="float" office:value="17" calcext:value-type="float">
            <text:p>17</text:p>
          </table:table-cell>
          <table:table-cell office:value-type="float" office:value="43342141" calcext:value-type="float">
            <text:p>43342141</text:p>
          </table:table-cell>
          <table:table-cell office:value-type="string" calcext:value-type="string">
            <text:p>G</text:p>
          </table:table-cell>
          <table:table-cell office:value-type="string" calcext:value-type="string">
            <text:p>C</text:p>
          </table:table-cell>
          <table:table-cell office:value-type="string" calcext:value-type="string">
            <text:p>MAP3K14</text:p>
          </table:table-cell>
          <table:table-cell table:style-name="ce3" office:value-type="string" calcext:value-type="string">
            <text:p>p.Ser902Ter</text:p>
          </table:table-cell>
          <table:table-cell table:style-name="Default" office:value-type="string" calcext:value-type="string">
            <text:p>NP_003945.2</text:p>
          </table:table-cell>
          <table:table-cell table:style-name="Default" office:value-type="string" calcext:value-type="string">
            <text:p>stop_gained</text:p>
          </table:table-cell>
          <table:table-cell table:style-name="ce3" office:value-type="string" calcext:value-type="string">
            <text:p>p.Val901=</text:p>
          </table:table-cell>
          <table:table-cell office:value-type="string" calcext:value-type="string">
            <text:p>NP_003945.2</text:p>
          </table:table-cell>
          <table:table-cell office:value-type="string" calcext:value-type="string">
            <text:p>NM_003954.5</text:p>
          </table:table-cell>
          <table:table-cell office:value-type="float" office:value="0.749547" calcext:value-type="float">
            <text:p>0.749547</text:p>
          </table:table-cell>
          <table:table-cell office:value-type="float" office:value="0.716087" calcext:value-type="float">
            <text:p>0.716087</text:p>
          </table:table-cell>
          <table:table-cell office:value-type="string" calcext:value-type="string">
            <text:p>Benign</text:p>
          </table:table-cell>
          <table:table-cell office:value-type="float" office:value="645" calcext:value-type="float">
            <text:p>645</text:p>
          </table:table-cell>
          <table:table-cell office:value-type="string" calcext:value-type="string">
            <text:p>123139925-23141S0001-23TSOD1-8471 (0.9872), 123159749-23141S0002-23TSOD1-8471 (1.0000), 123160766-23142S0006-23TSOD1-8471 (0.4852), 123181443-23143S0011-23TSOD5-8475 (1.0000), 123182108-23143S0007-23TSOD1-8471 (0.5008), 123183350-23143S0001-23TSOD1-8471 (1.0000), 123204789-23142S0021-23TSOD1-8471 (1.0000), 123204849-23143S0003-23TSOD1-8471 (1.0000), 123205265-23144S0001-23TSOD1-8471 (1.0000), 123222644-23144S0021-23TSOD1-8471 (0.5011), 123227804-23142S0022-23TSOD1-8471 (0.5361), 123234196-23145S0005-23TSOD1-8471 (0.4745), 123234243-23144S0011-23TSOD1-8471 (0.4772), 123243439-23145S0020-23TSOD1-8471 (1.0000), 123243981-23145S0017-23TSOD1-8471 (0.5079), 123244240-23145S0032-23TSOD1-8471 (0.4538), 123248317-23145S0011-23TSOD1-8471 (1.0000), 123248485-23145S0006-23TSOD1-8471 (0.4882), 123254382-23145S0022-23TSOD1-8471 (0.5359), 123258671-23146S0007-23TSOD1-8471 (1.0000), 123292109-23150S0010-23TSOD1-8471 (0.2419), 123295714-23146S0017-23TSOD1-8471 (1.0000), 123301234-23146S0003-23TSOD2-8471 (0.5038), 123301373-23144S0022-23TSOD1-8471 (1.0000), 123301399-23145S0026-23TSOD1-8471 (1.0000), 123311418-23150S0024-23TSOD3-8471 (1.0000), 123322449-23151S0007-23TSOD3-8471 (0.4725), 123324210-23151S0004-23TSOD3-8471 (0.8093), 123325198-23146S0021-23TSOD2-8471 (1.0000), 123327647-23151S0023-23TSOD2-8471 (0.5048), 123327871-23151S0008-23TSOD3-8471 (1.0000), 123341047-23151S0030-23TSOD16-8471 (1.0000), 123342973-23152S0006-23TSOD3-8471 (0.4908), 123344577-23152S0004-23TSOD2-8471 (1.0000), 123359866-23150S0011-23TSOD2-8471 (0.4649), 123363703-23150S0002-23TSOD3-8471 (1.0000), 123364448-23146S0018-23TSOD3-8471 (0.4444), 123366676-23153S0009-23TSOD3-8471 (0.5714), 123391801-23156Q0004-23TSOD1-8471 (0.4293), 123395291-23153S0032-23TSOD3-8471 (1.0000), 123398791-23156S0021-23TSOD3-8471 (1.0000), 123399008-23156S0026-23TSOD4-8471 (1.0000), 123415649-23156S0045-23TSOD4-8471 (1.0000), 123417987-23145S0025-23TSOD3-8471 (0.9773), 123418686-23153S0031-23TSOD9-8471 (0.5152), 123421305-23153S0015-23TSOD6-8471 (1.0000), 123424046-23157S0007-23TSOD7-8471 (0.9955), 123440719-23158Q0010-23TSOD2-8471 (0.4315), 123441759-23156S0049-23TSOD5-8471 (0.4737), 123443207-23156S0039-23TSOD8-8471 (0.4937), 123444061-23156S0037-23TSOD6-8471 (0.4510), 123444331-23153S0014-23TSOD6-8471 (1.0000), 123445727-23153S0017-23TSOD6-8471 (0.4652), 123447343-23156S0043-23TSOD6-8471 (0.3968), 123455112-23150S0022-23TSOD6-8471 (0.5600), 123457031-23158S0023-23TSOD4-8471 (1.0000), 123467895-23158S0030-23TSOD10-8475 (0.4301), 123467895-23158S0030-23TSOD7-8471 (0.4776), 123468137-23158S0028-23TSOD6-8471 (1.0000), 123468475-23157S0006-23TSOD6-8471 (0.9980), 123468542-23158S0032-23TSOD7-8471 (0.5370), 123470805-23158S0004-23TSOD7-8471 (0.9947), 123475380-23158S0017-23TSOD8-8471 (0.5202), 123478229-23156S0034-23TSOD8-8471 (1.0000), 123495184-23159S0025-23TSOD7-8471 (1.0000), 123496298-23159S0027-23TSOD4-8471 (1.0000), 123500795-23160S0008-23TSOD7-8471 (1.0000), 123503766-23160S0013-23TSOD6-8471 (0.4607), 123527393-23163Q0008-23TSOD3-8471 (0.4414), 123528375-23160S0015-23TSOD6-8471 (0.9844), 123528776-23161S0003-23TSOD6-8471 (0.9913), 123530877-23161S0005-23TSOD6-8471 (0.9706), 123539624-23159S0015-23TSOD6-8471 (1.0000), 123540529-23163S0017-23TSOD6-8471 (1.0000), 123555827-23150S0013-23TSOD9-8471 (1.0000), 123557710-23156S0041-23TSOD7-8471 (0.2319), 123559822-23157S0017-23TSOD6-8471 (1.0000), 123577284-23165Q0010-23TSOD4-8471 (0.3925), 123577824-23164S0010-23TSOD8-8471 (1.0000), 123579323-23164S0023-23TSOD10-8471 (0.3924), 123580233-23158S0008-23TSOD8-8471 (1.0000), 123580474-23153S0033-23TSOD8-8471 (0.5126), 123581353-23164S0006-23TSOD7-8471 (1.0000), 123581548-23153S0021-23TSOD9-8471 (0.4674), 123582097-23164S0021-23TSOD7-8471 (1.0000), 123583151-23164S0003-23TSOD7-8471 (1.0000), 123583422-23160S0003-23TSOD9-8471 (0.4722), 123583665-23165S0007-23TSOD9-8471 (1.0000), 123601931-23165S0009-23TSOD8-8471 (1.0000), 123602006-23165S0008-23TSOD8-8471 (1.0000), 123604935-23165S0018-23TSOD7-8471 (1.0000), 123611175-23165S0012-23TSOD13-8475 (0.4974), 123611175-23165S0012-23TSOD9-8471 (0.4314), 123627407-23166S0018-23TSOD10-8471 (0.4619), 123632506-23167S0014-23TSOD8-8471 (1.0000), 123632678-23167S0013-23TSOD7-8471 (1.0000), 123633052-23166S0020-23TSOD8-8471 (0.2657), 123634702-23166S0019-23TSOD7-8471 (0.3000), 123636967-23167S0015-23TSOD8-8471 (0.1324), 123658635-23170Q0004-23TSOD6-8471 (0.4573), 123666354-23166S0021-23TSOD8-8471 (0.4531), 123668410-23166S0022-23TSOD9-8471 (0.9919), 123668525-23167S0010-23TSOD9-8471 (0.6000), 123668863-23164S0019-23TSOD8-8471 (0.9974), 123675253-23170S0010-23TSOD8-8471 (1.0000), 123683271-23167S0016-23TSOD10-8471 (1.0000), 123683756-23167S0002-23TSOD10-8471 (1.0000), 123690974-23170S0015-23TSOD10-8471 (0.4783), 123692836-23166S0016-23TSOD11-8471 (0.7847), 123696970-23171S0017-23TSOD11-8471 (0.6193), 123697045-23171S0016-23TSOD12-8471 (1.0000), 123697463-23171S0021-23TSOD11-8471 (0.3878), 123707443-23172Q0009-23TSOD7-8471 (0.4178), 123708478-23171S0018-23TSOD12-8471 (1.0000), 123708723-23171S0020-23TSOD43-8471 (1.0000), 123715271-23172S0009-23TSOD16-8471 (0.3226), 123715898-23172S0008-23TSOD11-8471 (0.2595), 123716268-23166S0023-23TSOD10-8471 (0.2485), 123729906-23170S0011-23TSOD11-8471 (1.0000), 123729906-23170S0011-23TSOD18-8475 (0.9969), 123734869-23173S0003-23TSOD13-8471 (1.0000), 123735108-23173S0001-23TSOD13-8471 (0.4906), 123735351-23173S0002-23TSOD11-8471 (1.0000), 123736016-23145S0025-23TSOD10-8475 (0.9667), 123736315-23172S0005-23TSOD12-8471 (1.0000), 123738902-23172S0020-23TSOD12-8471 (1.0000), 123741285-23172S0016-23TSOD10-8471 (1.0000), 123743965-23171S0014-23TSOD11-8471 (1.0000), 123757559-23173S0015-23TSOD12-8471 (0.4951), 123758270-23171S0036-23TSOD11-8471 (1.0000), 123758946-23172S0006-23TSOD13-8471 (1.0000), 123759842-23170S0021-23TSOD11-8471 (0.5008), 123762352-23174S0004-23TSOD12-8471 (0.9959), 123762935-23174S0006-23TSOD12-8471 (1.0000), 123765061-23170S0031-23TSOD11-8471 (0.5556), 123766429-23173S0016-23TSOD12-8471 (1.0000), 123788202-23177Q0001-23TSOD8-8471 (0.4444), 123791271-23170S0023-23TSOD11-8471 (1.0000), 123792538-23166S0033-23TSOD12-8471 (1.0000), 123792824-23146S0012-23TSOD10-8475 (0.9951), 123797483-23177S0010-23TSOD11-8471 (0.5772), 123797747-23177S0008-23TSOD13-8471 (1.0000), 123816943-23178S0011-23TSOD19-8471 (1.0000), 123817561-23178S0013-23TSOD13-8471 (0.5055), 123821332-23174S0012-23TSOD13-8471 (1.0000), 123823656-23170S0026-23TSOD10-8471 (1.0000), 123824540-23178S0022-23TSOD13-8471 (0.4804), 123824913-23178S0016-23TSOD13-8471 (0.9866), 123825356-23178S0009-23TSOD15-8471 (0.4211), 123825356-23178S0009-23TSOD27-8475 (0.5024), 123834180-23158S0029-23TSOD18-8475 (0.3529), 123834626-23179Q0012-23TSOD10-8471 (0.4672), 123838168-23179S0005-23TSOD29-8475 (0.9976), 123838780-23178S0025-23TSOD13-8471 (0.4988), 123840173-23179S0015-23TSOD15-8471 (0.4884), 123840669-23178S0028-23TSOD13-8471 (0.4762), 123841536-23179S0017-23TSOD13-8471 (0.4825), 123848371-23179S0012-23TSOD12-8471 (0.4570), 123853638-23178S0020-23TSOD15-8471 (1.0000), 123862274-23179S0025-23TSOD21-8471 (0.9969), 123862478-23179S0030-23TSOD21-8471 (0.4699), 123864925-23177S0009-23TSOD13-8471 (1.0000), 123868100-23180S0008-23TSOD21-8471 (1.0000), 123871545-23180S0016-23TSOD15-8471 (1.0000), 123871545-23180S0016-23TSOD29-8475 (1.0000), 123883579-23172S0011-23TSOD11-8471 (1.0000), 123887111-23181S0011-23TSOD17-8471 (1.0000), 123889210-23180S0023-23TSOD21-8471 (0.2962), 123892936-23181S0008-23TSOD12-8471 (0.5073), 123893749-23181S0013-23TSOD17-8471 (0.8929), 123893861-23180S0006-23TSOD15-8471 (1.0000), 123895834-23180S0003-23TSOD19-8471 (0.4582), 123896411-23181S0017-23TSOD17-8471 (0.4737), 123898386-23181S0020-23TSOD17-8471 (0.4706), 123919627-23184Q0019-23TSOD11-8471 (0.4454), 123922666-23184S0004-23TSOD14-8471 (0.4721), 123923006-23184S0001-23TSOD14-8471 (0.0857), 123923112-23184S0003-23TSOD14-8471 (0.7500), 123923976-23184S0010-23TSOD14-8471 (1.0000), 123924581-23184S0005-23TSOD19-8471 (0.5122), 123926042-23184S0009-23TSOD14-8471 (0.9978), 123945820-23185S0013-23TSOD19-8471 (0.4561), 123945820-23185S0013-23TSOD27-8475 (0.5250), 123956686-23180S0013-23TSOD14-8471 (0.9942), 123958063-23177S0005-23TSOD14-8471 (1.0000), 123958541-23184S0015-23TSOD14-8471 (1.0000), 123958553-23185S0023-23TSOD14-8471 (0.9949), 123958582-23184S0014-23TSOD14-8471 (1.0000), 123958594-23184S0016-23TSOD14-8471 (0.4444), 123966602-23186Q0009-23TSOD12-8471 (0.4569), 123972713-23186S0016-23TSOD14-8471 (1.0000), 123973457-23186S0014-23TSOD18-8471 (0.4724), 123973637-23186S0017-23TSOD14-8471 (0.9928), 123973721-23186S0015-23TSOD14-8471 (0.4839), 123980948-23186S0007-23TSOD15-8471 (0.9903), 123997915-23170S0029-23TSOD14-8471 (0.9965), 123998009-23187S0004-23TSOD15-8471 (0.5000), 123998155-23187S0005-23TSOD15-8471 (0.4358), 123998716-23187S0003-23TSOD15-8471 (1.0000), 123998868-23187S0006-23TSOD15-8471 (1.0000), 124007274-23187S0016-23TSOD17-8471 (1.0000), 124020489-23188S0004-23TSOD16-8471 (1.0000), 124020489-23188S0004-23TSOD29-8475 (1.0000), 124020988-23187S0020-23TSOD17-8471 (1.0000), 124021148-23186S0010-23TSOD16-8471 (0.5029), 124021208-23181S0005-23TSOD16-8471 (0.4719), 124021273-23187S0023-23TSOD16-8471 (1.0000), 124021506-23188S0007-23TSOD19-8471 (0.9974), 124021622-23187S0022-23TSOD16-8471 (1.0000), 124021865-23184S0022-23TSOD16-8471 (1.0000), 124025517-23186S0020-23TSOD23-8471 (0.8889), 124030904-23180S0022-23TSOD17-8471 (0.6000), 124055070-23187S0007-23TSOD16-8471 (0.9964), 124055256-23186S0013-23TSOD16-8471 (1.0000), 124057311-23191S0003-23TSOD17-8471 (1.0000), 124058000-23186S0031-23TSOD23-8471 (0.4715), 124066190-23191S0010-23TSOD16-8471 (0.2124), 124066986-23191S0007-23TSOD16-8471 (1.0000), 124067284-23191S0009-23TSOD16-8471 (0.5228), 124067618-23191S0008-23TSOD17-8471 (0.9200), 124068150-23191S0015-23TSOD17-8471 (0.5236), 124068401-23191S0021-23TSOD16-8471 (0.2466), 124068833-23191S0020-23TSOD19-8471 (0.5614), 124069457-23191S0016-23TSOD19-8471 (0.4867), 124078063-23191S0027-23TSOD17-8471 (1.0000), 124078241-23191S0022-23TSOD17-8471 (0.9957), 124078813-23188S0008-23TSOD18-8471 (0.6296), 124080471-23188S0002-23TSOD18-8471 (0.5020), 124080859-23192S0008-23TSOD19-8471 (0.5376), 124081150-23192S0002-23TSOD19-8471 (0.4000), 124081533-23192S0009-23TSOD19-8471 (0.3456), 124081957-23192S0007-23TSOD19-8471 (0.4030), 124085803-23192S0012-23TSOD27-8471 (1.0000), 124086176-23187S0001-23TSOD16-8471 (0.9951), 124086535-23192Q0045-23TSOD13-8471 (0.4407), 124105509-23191S0005-23TSOD19-8471 (0.4699), 124109578-23193S0023-23TSOD20-8471 (1.0000), 124109907-23193S0021-23TSOD20-8471 (1.0000), 124110074-23193S0018-23TSOD20-8471 (1.0000), 124126205-23193S0016-23TSOD21-8471 (0.4647), 124136176-23191S0024-23TSOD18-8471 (1.0000), 124136560-23194S0008-23TSOD20-8471 (1.0000), 124150908-23195S0019-23TSOD27-8471 (0.4041), 124151790-23186S0030-23TSOD23-8471 (0.4949), 124155382-23195S0027-23TSOD20-8471 (1.0000), 124155603-23195S0028-23TSOD20-8471 (1.0000), 124155624-23193S0020-23TSOD20-8471 (1.0000), 124156484-23195S0025-23TSOD20-8471 (0.4970), 124157046-23195S0020-23TSOD20-8471 (0.4985), 124157662-23195S0016-23TSOD21-8471 (0.4615), 124157776-23192S0013-23TSOD20-8471 (0.9982), 124158040-23195S0026-23TSOD21-8471 (0.5368), 124158788-23195S0030-23TSOD33-8475 (1.0000), 124158931-23195S0029-23TSOD27-8471 (1.0000), 124159029-23173S0015-23TSOD17-8475 (0.4789), 124182056-23198Q0006-23TSOD15-8471 (0.3620), 124184044-23195S0004-23TSOD20-8471 (0.4245), 124184178-23195S0003-23TSOD20-8471 (1.0000), 124184342-23195S0001-23TSOD20-8471 (0.4571), 124185189-23195S0036-23TSOD21-8471 (0.9991), 124186247-23198S0001-23TSOD25-8471 (1.0000), 124187700-23195S0035-23TSOD21-8471 (1.0000), 124192933-23198S0010-23TSOD22-8471 (0.4507), 124193134-23198S0009-23TSOD22-8471 (0.5474), 124194242-23193S0002-23TSOD22-8471 (1.0000), 124195310-23195S0022-23TSOD22-8471 (1.0000), 124198544-23179S0019-23TSOD19-8471 (0.4639), 124206922-23198S0007-23TSOD33-8475 (1.0000), 124207010-23188S0009-23TSOD22-8471 (1.0000), 124207339-23187S0026-23TSOD22-8471 (0.8489), 124209224-23199S0007-23TSOD23-8471 (1.0000), 124209750-23199S0010-23TSOD22-8471 (0.4435), 124229453-23200Q0014-23TSOD17-8471 (0.4179), 124234545-23200S0009-23TSOD23-8471 (0.4749), 124237173-23200S0010-23TSOD23-8471 (1.0000), 124237300-23200S0007-23TSOD23-8471 (0.4811), 124237304-23200S0005-23TSOD23-8471 (1.0000), 124237462-23200S0006-23TSOD22-8471 (1.0000), 124237483-23200S0004-23TSOD33-8475 (0.4532), 124245063-23200S0025-23TSOD23-8471 (0.4829), 124258595-23201S0008-23TSOD25-8471 (1.0000), 124258636-23199S0016-23TSOD23-8471 (1.0000), 124258741-23199S0018-23TSOD23-8471 (1.0000), 124258812-23201S0001-23TSOD24-8471 (0.3846), 124258812-23201S0001-23TSOD31-8475 (0.5036), 124258955-23200S0028-23TSOD23-8471 (0.6722), 124259260-23201S0005-23TSOD25-8471 (0.0731), 124259303-23201S0010-23TSOD25-8471 (0.5435), 124259644-23201S0004-23TSOD25-8471 (0.9970), 124259684-23201S0003-23TSOD25-8471 (0.5297), 124264842-23201S0016-23TSOD29-8471 (0.5106), 124280432-23202S0004-23TSOD23-8471 (0.3266), 124280678-23202S0002-23TSOD30-8471 (0.5871), 124280755-23202S0003-23TSOD23-8471 (0.0679), 124284145-23199S0015-23TSOD24-8471 (1.0000), 124314861-23205S0004-23TSOD25-8471 (0.5556), 124315575-23202S0009-23TSOD23-8471 (0.3526), 124318478-23205S0003-23TSOD25-8471 (1.0000), 124320899-23205S0006-23TSOD25-8471 (0.6542), 124334935-23205S0008-23TSOD25-8471 (0.9902), 124336122-23206S0004-23TSOD25-8471 (0.9857), 124339574-23205S0001-23TSOD25-8471 (0.4504), 124342027-23206S0009-23TSOD25-8471 (1.0000), 124342178-23206S0012-23TSOD26-8471 (1.0000), 124342356-23206S0008-23TSOD26-8471 (1.0000), 124343576-23206S0015-23TSOD33-8475 (1.0000), 124347542-23206S0022-23TSOD33-8475 (0.5014), 124348576-23206S0037-23TSOD33-8475 (0.1933), 124348944-23206S0033-23TSOD33-8475 (0.4848), 124349092-23206S0024-23TSOD28-8471 (1.0000), 124357683-23207Q0008-23TSOD21-8471 (0.4468), 124360263-23207S0007-23TSOD28-8471 (0.5027), 124372537-23199S0014-23TSOD26-8471 (0.4728), 124384957-23208S0003-23TSOD26-8471 (0.9979), 124386483-23199S0021-23TSOD26-8471 (0.9933), 124386842-23187S0009-23TSOD26-8471 (1.0000), 124387096-23208S0001-23TSOD26-8471 (0.4540), 124391008-23208S0007-23TSOD29-8471 (0.1060), 124394039-23208S0005-23TSOD31-8471 (1.0000), 124394217-23208S0013-23TSOD28-8471 (1.0000), 124396854-23208S0004-23TSOD26-8471 (0.9912), 124409412-23208S0014-23TSOD28-8471 (0.0980), 124414620-23206S0034-23TSOD31-8471 (0.9984), 124414989-23209S0012-23TSOD29-8471 (0.9692), 124415217-23209S0010-23TSOD28-8471 (0.4483), 124417369-23209S0009-23TSOD28-8471 (0.5145), 124417678-23209S0017-23TSOD28-8471 (0.8103), 124438681-23212Q0001-23TSOD23-8471 (0.5050), 124440073-23208S0012-23TSOD31-8471 (1.0000), 124450745-23206S0018-23TSOD28-8471 (1.0000), 124460790-23201S0006-23TSOD25-8471 (1.0000), 124464706-23208S0015-23TSOD29-8471 (0.4432), 124464809-23208S0016-23TSOD28-8471 (0.4218), 124474055-23213Q0117-23TSOD25-8471 (0.4507), 124487161-23213S0008-23TSOD28-8471 (0.9984), 124487507-23214S0005-23TSOD28-8471 (0.5157), 124488720-23214S0011-23TSOD33-8471 (0.4560), 124489188-23214S0008-23TSOD28-8471 (0.4823), 124489337-23214S0009-23TSOD29-8471 (0.4626), 124489462-23214S0010-23TSOD29-8471 (0.8475), 124493020-23186S0018-23TSOD29-8471 (0.0513), 124493360-23214S0002-23TSOD37-8471 (0.4829), 124493952-23214S0015-23TSOD29-8471 (1.0000), 124513427-23215S0004-23TSOD29-8471 (1.0000), 124519182-23214S0031-23TSOD29-8471 (1.0000), 124519435-23214S0029-23TSOD29-8471 (0.4130), 124521000-23214S0014-23TSOD29-8471 (0.9974), 124521183-23214S0013-23TSOD30-8471 (1.0000), 124521688-23215S0011-23TSOD30-8471 (0.4583), 124521863-23215S0009-23TSOD30-8471 (1.0000), 124521970-23215S0014-23TSOD30-8471 (0.4904), 124522178-23215S0010-23TSOD30-8471 (1.0000), 124522550-23215S0006-23TSOD30-8471 (1.0000), 124524249-23208S0026-23TSOD31-8471 (1.0000), 124537331-23215S0037-23TSOD30-8471 (0.0569), 124541461-23216S0001-23TSOD36-8471 (0.5982), 124541870-23216S0007-23TSOD36-8471 (0.1549), 124546768-23216S0014-23TSOD36-8471 (0.5064), 124546895-23188S0009-23TSOD32-8475 (1.0000), 124547052-23214S0018-23TSOD36-8471 (1.0000), 124547395-23215S0015-23TSOD31-8471 (0.5260), 124568699-23219Q0009-23TSOD27-8471 (0.4326), 124570870-23219S0001-23TSOD31-8471 (1.0000), 124570933-23215S0013-23TSOD31-8471 (0.9178), 124571148-23215S0012-23TSOD31-8471 (1.0000), 124571736-23219S0009-23TSOD31-8471 (0.5244), 124577914-23215S0001-23TSOD31-8471 (0.5061), 124578319-23219S0004-23TSOD31-8471 (0.3684), 124590357-23219S0005-23TSOD31-8471 (1.0000), 124591123-23219S0020-23TSOD31-8471 (1.0000), 124591123-23219S0020-23TSOD45-8475 (1.0000), 124593239-23215S0034-23TSOD31-8471 (1.0000), 124593681-23213S0006-23TSOD32-8471 (1.0000), 124601886-23220S0020-23TSOD35-8471 (1.0000), 124602241-23220S0021-23TSOD32-8471 (1.0000), 124603621-23220S0016-23TSOD33-8471 (0.4786), 124603946-23220S0027-23TSOD32-8471 (1.0000), 124603966-23220S0012-23TSOD33-8471 (1.0000), 124604173-23220S0028-23TSOD32-8471 (1.0000), 124606194-23220Q0112-23TSOD29-8471 (0.4604), 124619325-23221S0012-23TSOD33-8471 (1.0000), 124619541-23221S0011-23TSOD33-8471 (0.5000), 124621734-23221S0009-23TSOD32-8471 (0.4908), 124626499-23221S0004-23TSOD34-8471 (1.0000), 124628272-23219S0013-23TSOD34-8471 (0.4800), 124628723-23221S0010-23TSOD34-8471 (1.0000), 124641238-23221S0006-23TSOD37-8471 (0.4751), 124641419-23220S0013-23TSOD34-8471 (0.9953), 124647283-23220S0033-23TSOD34-8471 (1.0000), 124647757-23220S0011-23TSOD34-8471 (0.8145), 124647907-23222S0016-23TSOD34-8471 (0.9951), 124648078-23222S0027-23TSOD34-8471 (0.4451), 124648587-23222S0025-23TSOD34-8471 (1.0000), 124648773-23222S0021-23TSOD34-8471 (0.4732), 124654331-23220S0029-23TSOD36-8471 (0.9101), 124666075-23222S0030-23TSOD34-8471 (1.0000), 124667224-23223S0013-23TSOD34-8471 (0.5333), 124667545-23223S0008-23TSOD34-8471 (0.5229), 124670069-23223S0022-23TSOD33-8471 (1.0000), 124671522-23222S0037-23TSOD34-8471 (1.0000), 124672099-23223S0004-23TSOD34-8471 (0.4631), 124672981-23222S0010-23TSOD36-8471 (0.4384), 124673327-23222S0029-23TSOD36-8471 (0.9963), 124698058-23224S0010-23TSOD36-8471 (0.5372), 124698313-23226Q0037-23TSOD31-8471 (0.5000), 124698367-23224S0007-23TSOD36-8471 (1.0000), 124699663-23224S0011-23TSOD41-8475 (0.5104), 124709836-23223S0006-23TSOD41-8475 (0.5231), 124709913-23223S0010-23TSOD35-8471 (1.0000), 124709920-23224S0013-23TSOD38-8471 (1.0000), 124710081-23226S0007-23TSOD35-8471 (1.0000), 124721171-23221S0007-23TSOD35-8471 (1.0000), 124725188-23223S0020-23TSOD35-8471 (0.4570), 124726336-23223S0024-23TSOD35-8471 (1.0000), 124726805-23221S0024-23TSOD35-8471 (0.3782), 124733200-23227Q0097-23TSOD33-8471 (0.4305), 124734238-23227S0028-23TSOD35-8471 (1.0000), 124744903-23228S0002-23TSOD37-8471 (0.9937), 124758178-23228S0018-23TSOD38-8471 (1.0000), 124759383-23226S0017-23TSOD37-8471 (0.8291), 124759428-23228S0008-23TSOD37-8471 (0.9915), 124771098-23227S0003-23TSOD37-8471 (1.0000), 124778229-23229S0011-23TSOD37-8471 (0.5286), 124778333-23229S0012-23TSOD37-8471 (0.4599), 124779581-23229S0017-23TSOD37-8471 (0.5056), 124784248-23229S0022-23TSOD38-8471 (0.5051), 124784303-23192S0002-23TSOD37-8475 (0.3846), 124797090-23230S0002-23TSOD38-8471 (1.0000), 124801007-23230S0009-23TSOD38-8471 (0.4522), 124801274-23230S0023-23TSOD38-8471 (1.0000), 124801580-23230S0020-23TSOD38-8471 (0.5000), 124826873-23233Q0017-23TSOD35-8471 (0.4460), 124829560-23229S0007-23TSOD38-8471 (0.9930), 124829832-23228S0016-23TSOD39-8471 (1.0000), 124829889-23229S0008-23TSOD39-8471 (0.4335), 124835037-23230S0006-23TSOD39-8471 (1.0000), 124835223-23229S0006-23TSOD39-8471 (1.0000), 124840294-23229S0018-23TSOD39-8471 (1.0000), 124855070-23234S0012-23TSOD38-8471 (0.4426), 124859874-23230S0011-23TSOD39-8471 (0.9966), 124859971-23233S0012-23TSOD39-8471 (0.4826), 124860037-23230S0025-23TSOD39-8471 (1.0000), 124865210-23234Q0100-23TSOD37-8471 (0.4188), 124878506-23235S0002-23TSOD39-8471 (0.1588), 124878542-23235S0001-23TSOD39-8471 (1.0000), 124878640-23235S0003-23TSOD39-8471 (0.9893), 124879726-23235S0010-23TSOD38-8475 (1.0000), 124880082-23234S0019-23TSOD39-8471 (0.5034), 124880322-23227S0004-23TSOD39-8471 (0.7726), 124880413-23234S0010-23TSOD39-8471 (1.0000), 124881297-23235S0016-23TSOD40-8471 (0.4286), 124881297-23235S0016-23TSOD49-8475 (0.5463), 124881430-23235S0015-23TSOD40-8471 (1.0000), 124881430-23235S0015-23TSOD49-8475 (0.9973), 124881528-23235S0013-23TSOD40-8471 (0.5702), 124881528-23235S0013-23TSOD50-8475 (0.5073), 124883394-23235S0022-23TSOD40-8471 (0.2143), 124883394-23235S0022-23TSOD49-8475 (0.4422), 124901532-23213S0006-23TSOD38-8475 (1.0000), 124902523-23235S0004-23TSOD40-8471 (1.0000), 124904332-23234S0022-23TSOD40-8471 (0.7273), 124904332-23234S0022-23TSOD49-8475 (0.2727), 124904523-23230S0018-23TSOD41-8471 (0.5060), 124904975-23234S0017-23TSOD41-8471 (1.0000), 124905409-23235S0005-23TSOD42-8471 (1.0000), 124906026-23236S0005-23TSOD40-8471 (1.0000), 124906026-23236S0005-23TSOD49-8475 (1.0000), 124924373-23230S0026-23TSOD41-8471 (1.0000), 124924467-23236S0015-23TSOD42-8471 (1.0000), 124930643-23237S0016-23TSOD41-8471 (0.9977), 124930667-23237S0013-23TSOD42-8471 (1.0000), 124930687-23237S0014-23TSOD42-8471 (0.5500), 124930748-23237S0005-23TSOD43-8471 (0.9886), 124935424-23237S0017-23TSOD42-8471 (0.4619), 124961249-23241Q0004-23TSOD38-8471 (0.4022), 124964765-23241S0002-23TSOD41-8471 (1.0000), 124970566-23237S0011-23TSOD42-8471 (1.0000), 124985731-23241S0016-23TSOD41-8471 (0.4849), 124989649-23242S0013-23TSOD41-8471 (1.0000), 124989965-23242S0017-23TSOD41-8471 (1.0000), 124993209-23242S0007-23TSOD41-8471 (0.2500), 124993209-23242S0007-23TSOD50-8475 (0.8889), 124993303-23242S0009-23TSOD41-8471 (0.4490), 124993446-23242S0005-23TSOD41-8471 (0.4546), 125008753-23237S0010-23TSOD43-8471 (1.0000), 125008802-23243S0001-23TSOD43-8471 (1.0000), 125010601-23241S0012-23TSOD43-8471 (1.0000), 125012271-23242S0014-23TSOD43-8471 (1.0000), 125012482-23242S0003-23TSOD43-8471 (1.0000), 125012724-23243S0008-23TSOD43-8471 (0.3958), 125022214-23223S0024-23TSOD43-8475 (1.0000), 125036136-23243S0009-23TSOD43-8471 (1.0000), 125036163-23236S0008-23TSOD43-8471 (1.0000), 125036163-23236S0008-23TSOD53-8475 (1.0000), 125036273-23243S0004-23TSOD44-8471 (0.4572), 125036335-23244S0007-23TSOD44-8471 (0.9773), 125036440-23244S0009-23TSOD44-8471 (1.0000), 125036440-23244S0009-23TSOD53-8475 (0.9000), 125036531-23244S0010-23TSOD44-8471 (0.4375), 125036687-23244S0008-23TSOD44-8471 (1.0000), 125041958-23235S0017-23TSOD44-8471 (0.5205), 125045125-23242S0016-23TSOD46-8471 (1.0000), 125065516-23247Q0004-23TSOD41-8471 (0.4534), 125067139-23247S0002-23TSOD45-8471 (1.0000), 125067243-23247S0004-23TSOD45-8471 (1.0000), 125067375-23247S0005-23TSOD45-8471 (0.4583), 125067375-23247S0005-23TSOD52-8475 (0.5185), 125070122-23244S0015-23TSOD45-8471 (1.0000), 125075619-23247S0010-23TSOD45-8471 (1.0000), 125077458-23247S0006-23TSOD45-8471 (1.0000), 125103761-23248Q0140-23TSOD43-8471 (0.4662), 125112829-23248S0011-23TSOD45-8471 (1.0000), 125112849-23247S0016-23TSOD45-8471 (0.5298), 125112968-23248S0010-23TSOD45-8471 (0.2727), 125115908-23230S0007-23TSOD45-8471 (0.3438), 125125107-23248S0007-23TSOD45-8471 (1.0000), 125125414-23243S0005-23TSOD45-8471 (1.0000), 125139305-23236S0007-23TSOD47-8471 (0.9643), 125139559-23249S0002-23TSOD47-8471 (0.4067), 125139597-23249S0003-23TSOD47-8471 (1.0000), 125139839-23249S0006-23TSOD47-8471 (1.0000), 125140710-23249S0005-23TSOD47-8471 (0.4410), 125141650-23250S0005-23TSOD47-8471 (0.4812), 125143762-23250S0015-23TSOD47-8471 (1.0000), 125143840-23250S0012-23TSOD47-8471 (0.5128), 125144505-23250S0010-23TSOD48-8471 (1.0000), 125144837-23250S0008-23TSOD48-8471 (1.0000), 125145651-23250S0009-23TSOD48-8471 (1.0000), 125148902-23223S0023-23TSOD47-8475 (0.5200), 125164096-23250S0002-23TSOD48-8471 (0.9987), 125164542-23251S0001-23TSOD50-8471 (1.0000), 125167591-23251S0010-23TSOD52-8471 (0.4486), 125167928-23251S0013-23TSOD50-8471 (0.8750), 125167989-23251S0016-23TSOD48-8471 (0.9943), 125168017-23251S0015-23TSOD48-8471 (0.9655), 125168017-23251S0015-23TSOD53-8475 (1.0000), 125172388-23248S0001-23TSOD48-8471 (0.4488), 125195636-23254Q0007-23TSOD45-8471 (0.4600), 125196669-23251S0020-23TSOD50-8471 (1.0000), 125199498-23251S0011-23TSOD50-8471 (0.5098), 125200171-23254S0008-23TSOD50-8471 (1.0000), 125204609-23254S0003-23TSOD50-8471 (1.0000), 125204680-23254S0006-23TSOD50-8471 (1.0000), 125204763-23254S0002-23TSOD50-8471 (0.4596), 125204835-23254S0001-23TSOD50-8471 (1.0000), 125204937-23249S0004-23TSOD50-8471 (0.9905), 125205437-23254S0005-23TSOD50-8471 (1.0000), 125209946-23254S0019-23TSOD50-8471 (1.0000), 125220499-23254S0021-23TSOD51-8471 (0.5893), 125223461-23254S0020-23TSOD53-8471 (0.4395), 125228328-23255S0011-23TSOD51-8471 (1.0000), 125237145-23255Q0136-23TSOD47-8471 (0.4369), 125246212-23255S0006-23TSOD51-8471 (1.0000), 125247062-23256S0007-23TSOD51-8471 (1.0000), 125247892-23256S0008-23TSOD51-8471 (0.4852), 125252595-23256S0012-23TSOD51-8471 (0.5619), 125252715-23256S0011-23TSOD51-8471 (0.5357), 125254664-23156S0036-23TSOD51-8471 (1.0000), 125256449-23255S0004-23TSOD51-8471 (1.0000), 125271708-23257S0001-23TSOD52-8471 (0.9933), 125272018-23256S0005-23TSOD52-8471 (0.9982), 125272314-23257S0008-23TSOD52-8471 (1.0000), 125273289-23256S0015-23TSOD52-8471 (1.0000), 125273630-23257S0013-23TSOD52-8471 (0.4685), 125277275-23257S0012-23TSOD52-8471 (0.9872), 125277401-23257S0006-23TSOD53-8471 (1.0000), 125295242-23257S0010-23TSOD52-8471 (1.0000), 125295290-23258S0002-23TSOD52-8471 (0.4458), 125301879-23258S0012-23TSOD53-8471 (0.4248), 125327756-23261Q0008-23TSOD50-8471 (0.4426), 125329786-23258S0006-23TSOD53-8471 (1.0000), 125330285-23254S0011-23TSOD53-8471 (1.0000), 125332669-23261S0006-23TSOD52-8471 (0.4328), 125332790-23216S0015-23TSOD52-8471 (0.4012), 125339032-23258S0010-23TSOD53-8471 (0.4706), 125339368-23259S0002-23TSOD53-8471 (1.0000), 125340499-23261S0002-23TSOD53-8471 (0.9937), 125355811-23262S0008-23TSOD53-8471 (0.5877), 125356241-23262S0005-23TSOD54-8471 (0.5000), 125363319-23262S0004-23TSOD54-8471 (0.9262), 125364194-23241S0016-23TSOD54-8475 (0.5224), 125372113-23263Q0001-23TSOD52-8471 (0.4197), 125376229-23262S0018-23TSOD54-8471 (0.9927), 125377250-23263S0007-23TSOD54-8471 (1.0000), 125377279-23262S0023-23TSOD54-8471 (1.0000), 125377319-23262S0013-23TSOD54-8471 (0.5180), 125377381-23262S0021-23TSOD54-8471 (1.0000), 125377432-23263S0004-23TSOD54-8471 (0.4497), 125377596-23263S0008-23TSOD54-8471 (0.5349), 125420607-23265Q0022-23TSOD53-8471 (0.4134), 125450564-23268Q0018-23TSOD54-8471 (0.4366), HD753 (0.4260), HD753R (0.4823), MB1847F (0.9979), MB1847FR (1.0000), MB3387 (0.4471), MB3387R (0.4474), MB3404 (1.0000), MB3404R (0.9965), MB3425 (0.4844), MB3425R (0.5090), MB3448 (0.3494), MB3448R (0.3849), MB3472 (0.9906), MB3472R (1.0000), MB6705F (0.9969), MB6768F (0.4295), MB6975 (0.9987), MB6979 (0.4739), MB6984 (0.9811), MB6985 (0.9686), MB6993 (1.0000), MB7014 (0.6250), MB7020 (0.9976), MB7101E (0.4970), MB7121 (0.4016), MB7125 (1.0000), MB7141 (1.0000), MB7142 (0.9954), MB7149 (1.0000), MB7169 (1.0000), MB7178 (0.8301), MB7179 (1.0000), MB7183 (1.0000), MB7183Rpt (1.0000), MB7186 (1.0000), MB7186Rpt (1.0000), MB7188R1 (0.9944), MB7188R2 (1.0000), MB7209 (1.0000), MB7215R (0.4751), MB7219 (0.3498), MB7219Rpt (0.3961), MB7232 (1.0000), MB7233 (0.4609), MB7238 (0.9936), MB7255 (0.9980), MB7256 (0.5040), MB7261 (1.0000), MB7270Rpt (1.0000), MB7295 (0.9976), MB7301 (0.4770), MB7302 (0.4656), MB7303 (0.4819), MB7305 (0.4585)</text:p>
          </table:table-cell>
          <table:table-cell table:number-columns-repeated="1008"/>
        </table:table-row>
        <table:table-row table:style-name="ro1">
          <table:table-cell office:value-type="float" office:value="17" calcext:value-type="float">
            <text:p>17</text:p>
          </table:table-cell>
          <table:table-cell office:value-type="float" office:value="43342594" calcext:value-type="float">
            <text:p>43342594</text:p>
          </table:table-cell>
          <table:table-cell office:value-type="string" calcext:value-type="string">
            <text:p>T</text:p>
          </table:table-cell>
          <table:table-cell office:value-type="string" calcext:value-type="string">
            <text:p>C</text:p>
          </table:table-cell>
          <table:table-cell office:value-type="string" calcext:value-type="string">
            <text:p>MAP3K14</text:p>
          </table:table-cell>
          <table:table-cell table:style-name="ce3" office:value-type="string" calcext:value-type="string">
            <text:p>p.Thr872Ala</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His871Arg</text:p>
          </table:table-cell>
          <table:table-cell office:value-type="string" calcext:value-type="string">
            <text:p>NP_003945.2</text:p>
          </table:table-cell>
          <table:table-cell office:value-type="string" calcext:value-type="string">
            <text:p>NM_003954.5</text:p>
          </table:table-cell>
          <table:table-cell office:value-type="float" office:value="0.000161551" calcext:value-type="float">
            <text:p>0.000161551</text:p>
          </table:table-cell>
          <table:table-cell office:value-type="float" office:value="0.000207113" calcext:value-type="float">
            <text:p>0.000207113</text:p>
          </table:table-cell>
          <table:table-cell office:value-type="string" calcext:value-type="string">
            <text:p>Uncertain_significance</text:p>
          </table:table-cell>
          <table:table-cell office:value-type="float" office:value="1" calcext:value-type="float">
            <text:p>1</text:p>
          </table:table-cell>
          <table:table-cell office:value-type="string" calcext:value-type="string">
            <text:p>124340454-23206S0016-23TSOD25-8471 (0.5000)</text:p>
          </table:table-cell>
          <table:table-cell table:number-columns-repeated="1008"/>
        </table:table-row>
        <table:table-row table:style-name="ro1">
          <table:table-cell office:value-type="float" office:value="17" calcext:value-type="float">
            <text:p>17</text:p>
          </table:table-cell>
          <table:table-cell office:value-type="float" office:value="43342596" calcext:value-type="float">
            <text:p>43342596</text:p>
          </table:table-cell>
          <table:table-cell office:value-type="string" calcext:value-type="string">
            <text:p>T</text:p>
          </table:table-cell>
          <table:table-cell office:value-type="string" calcext:value-type="string">
            <text:p>C</text:p>
          </table:table-cell>
          <table:table-cell office:value-type="string" calcext:value-type="string">
            <text:p>MAP3K14</text:p>
          </table:table-cell>
          <table:table-cell table:style-name="ce3" office:value-type="string" calcext:value-type="string">
            <text:p>p.Asn871Ser</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Glu870=</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648773-23222S0021-23TSOD34-8471 (0.1967)</text:p>
          </table:table-cell>
          <table:table-cell table:number-columns-repeated="1008"/>
        </table:table-row>
        <table:table-row table:style-name="ro1">
          <table:table-cell office:value-type="float" office:value="17" calcext:value-type="float">
            <text:p>17</text:p>
          </table:table-cell>
          <table:table-cell office:value-type="float" office:value="43344474" calcext:value-type="float">
            <text:p>43344474</text:p>
          </table:table-cell>
          <table:table-cell office:value-type="string" calcext:value-type="string">
            <text:p>C</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Arg806Gln</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Ser805=</text:p>
          </table:table-cell>
          <table:table-cell office:value-type="string" calcext:value-type="string">
            <text:p>NP_003945.2</text:p>
          </table:table-cell>
          <table:table-cell office:value-type="string" calcext:value-type="string">
            <text:p>NM_003954.5</text:p>
          </table:table-cell>
          <table:table-cell office:value-type="float" office:value="0.00045243" calcext:value-type="float">
            <text:p>0.00045243</text:p>
          </table:table-cell>
          <table:table-cell office:value-type="float" office:value="0.000121735" calcext:value-type="float">
            <text:p>0.000121735</text:p>
          </table:table-cell>
          <table:table-cell office:value-type="string" calcext:value-type="string">
            <text:p>Benign</text:p>
          </table:table-cell>
          <table:table-cell office:value-type="float" office:value="1" calcext:value-type="float">
            <text:p>1</text:p>
          </table:table-cell>
          <table:table-cell office:value-type="string" calcext:value-type="string">
            <text:p>125125414-23243S0005-23TSOD45-8471 (0.4167)</text:p>
          </table:table-cell>
          <table:table-cell table:number-columns-repeated="1008"/>
        </table:table-row>
        <table:table-row table:style-name="ro1">
          <table:table-cell office:value-type="float" office:value="17" calcext:value-type="float">
            <text:p>17</text:p>
          </table:table-cell>
          <table:table-cell office:value-type="float" office:value="43344811" calcext:value-type="float">
            <text:p>43344811</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Gln763Ter</text:p>
          </table:table-cell>
          <table:table-cell table:style-name="Default" office:value-type="string" calcext:value-type="string">
            <text:p>NP_003945.2</text:p>
          </table:table-cell>
          <table:table-cell table:style-name="Default" office:value-type="string" calcext:value-type="string">
            <text:p>stop_gained</text:p>
          </table:table-cell>
          <table:table-cell table:style-name="ce3" office:value-type="string" calcext:value-type="string">
            <text:p>p.Ala762Val</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58040-23195S0026-23TSOD21-8471 (0.0250)</text:p>
          </table:table-cell>
          <table:table-cell table:number-columns-repeated="1008"/>
        </table:table-row>
        <table:table-row table:style-name="ro1">
          <table:table-cell office:value-type="float" office:value="17" calcext:value-type="float">
            <text:p>17</text:p>
          </table:table-cell>
          <table:table-cell office:value-type="float" office:value="43344952" calcext:value-type="float">
            <text:p>43344952</text:p>
          </table:table-cell>
          <table:table-cell office:value-type="string" calcext:value-type="string">
            <text:p>G</text:p>
          </table:table-cell>
          <table:table-cell office:value-type="string" calcext:value-type="string">
            <text:p>C</text:p>
          </table:table-cell>
          <table:table-cell office:value-type="string" calcext:value-type="string">
            <text:p>MAP3K14</text:p>
          </table:table-cell>
          <table:table-cell table:style-name="ce3" office:value-type="string" calcext:value-type="string">
            <text:p>p.Leu716Val</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Pro715Arg</text:p>
          </table:table-cell>
          <table:table-cell office:value-type="string" calcext:value-type="string">
            <text:p>NP_003945.2</text:p>
          </table:table-cell>
          <table:table-cell office:value-type="string" calcext:value-type="string">
            <text:p>NM_003954.5</text:p>
          </table:table-cell>
          <table:table-cell office:value-type="string" calcext:value-type="string">
            <text:p>.</text:p>
          </table:table-cell>
          <table:table-cell office:value-type="float" office:value="0.000163365" calcext:value-type="float">
            <text:p>0.000163365</text:p>
          </table:table-cell>
          <table:table-cell office:value-type="string" calcext:value-type="string">
            <text:p>Likely_benign</text:p>
          </table:table-cell>
          <table:table-cell office:value-type="float" office:value="1" calcext:value-type="float">
            <text:p>1</text:p>
          </table:table-cell>
          <table:table-cell office:value-type="string" calcext:value-type="string">
            <text:p>124396826-23199S0011-23TSOD26-8471 (0.4400)</text:p>
          </table:table-cell>
          <table:table-cell table:number-columns-repeated="1008"/>
        </table:table-row>
        <table:table-row table:style-name="ro1">
          <table:table-cell office:value-type="float" office:value="17" calcext:value-type="float">
            <text:p>17</text:p>
          </table:table-cell>
          <table:table-cell office:value-type="float" office:value="43345030" calcext:value-type="float">
            <text:p>43345030</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rg690Ter</text:p>
          </table:table-cell>
          <table:table-cell table:style-name="Default" office:value-type="string" calcext:value-type="string">
            <text:p>NP_003945.2</text:p>
          </table:table-cell>
          <table:table-cell table:style-name="Default" office:value-type="string" calcext:value-type="string">
            <text:p>stop_gained</text:p>
          </table:table-cell>
          <table:table-cell table:style-name="ce3" office:value-type="string" calcext:value-type="string">
            <text:p>p.Pro689Leu</text:p>
          </table:table-cell>
          <table:table-cell office:value-type="string" calcext:value-type="string">
            <text:p>NP_003945.2</text:p>
          </table:table-cell>
          <table:table-cell office:value-type="string" calcext:value-type="string">
            <text:p>NM_003954.5</text:p>
          </table:table-cell>
          <table:table-cell office:value-type="float" office:value="0.0000969431" calcext:value-type="float">
            <text:p>0.0000969431</text:p>
          </table:table-cell>
          <table:table-cell office:value-type="float" office:value="0.000016352" calcext:value-type="float">
            <text:p>0.000016352</text:p>
          </table:table-cell>
          <table:table-cell office:value-type="string" calcext:value-type="string">
            <text:p>.</text:p>
          </table:table-cell>
          <table:table-cell office:value-type="float" office:value="1" calcext:value-type="float">
            <text:p>1</text:p>
          </table:table-cell>
          <table:table-cell office:value-type="string" calcext:value-type="string">
            <text:p>125012271-23242S0014-23TSOD43-8471 (0.0239)</text:p>
          </table:table-cell>
          <table:table-cell table:number-columns-repeated="1008"/>
        </table:table-row>
        <table:table-row table:style-name="ro1">
          <table:table-cell office:value-type="float" office:value="17" calcext:value-type="float">
            <text:p>17</text:p>
          </table:table-cell>
          <table:table-cell office:value-type="float" office:value="43345113" calcext:value-type="float">
            <text:p>43345113</text:p>
          </table:table-cell>
          <table:table-cell office:value-type="string" calcext:value-type="string">
            <text:p>C</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rg662Ile</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Lys661Asn</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234545-23200S0009-23TSOD23-8471 (0.3565)</text:p>
          </table:table-cell>
          <table:table-cell table:number-columns-repeated="1008"/>
        </table:table-row>
        <table:table-row table:style-name="ro1">
          <table:table-cell office:value-type="float" office:value="17" calcext:value-type="float">
            <text:p>17</text:p>
          </table:table-cell>
          <table:table-cell office:value-type="float" office:value="43347904" calcext:value-type="float">
            <text:p>43347904</text:p>
          </table:table-cell>
          <table:table-cell office:value-type="string" calcext:value-type="string">
            <text:p>C</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Gly616Val</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Arg615Ser</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1975)</text:p>
          </table:table-cell>
          <table:table-cell table:number-columns-repeated="1008"/>
        </table:table-row>
        <table:table-row table:style-name="ro1">
          <table:table-cell office:value-type="float" office:value="17" calcext:value-type="float">
            <text:p>17</text:p>
          </table:table-cell>
          <table:table-cell office:value-type="float" office:value="43348452" calcext:value-type="float">
            <text:p>43348452</text:p>
          </table:table-cell>
          <table:table-cell office:value-type="string" calcext:value-type="string">
            <text:p>C</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Ser598Asn</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Gln597=</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22644-23144S0021-23TSOD1-8471 (0.2944)</text:p>
          </table:table-cell>
          <table:table-cell table:number-columns-repeated="1008"/>
        </table:table-row>
        <table:table-row table:style-name="ro1">
          <table:table-cell office:value-type="float" office:value="17" calcext:value-type="float">
            <text:p>17</text:p>
          </table:table-cell>
          <table:table-cell office:value-type="float" office:value="43348467" calcext:value-type="float">
            <text:p>43348467</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la593Val</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Cys592=</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012271-23242S0014-23TSOD43-8471 (0.0217)</text:p>
          </table:table-cell>
          <table:table-cell table:number-columns-repeated="1008"/>
        </table:table-row>
        <table:table-row table:style-name="ro1">
          <table:table-cell office:value-type="float" office:value="17" calcext:value-type="float">
            <text:p>17</text:p>
          </table:table-cell>
          <table:table-cell office:value-type="float" office:value="43348487" calcext:value-type="float">
            <text:p>43348487</text:p>
          </table:table-cell>
          <table:table-cell office:value-type="string" calcext:value-type="string">
            <text:p>G</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Cys586Ter</text:p>
          </table:table-cell>
          <table:table-cell table:style-name="Default" office:value-type="string" calcext:value-type="string">
            <text:p>NP_003945.2</text:p>
          </table:table-cell>
          <table:table-cell table:style-name="Default" office:value-type="string" calcext:value-type="string">
            <text:p>stop_gained</text:p>
          </table:table-cell>
          <table:table-cell table:style-name="ce3" office:value-type="string" calcext:value-type="string">
            <text:p>p.Leu586Met</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248485-23145S0006-23TSOD1-8471 (0.1103)</text:p>
          </table:table-cell>
          <table:table-cell table:number-columns-repeated="1008"/>
        </table:table-row>
        <table:table-row table:style-name="ro1">
          <table:table-cell office:value-type="float" office:value="17" calcext:value-type="float">
            <text:p>17</text:p>
          </table:table-cell>
          <table:table-cell office:value-type="float" office:value="43348552" calcext:value-type="float">
            <text:p>43348552</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rg565Trp</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Pro564Leu</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MB3472 (0.0298), MB3472R (0.0573)</text:p>
          </table:table-cell>
          <table:table-cell table:number-columns-repeated="1008"/>
        </table:table-row>
        <table:table-row table:style-name="ro1">
          <table:table-cell office:value-type="float" office:value="17" calcext:value-type="float">
            <text:p>17</text:p>
          </table:table-cell>
          <table:table-cell office:value-type="float" office:value="43350919" calcext:value-type="float">
            <text:p>43350919</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la536Val</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Gly535=</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273630-23257S0013-23TSOD52-8471 (0.0266)</text:p>
          </table:table-cell>
          <table:table-cell table:number-columns-repeated="1008"/>
        </table:table-row>
        <table:table-row table:style-name="ro1">
          <table:table-cell office:value-type="float" office:value="17" calcext:value-type="float">
            <text:p>17</text:p>
          </table:table-cell>
          <table:table-cell office:value-type="float" office:value="43351599" calcext:value-type="float">
            <text:p>43351599</text:p>
          </table:table-cell>
          <table:table-cell office:value-type="string" calcext:value-type="string">
            <text:p>G</text:p>
          </table:table-cell>
          <table:table-cell office:value-type="string" calcext:value-type="string">
            <text:p>C</text:p>
          </table:table-cell>
          <table:table-cell office:value-type="string" calcext:value-type="string">
            <text:p>MAP3K14</text:p>
          </table:table-cell>
          <table:table-cell table:style-name="ce3" office:value-type="string" calcext:value-type="string">
            <text:p>p.Ser481Ter</text:p>
          </table:table-cell>
          <table:table-cell table:style-name="Default" office:value-type="string" calcext:value-type="string">
            <text:p>NP_003945.2</text:p>
          </table:table-cell>
          <table:table-cell table:style-name="Default" office:value-type="string" calcext:value-type="string">
            <text:p>stop_gained</text:p>
          </table:table-cell>
          <table:table-cell table:style-name="ce3" office:value-type="string" calcext:value-type="string">
            <text:p>p.Val480=</text:p>
          </table:table-cell>
          <table:table-cell office:value-type="string" calcext:value-type="string">
            <text:p>NP_003945.2</text:p>
          </table:table-cell>
          <table:table-cell office:value-type="string" calcext:value-type="string">
            <text:p>NM_003954.5</text:p>
          </table:table-cell>
          <table:table-cell office:value-type="string" calcext:value-type="string">
            <text:p>.</text:p>
          </table:table-cell>
          <table:table-cell office:value-type="float" office:value="0.00000909124" calcext:value-type="float">
            <text:p>0.00000909124</text:p>
          </table:table-cell>
          <table:table-cell office:value-type="string" calcext:value-type="string">
            <text:p>.</text:p>
          </table:table-cell>
          <table:table-cell office:value-type="float" office:value="1" calcext:value-type="float">
            <text:p>1</text:p>
          </table:table-cell>
          <table:table-cell office:value-type="string" calcext:value-type="string">
            <text:p>124654331-23220S0029-23TSOD36-8471 (0.0788)</text:p>
          </table:table-cell>
          <table:table-cell table:number-columns-repeated="1008"/>
        </table:table-row>
        <table:table-row table:style-name="ro1">
          <table:table-cell office:value-type="float" office:value="17" calcext:value-type="float">
            <text:p>17</text:p>
          </table:table-cell>
          <table:table-cell office:value-type="float" office:value="43351608" calcext:value-type="float">
            <text:p>43351608</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la478Val</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Gly477=</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690974-23170S0015-23TSOD10-8471 (0.1839)</text:p>
          </table:table-cell>
          <table:table-cell table:number-columns-repeated="1008"/>
        </table:table-row>
        <table:table-row table:style-name="ro1">
          <table:table-cell office:value-type="float" office:value="17" calcext:value-type="float">
            <text:p>17</text:p>
          </table:table-cell>
          <table:table-cell office:value-type="float" office:value="43351837" calcext:value-type="float">
            <text:p>43351837</text:p>
          </table:table-cell>
          <table:table-cell office:value-type="string" calcext:value-type="string">
            <text:p>GCAGCTCCATGAAGATGTTGACCCAAGGCCCTTCTCTCA</text:p>
          </table:table-cell>
          <table:table-cell office:value-type="string" calcext:value-type="string">
            <text:p>G</text:p>
          </table:table-cell>
          <table:table-cell office:value-type="string" calcext:value-type="string">
            <text:p>MAP3K14</text:p>
          </table:table-cell>
          <table:table-cell table:style-name="ce3" office:value-type="string" calcext:value-type="string">
            <text:p>p.Ter459LeuextTer?</text:p>
          </table:table-cell>
          <table:table-cell table:style-name="Default" office:value-type="string" calcext:value-type="string">
            <text:p>NP_003945.2</text:p>
          </table:table-cell>
          <table:table-cell table:style-name="Default" office:value-type="string" calcext:value-type="string">
            <text:p>frameshift_variant:stop_lost</text:p>
          </table:table-cell>
          <table:table-cell table:style-name="ce3" office:value-type="string" calcext:value-type="string">
            <text:p>p.Val458AlafsTer48</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824913-23178S0016-23TSOD13-8471 (0.0511)</text:p>
          </table:table-cell>
          <table:table-cell table:number-columns-repeated="1008"/>
        </table:table-row>
        <table:table-row table:style-name="ro1">
          <table:table-cell office:value-type="float" office:value="17" calcext:value-type="float">
            <text:p>17</text:p>
          </table:table-cell>
          <table:table-cell office:value-type="float" office:value="43351892" calcext:value-type="float">
            <text:p>43351892</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Ser453Phe</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Val452=</text:p>
          </table:table-cell>
          <table:table-cell office:value-type="string" calcext:value-type="string">
            <text:p>NP_003945.2</text:p>
          </table:table-cell>
          <table:table-cell office:value-type="string" calcext:value-type="string">
            <text:p>NM_003954.5</text:p>
          </table:table-cell>
          <table:table-cell office:value-type="float" office:value="0.0000646204" calcext:value-type="float">
            <text:p>0.0000646204</text:p>
          </table:table-cell>
          <table:table-cell office:value-type="float" office:value="0.000016247" calcext:value-type="float">
            <text:p>0.000016247</text:p>
          </table:table-cell>
          <table:table-cell office:value-type="string" calcext:value-type="string">
            <text:p>Likely_benign</text:p>
          </table:table-cell>
          <table:table-cell office:value-type="float" office:value="1" calcext:value-type="float">
            <text:p>1</text:p>
          </table:table-cell>
          <table:table-cell office:value-type="string" calcext:value-type="string">
            <text:p>123424046-23157S0007-23TSOD7-8471 (0.1355)</text:p>
          </table:table-cell>
          <table:table-cell table:number-columns-repeated="1008"/>
        </table:table-row>
        <table:table-row table:style-name="ro1">
          <table:table-cell office:value-type="float" office:value="17" calcext:value-type="float">
            <text:p>17</text:p>
          </table:table-cell>
          <table:table-cell office:value-type="float" office:value="43362267" calcext:value-type="float">
            <text:p>43362267</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rg401Cys</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Thr400Met</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301879-23258S0012-23TSOD53-8471 (0.4836)</text:p>
          </table:table-cell>
          <table:table-cell table:number-columns-repeated="1008"/>
        </table:table-row>
        <table:table-row table:style-name="ro1">
          <table:table-cell office:value-type="float" office:value="17" calcext:value-type="float">
            <text:p>17</text:p>
          </table:table-cell>
          <table:table-cell office:value-type="float" office:value="43363816" calcext:value-type="float">
            <text:p>43363816</text:p>
          </table:table-cell>
          <table:table-cell office:value-type="string" calcext:value-type="string">
            <text:p>C</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Arg378Lys</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Glu377=</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391008-23208S0007-23TSOD29-8471 (0.1307)</text:p>
          </table:table-cell>
          <table:table-cell table:number-columns-repeated="1008"/>
        </table:table-row>
        <table:table-row table:style-name="ro1">
          <table:table-cell office:value-type="float" office:value="17" calcext:value-type="float">
            <text:p>17</text:p>
          </table:table-cell>
          <table:table-cell office:value-type="float" office:value="43363902" calcext:value-type="float">
            <text:p>43363902</text:p>
          </table:table-cell>
          <table:table-cell office:value-type="string" calcext:value-type="string">
            <text:p>C</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Arg349Ser</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Ala349Ser</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MB3472 (0.0420), MB3472R (0.0570)</text:p>
          </table:table-cell>
          <table:table-cell table:number-columns-repeated="1008"/>
        </table:table-row>
        <table:table-row table:style-name="ro1">
          <table:table-cell office:value-type="float" office:value="17" calcext:value-type="float">
            <text:p>17</text:p>
          </table:table-cell>
          <table:table-cell office:value-type="float" office:value="43364035" calcext:value-type="float">
            <text:p>43364035</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Pro305Leu</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Ala304=</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MB7186Rpt (0.3750)</text:p>
          </table:table-cell>
          <table:table-cell table:number-columns-repeated="1008"/>
        </table:table-row>
        <table:table-row table:style-name="ro1">
          <table:table-cell office:value-type="float" office:value="17" calcext:value-type="float">
            <text:p>17</text:p>
          </table:table-cell>
          <table:table-cell office:value-type="float" office:value="43364146" calcext:value-type="float">
            <text:p>43364146</text:p>
          </table:table-cell>
          <table:table-cell office:value-type="string" calcext:value-type="string">
            <text:p>TGGGAAGGGATGAGGCAGTCTGCTATAG</text:p>
          </table:table-cell>
          <table:table-cell office:value-type="string" calcext:value-type="string">
            <text:p>T</text:p>
          </table:table-cell>
          <table:table-cell office:value-type="string" calcext:value-type="string">
            <text:p>MAP3K14</text:p>
          </table:table-cell>
          <table:table-cell table:style-name="ce3" office:value-type="string" calcext:value-type="string">
            <text:p>p.Pro259_Ser267del</text:p>
          </table:table-cell>
          <table:table-cell table:style-name="Default" office:value-type="string" calcext:value-type="string">
            <text:p>NP_003945.2</text:p>
          </table:table-cell>
          <table:table-cell table:style-name="Default" office:value-type="string" calcext:value-type="string">
            <text:p>inframe_deletion</text:p>
          </table:table-cell>
          <table:table-cell table:style-name="ce3" office:value-type="string" calcext:value-type="string">
            <text:p>p.Tyr259_Pro267del</text:p>
          </table:table-cell>
          <table:table-cell office:value-type="string" calcext:value-type="string">
            <text:p>NP_003945.2</text:p>
          </table:table-cell>
          <table:table-cell office:value-type="string" calcext:value-type="string">
            <text:p>NM_003954.5</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136176-23191S0024-23TSOD18-8471 (0.0620)</text:p>
          </table:table-cell>
          <table:table-cell table:number-columns-repeated="1008"/>
        </table:table-row>
        <table:table-row table:style-name="ro1">
          <table:table-cell office:value-type="float" office:value="17" calcext:value-type="float">
            <text:p>17</text:p>
          </table:table-cell>
          <table:table-cell office:value-type="float" office:value="43364236" calcext:value-type="float">
            <text:p>43364236</text:p>
          </table:table-cell>
          <table:table-cell office:value-type="string" calcext:value-type="string">
            <text:p>G</text:p>
          </table:table-cell>
          <table:table-cell office:value-type="string" calcext:value-type="string">
            <text:p>A</text:p>
          </table:table-cell>
          <table:table-cell office:value-type="string" calcext:value-type="string">
            <text:p>MAP3K14</text:p>
          </table:table-cell>
          <table:table-cell table:style-name="ce3" office:value-type="string" calcext:value-type="string">
            <text:p>p.Thr238Met</text:p>
          </table:table-cell>
          <table:table-cell table:style-name="Default" office:value-type="string" calcext:value-type="string">
            <text:p>NP_003945.2</text:p>
          </table:table-cell>
          <table:table-cell table:style-name="Default" office:value-type="string" calcext:value-type="string">
            <text:p>missense_variant</text:p>
          </table:table-cell>
          <table:table-cell table:style-name="ce3" office:value-type="string" calcext:value-type="string">
            <text:p>p.His237=</text:p>
          </table:table-cell>
          <table:table-cell office:value-type="string" calcext:value-type="string">
            <text:p>NP_003945.2</text:p>
          </table:table-cell>
          <table:table-cell office:value-type="string" calcext:value-type="string">
            <text:p>NM_003954.5</text:p>
          </table:table-cell>
          <table:table-cell office:value-type="string" calcext:value-type="string">
            <text:p>.</text:p>
          </table:table-cell>
          <table:table-cell office:value-type="float" office:value="0.0000163424" calcext:value-type="float">
            <text:p>0.0000163424</text:p>
          </table:table-cell>
          <table:table-cell office:value-type="string" calcext:value-type="string">
            <text:p>.</text:p>
          </table:table-cell>
          <table:table-cell office:value-type="float" office:value="2" calcext:value-type="float">
            <text:p>2</text:p>
          </table:table-cell>
          <table:table-cell office:value-type="string" calcext:value-type="string">
            <text:p>MB3472 (0.0462), MB3472R (0.0510)</text:p>
          </table:table-cell>
          <table:table-cell table:number-columns-repeated="1008"/>
        </table:table-row>
        <table:table-row table:style-name="ro1">
          <table:table-cell office:value-type="float" office:value="20" calcext:value-type="float">
            <text:p>20</text:p>
          </table:table-cell>
          <table:table-cell office:value-type="float" office:value="36028639" calcext:value-type="float">
            <text:p>36028639</text:p>
          </table:table-cell>
          <table:table-cell office:value-type="string" calcext:value-type="string">
            <text:p>G</text:p>
          </table:table-cell>
          <table:table-cell office:value-type="string" calcext:value-type="string">
            <text:p>GTTGTATGCTGTGGT</text:p>
          </table:table-cell>
          <table:table-cell office:value-type="string" calcext:value-type="string">
            <text:p>SRC</text:p>
          </table:table-cell>
          <table:table-cell table:style-name="ce3" office:value-type="string" calcext:value-type="string">
            <text:p>p.Ser333CysfsTer17</text:p>
          </table:table-cell>
          <table:table-cell table:style-name="Default" office:value-type="string" calcext:value-type="string">
            <text:p>NP_938033.1</text:p>
          </table:table-cell>
          <table:table-cell table:style-name="Default" office:value-type="string" calcext:value-type="string">
            <text:p>frameshift_variant</text:p>
          </table:table-cell>
          <table:table-cell table:style-name="ce3" office:value-type="string" calcext:value-type="string">
            <text:p>p.Ser333PhefsTer17</text:p>
          </table:table-cell>
          <table:table-cell office:value-type="string" calcext:value-type="string">
            <text:p>NP_938033.1</text:p>
          </table:table-cell>
          <table:table-cell office:value-type="string" calcext:value-type="string">
            <text:p>NM_198291.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5144505-23250S0010-23TSOD48-8471 (0.1198)</text:p>
          </table:table-cell>
          <table:table-cell table:number-columns-repeated="1008"/>
        </table:table-row>
        <table:table-row table:style-name="ro1">
          <table:table-cell office:value-type="float" office:value="20" calcext:value-type="float">
            <text:p>20</text:p>
          </table:table-cell>
          <table:table-cell office:value-type="float" office:value="46279821" calcext:value-type="float">
            <text:p>46279821</text:p>
          </table:table-cell>
          <table:table-cell office:value-type="string" calcext:value-type="string">
            <text:p>G</text:p>
          </table:table-cell>
          <table:table-cell office:value-type="string" calcext:value-type="string">
            <text:p>GCAGCAA</text:p>
          </table:table-cell>
          <table:table-cell office:value-type="string" calcext:value-type="string">
            <text:p>NCOA3</text:p>
          </table:table-cell>
          <table:table-cell table:style-name="ce3" office:value-type="string" calcext:value-type="string">
            <text:p>p.Gln1275_Gln1276dup</text:p>
          </table:table-cell>
          <table:table-cell table:style-name="Default" office:value-type="string" calcext:value-type="string">
            <text:p>NP_858045.1</text:p>
          </table:table-cell>
          <table:table-cell table:style-name="Default" office:value-type="string" calcext:value-type="string">
            <text:p>inframe_insertion</text:p>
          </table:table-cell>
          <table:table-cell table:style-name="ce3" office:value-type="string" calcext:value-type="string">
            <text:p>p.Gln1251delinsHisSerLys</text:p>
          </table:table-cell>
          <table:table-cell office:value-type="string" calcext:value-type="string">
            <text:p>NP_858045.1</text:p>
          </table:table-cell>
          <table:table-cell office:value-type="string" calcext:value-type="string">
            <text:p>NM_181659.3</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4547052-23214S0018-23TSOD36-8471 (0.2887)</text:p>
          </table:table-cell>
          <table:table-cell table:number-columns-repeated="1008"/>
        </table:table-row>
        <table:table-row table:style-name="ro1">
          <table:table-cell office:value-type="string" calcext:value-type="string">
            <text:p>X</text:p>
          </table:table-cell>
          <table:table-cell office:value-type="float" office:value="1314931" calcext:value-type="float">
            <text:p>1314931</text:p>
          </table:table-cell>
          <table:table-cell office:value-type="string" calcext:value-type="string">
            <text:p>C</text:p>
          </table:table-cell>
          <table:table-cell office:value-type="string" calcext:value-type="string">
            <text:p>T</text:p>
          </table:table-cell>
          <table:table-cell office:value-type="string" calcext:value-type="string">
            <text:p>CRLF2</text:p>
          </table:table-cell>
          <table:table-cell table:style-name="ce3" office:value-type="string" calcext:value-type="string">
            <text:p>p.Ala239Asp</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Val244Met</text:p>
          </table:table-cell>
          <table:table-cell office:value-type="string" calcext:value-type="string">
            <text:p>NP_071431.2</text:p>
          </table:table-cell>
          <table:table-cell office:value-type="string" calcext:value-type="string">
            <text:p>NM_022148.4</text:p>
          </table:table-cell>
          <table:table-cell office:value-type="float" office:value="0.0769106" calcext:value-type="float">
            <text:p>0.0769106</text:p>
          </table:table-cell>
          <table:table-cell office:value-type="float" office:value="0.0596351" calcext:value-type="float">
            <text:p>0.0596351</text:p>
          </table:table-cell>
          <table:table-cell office:value-type="string" calcext:value-type="string">
            <text:p>not_provided</text:p>
          </table:table-cell>
          <table:table-cell office:value-type="float" office:value="110" calcext:value-type="float">
            <text:p>110</text:p>
          </table:table-cell>
          <table:table-cell office:value-type="string" calcext:value-type="string">
            <text:p>123311418-23150S0024-23TSOD3-8471 (0.4893), 123342973-23152S0006-23TSOD3-8471 (0.5217), 123391801-23156Q0004-23TSOD1-8471 (0.0504), 123440719-23158Q0010-23TSOD2-8471 (0.0667), 123447343-23156S0043-23TSOD6-8471 (0.3937), 123457031-23158S0023-23TSOD4-8471 (0.4728), 123478229-23156S0034-23TSOD8-8471 (0.4873), 123527393-23163Q0008-23TSOD3-8471 (0.0505), 123539624-23159S0015-23TSOD6-8471 (0.3571), 123557710-23156S0041-23TSOD7-8471 (0.6316), 123577284-23165Q0010-23TSOD4-8471 (0.0645), 123580474-23153S0033-23TSOD8-8471 (0.4453), 123581548-23153S0021-23TSOD9-8471 (0.5126), 123634702-23166S0019-23TSOD7-8471 (0.5000), 123658635-23170Q0004-23TSOD6-8471 (0.0535), 123666354-23166S0021-23TSOD8-8471 (0.3556), 123668410-23166S0022-23TSOD9-8471 (0.4179), 123683756-23167S0002-23TSOD10-8471 (0.4872), 123696970-23171S0017-23TSOD11-8471 (1.0000), 123707443-23172Q0009-23TSOD7-8471 (0.0543), 123759842-23170S0021-23TSOD11-8471 (0.4270), 123788202-23177Q0001-23TSOD8-8471 (0.0512), 123834626-23179Q0012-23TSOD10-8471 (0.0503), 123848371-23179S0012-23TSOD12-8471 (0.4254), 123893861-23180S0006-23TSOD15-8471 (0.8460), 123919627-23184Q0019-23TSOD11-8471 (0.0842), 123966602-23186Q0009-23TSOD12-8471 (0.0387), 123973721-23186S0015-23TSOD14-8471 (0.3947), 123998009-23187S0004-23TSOD15-8471 (0.5797), 124058000-23186S0031-23TSOD23-8471 (0.4979), 124086535-23192Q0045-23TSOD13-8471 (0.0513), 124126205-23193S0016-23TSOD21-8471 (0.4950), 124136176-23191S0024-23TSOD18-8471 (0.4576), 124151790-23186S0030-23TSOD23-8471 (0.0783), 124155603-23195S0028-23TSOD20-8471 (0.4759), 124157662-23195S0016-23TSOD21-8471 (0.5058), 124182056-23198Q0006-23TSOD15-8471 (0.0724), 124186247-23198S0001-23TSOD25-8471 (0.5200), 124187700-23195S0035-23TSOD21-8471 (0.4476), 124229453-23200Q0014-23TSOD17-8471 (0.0498), 124237300-23200S0007-23TSOD23-8471 (0.4959), 124237483-23200S0004-23TSOD33-8475 (0.4701), 124259684-23201S0003-23TSOD25-8471 (0.4464), 124280678-23202S0002-23TSOD30-8471 (0.6283), 124339574-23205S0001-23TSOD25-8471 (0.5372), 124357683-23207Q0008-23TSOD21-8471 (0.0920), 124391008-23208S0007-23TSOD29-8471 (0.5180), 124474055-23213Q0117-23TSOD25-8471 (0.0610), 124524249-23208S0026-23TSOD31-8471 (0.4332), 124541461-23216S0001-23TSOD36-8471 (0.5000), 124568699-23219Q0009-23TSOD27-8471 (0.0743), 124591123-23219S0020-23TSOD31-8471 (0.3750), 124591123-23219S0020-23TSOD45-8475 (0.5714), 124602895-23220S0017-23TSOD33-8471 (0.3145), 124606194-23220Q0112-23TSOD29-8471 (0.0449), 124641419-23220S0013-23TSOD34-8471 (0.9876), 124672099-23223S0004-23TSOD34-8471 (0.5426), 124726037-23226S0013-23TSOD35-8471 (0.6286), 124726037-23226S0013-23TSOD41-8475 (0.5769), 124726580-23226S0015-23TSOD35-8471 (0.3318), 124733200-23227Q0097-23TSOD33-8471 (0.1195), 124777203-23229S0016-23TSOD37-8471 (0.3846), 124865210-23234Q0100-23TSOD37-8471 (0.0635), 124881430-23235S0015-23TSOD40-8471 (0.6667), 124881430-23235S0015-23TSOD49-8475 (0.4886), 124924467-23236S0015-23TSOD42-8471 (0.4063), 124961249-23241Q0004-23TSOD38-8471 (0.0654), 124970566-23237S0011-23TSOD42-8471 (0.5031), 124993303-23242S0009-23TSOD41-8471 (0.3611), 125010601-23241S0012-23TSOD43-8471 (1.0000), 125022214-23223S0024-23TSOD43-8475 (0.4965), 125036440-23244S0009-23TSOD44-8471 (0.5000), 125036440-23244S0009-23TSOD53-8475 (0.4000), 125036531-23244S0010-23TSOD44-8471 (0.4095), 125065516-23247Q0004-23TSOD41-8471 (0.0611), 125103761-23248Q0140-23TSOD43-8471 (0.0713), 125139597-23249S0003-23TSOD47-8471 (0.4500), 125144837-23250S0008-23TSOD48-8471 (0.4679), 125167989-23251S0016-23TSOD48-8471 (0.3206), 125168017-23251S0015-23TSOD48-8471 (0.4444), 125168017-23251S0015-23TSOD53-8475 (0.8000), 125195636-23254Q0007-23TSOD45-8471 (0.0606), 125200171-23254S0008-23TSOD50-8471 (0.6364), 125204835-23254S0001-23TSOD50-8471 (0.4975), 125237145-23255Q0136-23TSOD47-8471 (0.0608), 125247892-23256S0008-23TSOD51-8471 (0.4637), 125252595-23256S0012-23TSOD51-8471 (0.5161), 125256449-23255S0004-23TSOD51-8471 (0.2873), 125273289-23256S0015-23TSOD52-8471 (0.4786), 125277275-23257S0012-23TSOD52-8471 (0.3710), 125277401-23257S0006-23TSOD53-8471 (0.5769), 125295242-23257S0010-23TSOD52-8471 (0.5385), 125327756-23261Q0008-23TSOD50-8471 (0.0794), 125355811-23262S0008-23TSOD53-8471 (0.4727), 125372113-23263Q0001-23TSOD52-8471 (0.0664), 125377381-23262S0021-23TSOD54-8471 (0.4628), 125420607-23265Q0022-23TSOD53-8471 (0.0649), 125450564-23268Q0018-23TSOD54-8471 (0.0657), HD753 (0.0364), MB3404 (0.5415), MB3404R (0.5356), MB3472 (0.5193), MB3472R (0.4407), MB6705F (0.0964), MB6993 (0.4000), MB7188R1 (0.5344), MB7188R2 (0.4157), MB7238 (0.1728), MB7270Rpt (0.5163), MB7305 (0.4490)</text:p>
          </table:table-cell>
          <table:table-cell table:number-columns-repeated="1008"/>
        </table:table-row>
        <table:table-row table:style-name="ro1">
          <table:table-cell office:value-type="string" calcext:value-type="string">
            <text:p>X</text:p>
          </table:table-cell>
          <table:table-cell office:value-type="float" office:value="1317428" calcext:value-type="float">
            <text:p>1317428</text:p>
          </table:table-cell>
          <table:table-cell office:value-type="string" calcext:value-type="string">
            <text:p>C</text:p>
          </table:table-cell>
          <table:table-cell office:value-type="string" calcext:value-type="string">
            <text:p>T</text:p>
          </table:table-cell>
          <table:table-cell office:value-type="string" calcext:value-type="string">
            <text:p>CRLF2</text:p>
          </table:table-cell>
          <table:table-cell table:style-name="ce3" office:value-type="string" calcext:value-type="string">
            <text:p>p.Cys208Tyr</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Glu213Lys</text:p>
          </table:table-cell>
          <table:table-cell office:value-type="string" calcext:value-type="string">
            <text:p>NP_071431.2</text:p>
          </table:table-cell>
          <table:table-cell office:value-type="string" calcext:value-type="string">
            <text:p>NM_022148.4</text:p>
          </table:table-cell>
          <table:table-cell office:value-type="float" office:value="0.000161509" calcext:value-type="float">
            <text:p>0.000161509</text:p>
          </table:table-cell>
          <table:table-cell office:value-type="float" office:value="0.000642857" calcext:value-type="float">
            <text:p>0.000642857</text:p>
          </table:table-cell>
          <table:table-cell office:value-type="string" calcext:value-type="string">
            <text:p>not_provided</text:p>
          </table:table-cell>
          <table:table-cell office:value-type="float" office:value="1" calcext:value-type="float">
            <text:p>1</text:p>
          </table:table-cell>
          <table:table-cell office:value-type="string" calcext:value-type="string">
            <text:p>123762352-23174S0004-23TSOD12-8471 (0.5172)</text:p>
          </table:table-cell>
          <table:table-cell table:number-columns-repeated="1008"/>
        </table:table-row>
        <table:table-row table:style-name="ro1">
          <table:table-cell office:value-type="string" calcext:value-type="string">
            <text:p>X</text:p>
          </table:table-cell>
          <table:table-cell office:value-type="float" office:value="1317507" calcext:value-type="float">
            <text:p>1317507</text:p>
          </table:table-cell>
          <table:table-cell office:value-type="string" calcext:value-type="string">
            <text:p>C</text:p>
          </table:table-cell>
          <table:table-cell office:value-type="string" calcext:value-type="string">
            <text:p>T</text:p>
          </table:table-cell>
          <table:table-cell office:value-type="string" calcext:value-type="string">
            <text:p>CRLF2</text:p>
          </table:table-cell>
          <table:table-cell table:style-name="ce3" office:value-type="string" calcext:value-type="string">
            <text:p>p.Ser182Thr</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Arg186=</text:p>
          </table:table-cell>
          <table:table-cell office:value-type="string" calcext:value-type="string">
            <text:p>NP_071431.2</text:p>
          </table:table-cell>
          <table:table-cell office:value-type="string" calcext:value-type="string">
            <text:p>NM_02214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98868-23187S0006-23TSOD15-8471 (0.1116)</text:p>
          </table:table-cell>
          <table:table-cell table:number-columns-repeated="1008"/>
        </table:table-row>
        <table:table-row table:style-name="ro1">
          <table:table-cell office:value-type="string" calcext:value-type="string">
            <text:p>X</text:p>
          </table:table-cell>
          <table:table-cell office:value-type="float" office:value="1317553" calcext:value-type="float">
            <text:p>1317553</text:p>
          </table:table-cell>
          <table:table-cell office:value-type="string" calcext:value-type="string">
            <text:p>G</text:p>
          </table:table-cell>
          <table:table-cell office:value-type="string" calcext:value-type="string">
            <text:p>C</text:p>
          </table:table-cell>
          <table:table-cell office:value-type="string" calcext:value-type="string">
            <text:p>CRLF2</text:p>
          </table:table-cell>
          <table:table-cell table:style-name="ce3" office:value-type="string" calcext:value-type="string">
            <text:p>p.Asn166Lys</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Thr171Ser</text:p>
          </table:table-cell>
          <table:table-cell office:value-type="string" calcext:value-type="string">
            <text:p>NP_071431.2</text:p>
          </table:table-cell>
          <table:table-cell office:value-type="string" calcext:value-type="string">
            <text:p>NM_022148.4</text:p>
          </table:table-cell>
          <table:table-cell office:value-type="float" office:value="0.000129483" calcext:value-type="float">
            <text:p>0.000129483</text:p>
          </table:table-cell>
          <table:table-cell office:value-type="float" office:value="0.000394903" calcext:value-type="float">
            <text:p>0.000394903</text:p>
          </table:table-cell>
          <table:table-cell office:value-type="string" calcext:value-type="string">
            <text:p>.</text:p>
          </table:table-cell>
          <table:table-cell office:value-type="float" office:value="1" calcext:value-type="float">
            <text:p>1</text:p>
          </table:table-cell>
          <table:table-cell office:value-type="string" calcext:value-type="string">
            <text:p>123341047-23151S0030-23TSOD16-8471 (0.5402)</text:p>
          </table:table-cell>
          <table:table-cell table:number-columns-repeated="1008"/>
        </table:table-row>
        <table:table-row table:style-name="ro1">
          <table:table-cell office:value-type="string" calcext:value-type="string">
            <text:p>X</text:p>
          </table:table-cell>
          <table:table-cell office:value-type="float" office:value="1321298" calcext:value-type="float">
            <text:p>1321298</text:p>
          </table:table-cell>
          <table:table-cell office:value-type="string" calcext:value-type="string">
            <text:p>G</text:p>
          </table:table-cell>
          <table:table-cell office:value-type="string" calcext:value-type="string">
            <text:p>A</text:p>
          </table:table-cell>
          <table:table-cell office:value-type="string" calcext:value-type="string">
            <text:p>CRLF2</text:p>
          </table:table-cell>
          <table:table-cell table:style-name="ce3" office:value-type="string" calcext:value-type="string">
            <text:p>p.Tyr148Phe</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Arg153Trp</text:p>
          </table:table-cell>
          <table:table-cell office:value-type="string" calcext:value-type="string">
            <text:p>NP_071431.2</text:p>
          </table:table-cell>
          <table:table-cell office:value-type="string" calcext:value-type="string">
            <text:p>NM_022148.4</text:p>
          </table:table-cell>
          <table:table-cell office:value-type="string" calcext:value-type="string">
            <text:p>.</text:p>
          </table:table-cell>
          <table:table-cell office:value-type="float" office:value="0.0000203411" calcext:value-type="float">
            <text:p>0.0000203411</text:p>
          </table:table-cell>
          <table:table-cell office:value-type="string" calcext:value-type="string">
            <text:p>.</text:p>
          </table:table-cell>
          <table:table-cell office:value-type="float" office:value="1" calcext:value-type="float">
            <text:p>1</text:p>
          </table:table-cell>
          <table:table-cell office:value-type="string" calcext:value-type="string">
            <text:p>124384957-23208S0003-23TSOD26-8471 (0.5069)</text:p>
          </table:table-cell>
          <table:table-cell table:number-columns-repeated="1008"/>
        </table:table-row>
        <table:table-row table:style-name="ro1">
          <table:table-cell office:value-type="string" calcext:value-type="string">
            <text:p>X</text:p>
          </table:table-cell>
          <table:table-cell office:value-type="float" office:value="1321329" calcext:value-type="float">
            <text:p>1321329</text:p>
          </table:table-cell>
          <table:table-cell office:value-type="string" calcext:value-type="string">
            <text:p>G</text:p>
          </table:table-cell>
          <table:table-cell office:value-type="string" calcext:value-type="string">
            <text:p>T</text:p>
          </table:table-cell>
          <table:table-cell office:value-type="string" calcext:value-type="string">
            <text:p>CRLF2</text:p>
          </table:table-cell>
          <table:table-cell table:style-name="ce3" office:value-type="string" calcext:value-type="string">
            <text:p>p.Cys138Ser</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Ser142=</text:p>
          </table:table-cell>
          <table:table-cell office:value-type="string" calcext:value-type="string">
            <text:p>NP_071431.2</text:p>
          </table:table-cell>
          <table:table-cell office:value-type="string" calcext:value-type="string">
            <text:p>NM_02214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159749-23141S0002-23TSOD1-8471 (0.2047)</text:p>
          </table:table-cell>
          <table:table-cell table:number-columns-repeated="1008"/>
        </table:table-row>
        <table:table-row table:style-name="ro1">
          <table:table-cell office:value-type="string" calcext:value-type="string">
            <text:p>X</text:p>
          </table:table-cell>
          <table:table-cell office:value-type="float" office:value="1321371" calcext:value-type="float">
            <text:p>1321371</text:p>
          </table:table-cell>
          <table:table-cell office:value-type="string" calcext:value-type="string">
            <text:p>C</text:p>
          </table:table-cell>
          <table:table-cell office:value-type="string" calcext:value-type="string">
            <text:p>T</text:p>
          </table:table-cell>
          <table:table-cell office:value-type="string" calcext:value-type="string">
            <text:p>CRLF2</text:p>
          </table:table-cell>
          <table:table-cell table:style-name="ce3" office:value-type="string" calcext:value-type="string">
            <text:p>p.His124Asn</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Ser128=</text:p>
          </table:table-cell>
          <table:table-cell office:value-type="string" calcext:value-type="string">
            <text:p>NP_071431.2</text:p>
          </table:table-cell>
          <table:table-cell office:value-type="string" calcext:value-type="string">
            <text:p>NM_022148.4</text:p>
          </table:table-cell>
          <table:table-cell office:value-type="float" office:value="0.0000323499" calcext:value-type="float">
            <text:p>0.0000323499</text:p>
          </table:table-cell>
          <table:table-cell office:value-type="float" office:value="0.0000243952" calcext:value-type="float">
            <text:p>0.0000243952</text:p>
          </table:table-cell>
          <table:table-cell office:value-type="string" calcext:value-type="string">
            <text:p>.</text:p>
          </table:table-cell>
          <table:table-cell office:value-type="float" office:value="1" calcext:value-type="float">
            <text:p>1</text:p>
          </table:table-cell>
          <table:table-cell office:value-type="string" calcext:value-type="string">
            <text:p>123735108-23173S0001-23TSOD13-8471 (0.0274)</text:p>
          </table:table-cell>
          <table:table-cell table:number-columns-repeated="1008"/>
        </table:table-row>
        <table:table-row table:style-name="ro1">
          <table:table-cell office:value-type="string" calcext:value-type="string">
            <text:p>X</text:p>
          </table:table-cell>
          <table:table-cell office:value-type="float" office:value="1325426" calcext:value-type="float">
            <text:p>1325426</text:p>
          </table:table-cell>
          <table:table-cell office:value-type="string" calcext:value-type="string">
            <text:p>C</text:p>
          </table:table-cell>
          <table:table-cell office:value-type="string" calcext:value-type="string">
            <text:p>T</text:p>
          </table:table-cell>
          <table:table-cell office:value-type="string" calcext:value-type="string">
            <text:p>CRLF2</text:p>
          </table:table-cell>
          <table:table-cell table:style-name="ce3" office:value-type="string" calcext:value-type="string">
            <text:p>p.Gly79Ser</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Gly83=</text:p>
          </table:table-cell>
          <table:table-cell office:value-type="string" calcext:value-type="string">
            <text:p>NP_071431.2</text:p>
          </table:table-cell>
          <table:table-cell office:value-type="string" calcext:value-type="string">
            <text:p>NM_022148.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58063-23177S0005-23TSOD14-8471 (0.2857)</text:p>
          </table:table-cell>
          <table:table-cell table:number-columns-repeated="1008"/>
        </table:table-row>
        <table:table-row table:style-name="ro1">
          <table:table-cell office:value-type="string" calcext:value-type="string">
            <text:p>X</text:p>
          </table:table-cell>
          <table:table-cell office:value-type="float" office:value="1331495" calcext:value-type="float">
            <text:p>1331495</text:p>
          </table:table-cell>
          <table:table-cell office:value-type="string" calcext:value-type="string">
            <text:p>G</text:p>
          </table:table-cell>
          <table:table-cell office:value-type="string" calcext:value-type="string">
            <text:p>C</text:p>
          </table:table-cell>
          <table:table-cell office:value-type="string" calcext:value-type="string">
            <text:p>CRLF2</text:p>
          </table:table-cell>
          <table:table-cell table:style-name="ce3" office:value-type="string" calcext:value-type="string">
            <text:p>p.Leu7Val</text:p>
          </table:table-cell>
          <table:table-cell table:style-name="Default" office:value-type="string" calcext:value-type="string">
            <text:p>NP_071431.2</text:p>
          </table:table-cell>
          <table:table-cell table:style-name="Default" office:value-type="string" calcext:value-type="string">
            <text:p>missense_variant</text:p>
          </table:table-cell>
          <table:table-cell table:style-name="ce3" office:value-type="string" calcext:value-type="string">
            <text:p>p.Ala11=</text:p>
          </table:table-cell>
          <table:table-cell office:value-type="string" calcext:value-type="string">
            <text:p>NP_071431.2</text:p>
          </table:table-cell>
          <table:table-cell office:value-type="string" calcext:value-type="string">
            <text:p>NM_022148.4</text:p>
          </table:table-cell>
          <table:table-cell office:value-type="float" office:value="0.207763" calcext:value-type="float">
            <text:p>0.207763</text:p>
          </table:table-cell>
          <table:table-cell office:value-type="float" office:value="0.213962" calcext:value-type="float">
            <text:p>0.213962</text:p>
          </table:table-cell>
          <table:table-cell office:value-type="string" calcext:value-type="string">
            <text:p>.</text:p>
          </table:table-cell>
          <table:table-cell office:value-type="float" office:value="332" calcext:value-type="float">
            <text:p>332</text:p>
          </table:table-cell>
          <table:table-cell office:value-type="string" calcext:value-type="string">
            <text:p>123159749-23141S0002-23TSOD1-8471 (1.0000), 123160766-23142S0006-23TSOD1-8471 (0.4795), 123204789-23142S0021-23TSOD1-8471 (0.4834), 123204849-23143S0003-23TSOD1-8471 (0.4653), 123222644-23144S0021-23TSOD1-8471 (0.7410), 123234196-23145S0005-23TSOD1-8471 (0.6976), 123244240-23145S0032-23TSOD1-8471 (0.5178), 123258671-23146S0007-23TSOD1-8471 (0.6312), 123295714-23146S0017-23TSOD1-8471 (1.0000), 123301373-23144S0022-23TSOD1-8471 (0.4186), 123311418-23150S0024-23TSOD3-8471 (0.9966), 123322449-23151S0007-23TSOD3-8471 (0.4646), 123325198-23146S0021-23TSOD2-8471 (0.5206), 123341047-23151S0030-23TSOD16-8471 (0.4194), 123345041-23151S0006-23TSOD2-8471 (0.5224), 123391801-23156Q0004-23TSOD1-8471 (0.2222), 123415649-23156S0045-23TSOD4-8471 (0.9962), 123417987-23145S0025-23TSOD3-8471 (1.0000), 123424046-23157S0007-23TSOD7-8471 (0.5396), 123440719-23158Q0010-23TSOD2-8471 (0.1620), 123441759-23156S0049-23TSOD5-8471 (0.5355), 123443207-23156S0039-23TSOD8-8471 (0.4876), 123444061-23156S0037-23TSOD6-8471 (0.5216), 123444331-23153S0014-23TSOD6-8471 (0.6612), 123445727-23153S0017-23TSOD6-8471 (0.3914), 123457031-23158S0023-23TSOD4-8471 (0.5230), 123468137-23158S0028-23TSOD6-8471 (0.5472), 123470805-23158S0004-23TSOD7-8471 (0.1364), 123478229-23156S0034-23TSOD8-8471 (0.9975), 123495715-23159S0024-23TSOD5-8471 (0.5505), 123496298-23159S0027-23TSOD4-8471 (0.4740), 123503766-23160S0013-23TSOD6-8471 (0.5536), 123527393-23163Q0008-23TSOD3-8471 (0.1765), 123528375-23160S0015-23TSOD6-8471 (0.4375), 123530877-23161S0005-23TSOD6-8471 (0.4898), 123539624-23159S0015-23TSOD6-8471 (0.4422), 123557710-23156S0041-23TSOD7-8471 (1.0000), 123577284-23165Q0010-23TSOD4-8471 (0.2403), 123580474-23153S0033-23TSOD8-8471 (1.0000), 123581548-23153S0021-23TSOD9-8471 (0.5217), 123582097-23164S0021-23TSOD7-8471 (0.5398), 123583151-23164S0003-23TSOD7-8471 (0.9958), 123583422-23160S0003-23TSOD9-8471 (0.0532), 123583665-23165S0007-23TSOD9-8471 (0.5277), 123627407-23166S0018-23TSOD10-8471 (0.5075), 123633052-23166S0020-23TSOD8-8471 (0.5943), 123634702-23166S0019-23TSOD7-8471 (0.4167), 123658635-23170Q0004-23TSOD6-8471 (0.1678), 123666354-23166S0021-23TSOD8-8471 (0.4384), 123668525-23167S0010-23TSOD9-8471 (0.4610), 123683271-23167S0016-23TSOD10-8471 (1.0000), 123683756-23167S0002-23TSOD10-8471 (0.5167), 123692836-23166S0016-23TSOD11-8471 (1.0000), 123696970-23171S0017-23TSOD11-8471 (0.6106), 123707443-23172Q0009-23TSOD7-8471 (0.1890), 123715271-23172S0009-23TSOD16-8471 (0.5510), 123716268-23166S0023-23TSOD10-8471 (0.5474), 123736016-23145S0025-23TSOD10-8475 (1.0000), 123736315-23172S0005-23TSOD12-8471 (0.3012), 123738902-23172S0020-23TSOD12-8471 (0.3333), 123743965-23171S0014-23TSOD11-8471 (0.7910), 123757559-23173S0015-23TSOD12-8471 (0.5232), 123758946-23172S0006-23TSOD13-8471 (0.5112), 123761144-23174S0017-23TSOD11-8471 (0.4415), 123765061-23170S0031-23TSOD11-8471 (0.4375), 123788202-23177Q0001-23TSOD8-8471 (0.1910), 123791271-23170S0023-23TSOD11-8471 (0.6250), 123792824-23146S0012-23TSOD10-8475 (0.4808), 123797123-23173S0006-23TSOD13-8471 (0.4855), 123797483-23177S0010-23TSOD11-8471 (0.5597), 123821332-23174S0012-23TSOD13-8471 (0.5111), 123824913-23178S0016-23TSOD13-8471 (0.9937), 123834626-23179Q0012-23TSOD10-8471 (0.1594), 123840669-23178S0028-23TSOD13-8471 (0.6522), 123862274-23179S0025-23TSOD21-8471 (0.4669), 123862478-23179S0030-23TSOD21-8471 (0.5159), 123864925-23177S0009-23TSOD13-8471 (0.4494), 123871545-23180S0016-23TSOD15-8471 (0.4857), 123871545-23180S0016-23TSOD29-8475 (0.5037), 123883579-23172S0011-23TSOD11-8471 (0.8400), 123889210-23180S0023-23TSOD21-8471 (0.5458), 123892936-23181S0008-23TSOD12-8471 (0.4849), 123893749-23181S0013-23TSOD17-8471 (0.1667), 123896411-23181S0017-23TSOD17-8471 (0.5028), 123919627-23184Q0019-23TSOD11-8471 (0.1787), 123923006-23184S0001-23TSOD14-8471 (0.5200), 123923976-23184S0010-23TSOD14-8471 (0.4449), 123924581-23184S0005-23TSOD19-8471 (0.4555), 123924905-23178S0005-23TSOD14-8471 (0.4899), 123926042-23184S0009-23TSOD14-8471 (0.5500), 123956686-23180S0013-23TSOD14-8471 (0.5368), 123958063-23177S0005-23TSOD14-8471 (0.4286), 123958541-23184S0015-23TSOD14-8471 (0.4819), 123958594-23184S0016-23TSOD14-8471 (0.4971), 123966602-23186Q0009-23TSOD12-8471 (0.1703), 123973637-23186S0017-23TSOD14-8471 (0.5323), 123980948-23186S0007-23TSOD15-8471 (0.5875), 123998009-23187S0004-23TSOD15-8471 (0.3519), 123998155-23187S0005-23TSOD15-8471 (0.5048), 123998868-23187S0006-23TSOD15-8471 (1.0000), 124007274-23187S0016-23TSOD17-8471 (0.3529), 124021014-23181S0003-23TSOD16-8471 (1.0000), 124021148-23186S0010-23TSOD16-8471 (0.5662), 124021208-23181S0005-23TSOD16-8471 (0.4991), 124021273-23187S0023-23TSOD16-8471 (1.0000), 124025517-23186S0020-23TSOD23-8471 (1.0000), 124058000-23186S0031-23TSOD23-8471 (0.5293), 124065041-23167S0010-23TSOD15-8475 (0.5556), 124066190-23191S0010-23TSOD16-8471 (0.4610), 124066986-23191S0007-23TSOD16-8471 (0.3684), 124068150-23191S0015-23TSOD17-8471 (0.4592), 124068401-23191S0021-23TSOD16-8471 (0.3750), 124069619-23191S0004-23TSOD17-8471 (0.4695), 124081533-23192S0009-23TSOD19-8471 (0.3462), 124081957-23192S0007-23TSOD19-8471 (0.6348), 124085803-23192S0012-23TSOD27-8471 (0.5882), 124086176-23187S0001-23TSOD16-8471 (0.9928), 124086535-23192Q0045-23TSOD13-8471 (0.1704), 124109578-23193S0023-23TSOD20-8471 (0.9065), 124126205-23193S0016-23TSOD21-8471 (0.4963), 124136176-23191S0024-23TSOD18-8471 (0.9927), 124136560-23194S0008-23TSOD20-8471 (0.5521), 124150908-23195S0019-23TSOD27-8471 (0.4000), 124155603-23195S0028-23TSOD20-8471 (0.5241), 124157046-23195S0020-23TSOD20-8471 (0.5000), 124157662-23195S0016-23TSOD21-8471 (0.5580), 124157776-23192S0013-23TSOD20-8471 (1.0000), 124158040-23195S0026-23TSOD21-8471 (0.5638), 124159029-23173S0015-23TSOD17-8475 (0.4931), 124182056-23198Q0006-23TSOD15-8471 (0.1656), 124184178-23195S0003-23TSOD20-8471 (0.4592), 124184342-23195S0001-23TSOD20-8471 (0.4976), 124185189-23195S0036-23TSOD21-8471 (0.6711), 124186247-23198S0001-23TSOD25-8471 (0.4791), 124195310-23195S0022-23TSOD22-8471 (0.4566), 124198544-23179S0019-23TSOD19-8471 (1.0000), 124229453-23200Q0014-23TSOD17-8471 (0.2085), 124234545-23200S0009-23TSOD23-8471 (0.4973), 124237300-23200S0007-23TSOD23-8471 (0.4799), 124258595-23201S0008-23TSOD25-8471 (0.5276), 124259260-23201S0005-23TSOD25-8471 (0.1849), 124259684-23201S0003-23TSOD25-8471 (0.4787), 124264842-23201S0016-23TSOD29-8471 (0.9974), 124280432-23202S0004-23TSOD23-8471 (0.4720), 124280678-23202S0002-23TSOD30-8471 (0.4249), 124280755-23202S0003-23TSOD23-8471 (0.1039), 124284145-23199S0015-23TSOD24-8471 (0.5052), 124314861-23205S0004-23TSOD25-8471 (0.5882), 124315575-23202S0009-23TSOD23-8471 (0.3559), 124318478-23205S0003-23TSOD25-8471 (0.5220), 124320899-23205S0006-23TSOD25-8471 (0.5115), 124334935-23205S0008-23TSOD25-8471 (0.5366), 124339574-23205S0001-23TSOD25-8471 (0.5217), 124340454-23206S0016-23TSOD25-8471 (0.5000), 124348576-23206S0037-23TSOD33-8475 (0.6269), 124357683-23207Q0008-23TSOD21-8471 (0.2011), 124366920-23201S0013-23TSOD26-8471 (0.9888), 124372537-23199S0014-23TSOD26-8471 (0.5074), 124387096-23208S0001-23TSOD26-8471 (0.5244), 124391008-23208S0007-23TSOD29-8471 (0.4444), 124396826-23199S0011-23TSOD26-8471 (1.0000), 124409412-23208S0014-23TSOD28-8471 (0.4602), 124414620-23206S0034-23TSOD31-8471 (0.4741), 124414989-23209S0012-23TSOD29-8471 (0.4912), 124415217-23209S0010-23TSOD28-8471 (0.9931), 124417678-23209S0017-23TSOD28-8471 (0.1967), 124438681-23212Q0001-23TSOD23-8471 (0.1875), 124440073-23208S0012-23TSOD31-8471 (0.5150), 124460790-23201S0006-23TSOD25-8471 (0.4752), 124464706-23208S0015-23TSOD29-8471 (0.6855), 124464809-23208S0016-23TSOD28-8471 (0.6712), 124474055-23213Q0117-23TSOD25-8471 (0.1957), 124487507-23214S0005-23TSOD28-8471 (1.0000), 124493020-23186S0018-23TSOD29-8471 (0.1600), 124521000-23214S0014-23TSOD29-8471 (0.4840), 124521183-23214S0013-23TSOD30-8471 (0.2473), 124521688-23215S0011-23TSOD30-8471 (0.5672), 124521863-23215S0009-23TSOD30-8471 (0.7761), 124522550-23215S0006-23TSOD30-8471 (1.0000), 124541461-23216S0001-23TSOD36-8471 (0.6282), 124546768-23216S0014-23TSOD36-8471 (0.5212), 124547395-23215S0015-23TSOD31-8471 (1.0000), 124568699-23219Q0009-23TSOD27-8471 (0.1844), 124571148-23215S0012-23TSOD31-8471 (0.6379), 124571736-23219S0009-23TSOD31-8471 (0.5404), 124590357-23219S0005-23TSOD31-8471 (0.4735), 124591123-23219S0020-23TSOD31-8471 (0.7000), 124591123-23219S0020-23TSOD45-8475 (0.6154), 124602895-23220S0017-23TSOD33-8471 (0.6368), 124603946-23220S0027-23TSOD32-8471 (0.1695), 124603966-23220S0012-23TSOD33-8471 (0.4692), 124606194-23220Q0112-23TSOD29-8471 (0.1889), 124619325-23221S0012-23TSOD33-8471 (0.6123), 124625960-23220S0025-23TSOD33-8471 (0.5783), 124641419-23220S0013-23TSOD34-8471 (0.5592), 124647283-23220S0033-23TSOD34-8471 (0.4834), 124647907-23222S0016-23TSOD34-8471 (0.5761), 124666075-23222S0030-23TSOD34-8471 (0.6182), 124670069-23223S0022-23TSOD33-8471 (0.5066), 124671522-23222S0037-23TSOD34-8471 (0.3059), 124672981-23222S0010-23TSOD36-8471 (0.4805), 124698313-23226Q0037-23TSOD31-8471 (0.1630), 124699663-23224S0011-23TSOD36-8471 (1.0000), 124699663-23224S0011-23TSOD41-8475 (1.0000), 124709913-23223S0010-23TSOD35-8471 (0.0556), 124709920-23224S0013-23TSOD38-8471 (1.0000), 124729692-23221S0013-23TSOD35-8471 (0.4507), 124733200-23227Q0097-23TSOD33-8471 (0.2181), 124749384-23227S0002-23TSOD35-8471 (0.4949), 124758178-23228S0018-23TSOD38-8471 (0.4965), 124759383-23226S0017-23TSOD37-8471 (0.2128), 124777203-23229S0016-23TSOD37-8471 (0.4538), 124778167-23229S0010-23TSOD37-8471 (0.4913), 124784248-23229S0022-23TSOD38-8471 (0.5391), 124797013-23230S0003-23TSOD38-8471 (0.5667), 124797090-23230S0002-23TSOD38-8471 (0.4430), 124800952-23230S0019-23TSOD38-8471 (0.5250), 124826873-23233Q0017-23TSOD35-8471 (0.1905), 124829889-23229S0008-23TSOD39-8471 (0.4378), 124835037-23230S0006-23TSOD39-8471 (0.4946), 124840498-23223S0023-23TSOD39-8471 (1.0000), 124855070-23234S0012-23TSOD38-8471 (0.5732), 124865210-23234Q0100-23TSOD37-8471 (0.2048), 124878506-23235S0002-23TSOD39-8471 (0.5145), 124881430-23235S0015-23TSOD40-8471 (0.4167), 124881430-23235S0015-23TSOD49-8475 (0.5199), 124881528-23235S0013-23TSOD40-8471 (0.5000), 124881528-23235S0013-23TSOD50-8475 (0.4988), 124883394-23235S0022-23TSOD40-8471 (0.4849), 124883394-23235S0022-23TSOD49-8475 (0.4093), 124904523-23230S0018-23TSOD41-8471 (0.7023), 124906026-23236S0005-23TSOD49-8475 (0.3524), 124924373-23230S0026-23TSOD41-8471 (1.0000), 124924467-23236S0015-23TSOD42-8471 (0.5714), 124930180-23237S0006-23TSOD41-8471 (1.0000), 124930687-23237S0014-23TSOD42-8471 (0.5339), 124930748-23237S0005-23TSOD43-8471 (0.4539), 124935424-23237S0017-23TSOD42-8471 (0.4528), 124961249-23241Q0004-23TSOD38-8471 (0.2491), 124964765-23241S0002-23TSOD41-8471 (0.4563), 124970566-23237S0011-23TSOD42-8471 (0.5095), 124989649-23242S0013-23TSOD41-8471 (0.3812), 124989965-23242S0017-23TSOD41-8471 (0.5025), 124993209-23242S0007-23TSOD50-8475 (0.6667), 124993303-23242S0009-23TSOD41-8471 (0.5679), 125008802-23243S0001-23TSOD43-8471 (0.5271), 125009755-23242S0012-23TSOD43-8471 (0.5286), 125010601-23241S0012-23TSOD43-8471 (0.4869), 125012271-23242S0014-23TSOD43-8471 (0.5429), 125036440-23244S0009-23TSOD44-8471 (0.5333), 125036440-23244S0009-23TSOD53-8475 (0.4286), 125036531-23244S0010-23TSOD44-8471 (0.5027), 125036630-23244S0012-23TSOD44-8471 (0.5614), 125036687-23244S0008-23TSOD44-8471 (0.5514), 125041958-23235S0017-23TSOD44-8471 (0.5104), 125065516-23247Q0004-23TSOD41-8471 (0.1888), 125067139-23247S0002-23TSOD45-8471 (0.5000), 125077458-23247S0006-23TSOD45-8471 (0.5033), 125092647-23244S0004-23TSOD45-8471 (0.4766), 125103761-23248Q0140-23TSOD43-8471 (0.2060), 125112968-23248S0010-23TSOD45-8471 (0.7209), 125112968-23248S0010-23TSOD52-8475 (0.6400), 125139305-23236S0007-23TSOD47-8471 (0.4941), 125141650-23250S0005-23TSOD47-8471 (0.2637), 125143762-23250S0015-23TSOD47-8471 (0.6652), 125145651-23250S0009-23TSOD48-8471 (0.9968), 125148902-23223S0023-23TSOD47-8475 (0.6154), 125149025-23230S0019-23TSOD47-8475 (0.5278), 125163908-23250S0017-23TSOD48-8471 (0.5067), 125167591-23251S0010-23TSOD52-8471 (0.5733), 125167928-23251S0013-23TSOD50-8471 (0.5000), 125167989-23251S0016-23TSOD48-8471 (0.5350), 125168017-23251S0015-23TSOD48-8471 (0.5000), 125168017-23251S0015-23TSOD53-8475 (0.5172), 125195636-23254Q0007-23TSOD45-8471 (0.1946), 125196669-23251S0020-23TSOD50-8471 (1.0000), 125204835-23254S0001-23TSOD50-8471 (0.5037), 125204937-23249S0004-23TSOD50-8471 (0.9732), 125205437-23254S0005-23TSOD50-8471 (0.4974), 125209946-23254S0019-23TSOD50-8471 (0.5102), 125237145-23255Q0136-23TSOD47-8471 (0.2120), 125247892-23256S0008-23TSOD51-8471 (0.9964), 125273630-23257S0013-23TSOD52-8471 (1.0000), 125277275-23257S0012-23TSOD52-8471 (0.4857), 125277401-23257S0006-23TSOD53-8471 (1.0000), 125293351-23257S0026-23TSOD52-8471 (0.9846), 125295242-23257S0010-23TSOD52-8471 (0.4149), 125295290-23258S0002-23TSOD52-8471 (0.5564), 125298654-23258S0009-23TSOD53-8471 (0.5289), 125327756-23261Q0008-23TSOD50-8471 (0.2047), 125332669-23261S0006-23TSOD52-8471 (0.5081), 125332790-23216S0015-23TSOD52-8471 (0.5290), 125355811-23262S0008-23TSOD53-8471 (0.4685), 125356241-23262S0005-23TSOD54-8471 (0.5973), 125363319-23262S0004-23TSOD54-8471 (0.4721), 125372113-23263Q0001-23TSOD52-8471 (0.1951), 125376229-23262S0018-23TSOD54-8471 (0.4701), 125377319-23262S0013-23TSOD54-8471 (0.5122), 125377381-23262S0021-23TSOD54-8471 (0.4899), 125377432-23263S0004-23TSOD54-8471 (1.0000), 125377596-23263S0008-23TSOD54-8471 (0.4857), 125420607-23265Q0022-23TSOD53-8471 (0.2156), 125450564-23268Q0018-23TSOD54-8471 (0.2365), HD753 (0.1842), HD753R (0.1872), MB1847F (0.4014), MB1847FR (0.3717), MB3404 (1.0000), MB3404R (1.0000), MB3425 (0.5138), MB3425R (0.4707), MB3472 (0.5111), MB3472R (0.4839), MB6705F (0.8609), MB6768F (0.4672), MB6993 (0.2941), MB7101E (0.4877), MB7141 (0.4809), MB7142 (0.2848), MB7149 (0.4638), MB7183 (0.4742), MB7183Rpt (0.3896), MB7186 (0.4429), MB7186Rpt (0.5000), MB7188R1 (0.4236), MB7188R2 (0.4359), MB7209 (0.6039), MB7219 (0.4431), MB7219Rpt (0.2711), MB7255 (0.5066), MB7301 (0.6956), MB7302 (0.5248)</text:p>
          </table:table-cell>
          <table:table-cell table:number-columns-repeated="1008"/>
        </table:table-row>
        <table:table-row table:style-name="ro1">
          <table:table-cell office:value-type="string" calcext:value-type="string">
            <text:p>X</text:p>
          </table:table-cell>
          <table:table-cell office:value-type="float" office:value="15841230" calcext:value-type="float">
            <text:p>15841230</text:p>
          </table:table-cell>
          <table:table-cell office:value-type="string" calcext:value-type="string">
            <text:p>C</text:p>
          </table:table-cell>
          <table:table-cell office:value-type="string" calcext:value-type="string">
            <text:p>CAGCCGG</text:p>
          </table:table-cell>
          <table:table-cell office:value-type="string" calcext:value-type="string">
            <text:p>ZRSR2</text:p>
          </table:table-cell>
          <table:table-cell table:style-name="ce3" office:value-type="string" calcext:value-type="string">
            <text:p>p.Ser447_Arg448dup</text:p>
          </table:table-cell>
          <table:table-cell table:style-name="Default" office:value-type="string" calcext:value-type="string">
            <text:p>NP_005080.1</text:p>
          </table:table-cell>
          <table:table-cell table:style-name="Default" office:value-type="string" calcext:value-type="string">
            <text:p>inframe_insertion</text:p>
          </table:table-cell>
          <table:table-cell table:style-name="ce3" office:value-type="string" calcext:value-type="string">
            <text:p>p.Arg448_Arg449insAlaGly</text:p>
          </table:table-cell>
          <table:table-cell office:value-type="string" calcext:value-type="string">
            <text:p>NP_005080.1</text:p>
          </table:table-cell>
          <table:table-cell office:value-type="string" calcext:value-type="string">
            <text:p>NM_005089.4</text:p>
          </table:table-cell>
          <table:table-cell table:number-columns-repeated="3" office:value-type="string" calcext:value-type="string">
            <text:p>.</text:p>
          </table:table-cell>
          <table:table-cell office:value-type="float" office:value="22" calcext:value-type="float">
            <text:p>22</text:p>
          </table:table-cell>
          <table:table-cell office:value-type="string" calcext:value-type="string">
            <text:p>123159749-23141S0002-23TSOD1-8471 (0.1253), 123443207-23156S0039-23TSOD8-8471 (0.5160), 123557710-23156S0041-23TSOD7-8471 (0.2130), 123577824-23164S0010-23TSOD8-8471 (0.2475), 123838168-23179S0005-23TSOD29-8475 (0.3868), 123868100-23180S0008-23TSOD21-8471 (0.2097), 123945582-23180S0021-23TSOD15-8471 (0.1862), 124068833-23191S0020-23TSOD19-8471 (0.2558), 124155382-23195S0027-23TSOD20-8471 (0.2491), 124237173-23200S0010-23TSOD23-8471 (0.2203), 124237300-23200S0007-23TSOD23-8471 (0.1487), 124245063-23200S0025-23TSOD23-8471 (0.1737), 124259260-23201S0005-23TSOD25-8471 (0.3861), 124342027-23206S0009-23TSOD25-8471 (0.1929), 124342178-23206S0012-23TSOD26-8471 (0.2350), 124342356-23206S0008-23TSOD26-8471 (0.2835), 124546768-23216S0014-23TSOD36-8471 (0.5389), 124619541-23221S0011-23TSOD33-8471 (0.3539), 124621734-23221S0009-23TSOD32-8471 (0.1923), 124666714-23222S0034-23TSOD34-8471 (0.2315), 124744903-23228S0002-23TSOD37-8471 (0.4026), 124801274-23230S0023-23TSOD38-8471 (0.3965)</text:p>
          </table:table-cell>
          <table:table-cell table:number-columns-repeated="1008"/>
        </table:table-row>
        <table:table-row table:style-name="ro1">
          <table:table-cell office:value-type="string" calcext:value-type="string">
            <text:p>X</text:p>
          </table:table-cell>
          <table:table-cell office:value-type="float" office:value="15841230" calcext:value-type="float">
            <text:p>15841230</text:p>
          </table:table-cell>
          <table:table-cell office:value-type="string" calcext:value-type="string">
            <text:p>C</text:p>
          </table:table-cell>
          <table:table-cell office:value-type="string" calcext:value-type="string">
            <text:p>CAGCCGGAGCCGG</text:p>
          </table:table-cell>
          <table:table-cell office:value-type="string" calcext:value-type="string">
            <text:p>ZRSR2</text:p>
          </table:table-cell>
          <table:table-cell table:style-name="ce3" office:value-type="string" calcext:value-type="string">
            <text:p>p.Ser445_Arg448dup</text:p>
          </table:table-cell>
          <table:table-cell table:style-name="Default" office:value-type="string" calcext:value-type="string">
            <text:p>NP_005080.1</text:p>
          </table:table-cell>
          <table:table-cell table:style-name="Default" office:value-type="string" calcext:value-type="string">
            <text:p>inframe_insertion</text:p>
          </table:table-cell>
          <table:table-cell table:style-name="ce3" office:value-type="string" calcext:value-type="string">
            <text:p>p.Arg448_Arg449insAlaGlyAlaGly</text:p>
          </table:table-cell>
          <table:table-cell office:value-type="string" calcext:value-type="string">
            <text:p>NP_005080.1</text:p>
          </table:table-cell>
          <table:table-cell office:value-type="string" calcext:value-type="string">
            <text:p>NM_005089.4</text:p>
          </table:table-cell>
          <table:table-cell table:number-columns-repeated="3" office:value-type="string" calcext:value-type="string">
            <text:p>.</text:p>
          </table:table-cell>
          <table:table-cell office:value-type="float" office:value="1" calcext:value-type="float">
            <text:p>1</text:p>
          </table:table-cell>
          <table:table-cell office:value-type="string" calcext:value-type="string">
            <text:p>123958594-23184S0016-23TSOD14-8471 (0.2056)</text:p>
          </table:table-cell>
          <table:table-cell table:number-columns-repeated="1008"/>
        </table:table-row>
        <table:table-row table:style-name="ro1">
          <table:table-cell office:value-type="string" calcext:value-type="string">
            <text:p>X</text:p>
          </table:table-cell>
          <table:table-cell office:value-type="float" office:value="15841254" calcext:value-type="float">
            <text:p>15841254</text:p>
          </table:table-cell>
          <table:table-cell office:value-type="string" calcext:value-type="string">
            <text:p>G</text:p>
          </table:table-cell>
          <table:table-cell office:value-type="string" calcext:value-type="string">
            <text:p>GAGCCGC</text:p>
          </table:table-cell>
          <table:table-cell office:value-type="string" calcext:value-type="string">
            <text:p>ZRSR2</text:p>
          </table:table-cell>
          <table:table-cell table:style-name="ce3" office:value-type="string" calcext:value-type="string">
            <text:p>p.Ser447_Arg448dup</text:p>
          </table:table-cell>
          <table:table-cell table:style-name="Default" office:value-type="string" calcext:value-type="string">
            <text:p>NP_005080.1</text:p>
          </table:table-cell>
          <table:table-cell table:style-name="Default" office:value-type="string" calcext:value-type="string">
            <text:p>inframe_insertion</text:p>
          </table:table-cell>
          <table:table-cell table:style-name="ce3" office:value-type="string" calcext:value-type="string">
            <text:p>p.Arg449_Ser450insAlaAla</text:p>
          </table:table-cell>
          <table:table-cell office:value-type="string" calcext:value-type="string">
            <text:p>NP_005080.1</text:p>
          </table:table-cell>
          <table:table-cell office:value-type="string" calcext:value-type="string">
            <text:p>NM_005089.4</text:p>
          </table:table-cell>
          <table:table-cell table:number-columns-repeated="3" office:value-type="string" calcext:value-type="string">
            <text:p>.</text:p>
          </table:table-cell>
          <table:table-cell office:value-type="float" office:value="2" calcext:value-type="float">
            <text:p>2</text:p>
          </table:table-cell>
          <table:table-cell office:value-type="string" calcext:value-type="string">
            <text:p>124158788-23195S0030-23TSOD33-8475 (0.2667), 124158931-23195S0029-23TSOD27-8471 (0.2747)</text:p>
          </table:table-cell>
          <table:table-cell table:number-columns-repeated="1008"/>
        </table:table-row>
        <table:table-row table:style-name="ro1">
          <table:table-cell office:value-type="string" calcext:value-type="string">
            <text:p>X</text:p>
          </table:table-cell>
          <table:table-cell office:value-type="float" office:value="70361151" calcext:value-type="float">
            <text:p>70361151</text:p>
          </table:table-cell>
          <table:table-cell office:value-type="string" calcext:value-type="string">
            <text:p>A</text:p>
          </table:table-cell>
          <table:table-cell office:value-type="string" calcext:value-type="string">
            <text:p>ACAGCAACACCAG</text:p>
          </table:table-cell>
          <table:table-cell office:value-type="string" calcext:value-type="string">
            <text:p>MED12</text:p>
          </table:table-cell>
          <table:table-cell table:style-name="ce3" office:value-type="string" calcext:value-type="string">
            <text:p>p.His2116_Gln2119dup</text:p>
          </table:table-cell>
          <table:table-cell table:style-name="Default" office:value-type="string" calcext:value-type="string">
            <text:p>NP_005111.2</text:p>
          </table:table-cell>
          <table:table-cell table:style-name="Default" office:value-type="string" calcext:value-type="string">
            <text:p>inframe_insertion</text:p>
          </table:table-cell>
          <table:table-cell table:style-name="ce3" office:value-type="string" calcext:value-type="string">
            <text:p>p.Gln2120delinsHisSerAsnThrArg</text:p>
          </table:table-cell>
          <table:table-cell office:value-type="string" calcext:value-type="string">
            <text:p>NP_005111.2</text:p>
          </table:table-cell>
          <table:table-cell office:value-type="string" calcext:value-type="string">
            <text:p>NM_005120.3</text:p>
          </table:table-cell>
          <table:table-cell table:number-columns-repeated="3" office:value-type="string" calcext:value-type="string">
            <text:p>.</text:p>
          </table:table-cell>
          <table:table-cell office:value-type="float" office:value="27" calcext:value-type="float">
            <text:p>27</text:p>
          </table:table-cell>
          <table:table-cell office:value-type="string" calcext:value-type="string">
            <text:p>123182108-23143S0007-23TSOD1-8471 (0.3393), 123322983-23146S0034-23TSOD2-8471 (0.3729), 123325198-23146S0021-23TSOD2-8471 (0.3756), 123345041-23151S0006-23TSOD2-8471 (0.3480), 123470805-23158S0004-23TSOD7-8471 (0.7054), 123668525-23167S0010-23TSOD9-8471 (0.1955), 123697463-23171S0021-23TSOD11-8471 (0.3385), 123973721-23186S0015-23TSOD14-8471 (0.3333), 124021014-23181S0003-23TSOD16-8471 (0.3333), 124067618-23191S0008-23TSOD17-8471 (0.5150), 124116948-23193S0022-23TSOD20-8471 (0.3343), 124158040-23195S0026-23TSOD21-8471 (0.3371), 124209750-23199S0010-23TSOD22-8471 (0.3524), 124245063-23200S0025-23TSOD23-8471 (0.2738), 124259684-23201S0003-23TSOD25-8471 (0.3962), 124264842-23201S0016-23TSOD29-8471 (0.2120), 124409412-23208S0014-23TSOD28-8471 (0.3378), 124521183-23214S0013-23TSOD30-8471 (0.4474), 124829889-23229S0008-23TSOD39-8471 (0.4207), 124835037-23230S0006-23TSOD39-8471 (0.3890), 125041958-23235S0017-23TSOD44-8471 (0.6369), 125167928-23251S0013-23TSOD50-8471 (0.8421), 125196669-23251S0020-23TSOD50-8471 (0.6126), 125200171-23254S0008-23TSOD50-8471 (0.6071), 125209946-23254S0019-23TSOD50-8471 (0.3592), 125295290-23258S0002-23TSOD52-8471 (0.2612), MB7302 (0.3196)</text:p>
          </table:table-cell>
          <table:table-cell table:number-columns-repeated="1008"/>
        </table:table-row>
        <table:table-row table:style-name="ro1" table:number-rows-repeated="104837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unique_mismatch_variants.A2:unique_mismatch_variants.P205"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18T12:20:05.072367921</dc:date>
    <meta:editing-duration>PT1M45S</meta:editing-duration>
    <meta:editing-cycles>1</meta:editing-cycles>
    <meta:generator>LibreOffice/7.3.7.2$Linux_X86_64 LibreOffice_project/30$Build-2</meta:generator>
    <meta:document-statistic meta:table-count="1" meta:cell-count="3280" meta:object-count="0"/>
  </office:meta>
</office:document-meta>
</file>